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myrs/listeners.py" manifest:media-type=""/>
  <manifest:file-entry manifest:full-path="Scripts/python/pythonpath/myrs/schedule.py" manifest:media-type=""/>
  <manifest:file-entry manifest:full-path="Scripts/python/pythonpath/myrs/history.py" manifest:media-type=""/>
  <manifest:file-entry manifest:full-path="Scripts/python/pythonpath/myrs/ichiran.py" manifest:media-type=""/>
  <manifest:file-entry manifest:full-path="Scripts/python/pythonpath/myrs/__init__.py" manifest:media-type=""/>
  <manifest:file-entry manifest:full-path="Scripts/python/pythonpath/myrs/consts.py" manifest:media-type=""/>
  <manifest:file-entry manifest:full-path="Scripts/python/pythonpath/myrs/keika.py" manifest:media-type=""/>
  <manifest:file-entry manifest:full-path="Scripts/python/pythonpath/myrs/karute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42" style:family="table-column">
      <style:table-column-properties fo:break-before="auto" style:column-width="6.58mm"/>
    </style:style>
    <style:style style:name="co43" style:family="table-column">
      <style:table-column-properties fo:break-before="auto" style:column-width="6.12mm"/>
    </style:style>
    <style:style style:name="co44" style:family="table-column">
      <style:table-column-properties fo:break-before="auto" style:column-width="22.68mm"/>
    </style:style>
    <style:style style:name="co45" style:family="table-column">
      <style:table-column-properties fo:break-before="auto" style:column-width="26.18mm"/>
    </style:style>
    <style:style style:name="co46" style:family="table-column">
      <style:table-column-properties fo:break-before="auto" style:column-width="22.01mm"/>
    </style:style>
    <style:style style:name="co47" style:family="table-column">
      <style:table-column-properties fo:break-before="auto" style:column-width="22.54mm"/>
    </style:style>
    <style:style style:name="co48" style:family="table-column">
      <style:table-column-properties fo:break-before="auto" style:column-width="9.98mm"/>
    </style:style>
    <style:style style:name="co49" style:family="table-column">
      <style:table-column-properties fo:break-before="auto" style:column-width="13.39mm"/>
    </style:style>
    <style:style style:name="co50" style:family="table-column">
      <style:table-column-properties fo:break-before="auto" style:column-width="5.89mm"/>
    </style:style>
    <style:style style:name="co51" style:family="table-column">
      <style:table-column-properties fo:break-before="auto" style:column-width="15.03mm"/>
    </style:style>
    <style:style style:name="co52" style:family="table-column">
      <style:table-column-properties fo:break-before="auto" style:column-width="12.84mm"/>
    </style:style>
    <style:style style:name="co53" style:family="table-column">
      <style:table-column-properties fo:break-before="auto" style:column-width="13.32mm"/>
    </style:style>
    <style:style style:name="co54" style:family="table-column">
      <style:table-column-properties fo:break-before="auto" style:column-width="17.94mm"/>
    </style:style>
    <style:style style:name="co14" style:family="table-column">
      <style:table-column-properties fo:break-before="auto" style:column-width="17.44mm"/>
    </style:style>
    <style:style style:name="co55" style:family="table-column">
      <style:table-column-properties fo:break-before="auto" style:column-width="27.39mm"/>
    </style:style>
    <style:style style:name="co56" style:family="table-column">
      <style:table-column-properties fo:break-before="auto" style:column-width="21.82mm"/>
    </style:style>
    <style:style style:name="co17" style:family="table-column">
      <style:table-column-properties fo:break-before="auto" style:column-width="20.2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18.91mm"/>
    </style:style>
    <style:style style:name="co20" style:family="table-column">
      <style:table-column-properties fo:break-before="auto" style:column-width="23.02mm"/>
    </style:style>
    <style:style style:name="co21" style:family="table-column">
      <style:table-column-properties fo:break-before="auto" style:column-width="25.45mm"/>
    </style:style>
    <style:style style:name="co22" style:family="table-column">
      <style:table-column-properties fo:break-before="auto" style:column-width="16.72mm"/>
    </style:style>
    <style:style style:name="co23" style:family="table-column">
      <style:table-column-properties fo:break-before="auto" style:column-width="18.42mm"/>
    </style:style>
    <style:style style:name="co24" style:family="table-column">
      <style:table-column-properties fo:break-before="auto" style:column-width="8.47mm"/>
    </style:style>
    <style:style style:name="co25" style:family="table-column">
      <style:table-column-properties fo:break-before="auto" style:column-width="17.69mm"/>
    </style:style>
    <style:style style:name="co26" style:family="table-column">
      <style:table-column-properties fo:break-before="auto" style:column-width="5.8mm"/>
    </style:style>
    <style:style style:name="co27" style:family="table-column">
      <style:table-column-properties fo:break-before="auto" style:column-width="3.62mm"/>
    </style:style>
    <style:style style:name="co28" style:family="table-column">
      <style:table-column-properties fo:break-before="auto" style:column-width="4.11mm"/>
    </style:style>
    <style:style style:name="co29" style:family="table-column">
      <style:table-column-properties fo:break-before="auto" style:column-width="18.66mm"/>
    </style:style>
    <style:style style:name="co30" style:family="table-column">
      <style:table-column-properties fo:break-before="auto" style:column-width="3.39mm"/>
    </style:style>
    <style:style style:name="co31" style:family="table-column">
      <style:table-column-properties fo:break-before="auto" style:column-width="33.21mm"/>
    </style:style>
    <style:style style:name="co32" style:family="table-column">
      <style:table-column-properties fo:break-before="auto" style:column-width="99.43mm"/>
    </style:style>
    <style:style style:name="co33" style:family="table-column">
      <style:table-column-properties fo:break-before="auto" style:column-width="21.57mm"/>
    </style:style>
    <style:style style:name="co34" style:family="table-column">
      <style:table-column-properties fo:break-before="auto" style:column-width="19.63mm"/>
    </style:style>
    <style:style style:name="co35" style:family="table-column">
      <style:table-column-properties fo:break-before="auto" style:column-width="19.39mm"/>
    </style:style>
    <style:style style:name="co36" style:family="table-column">
      <style:table-column-properties fo:break-before="auto" style:column-width="20.11mm"/>
    </style:style>
    <style:style style:name="co37" style:family="table-column">
      <style:table-column-properties fo:break-before="auto" style:column-width="16.47mm"/>
    </style:style>
    <style:style style:name="co38" style:family="table-column">
      <style:table-column-properties fo:break-before="auto" style:column-width="2.65mm"/>
    </style:style>
    <style:style style:name="co39" style:family="table-column">
      <style:table-column-properties fo:break-before="auto" style:column-width="59.16mm"/>
    </style:style>
    <style:style style:name="co40" style:family="table-column">
      <style:table-column-properties fo:break-before="auto" style:column-width="12.59mm"/>
    </style:style>
    <style:style style:name="co41" style:family="table-column">
      <style:table-column-properties fo:break-before="auto" style:column-width="9.44mm"/>
    </style:style>
    <style:style style:name="ro1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4.7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76mm" fo:break-before="auto" style:use-optimal-row-height="false"/>
    </style:style>
    <style:style style:name="ro8" style:family="table-row">
      <style:table-row-properties style:row-height="7.14mm" fo:break-before="auto" style:use-optimal-row-height="false"/>
    </style:style>
    <style:style style:name="ro9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ime-style style:name="N10040" number:language="ja" number:country="JP">
      <number:hours/>
      <number:text>:</number:text>
      <number:minutes number:style="long"/>
    </number:time-style>
    <style:style style:name="ce20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149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6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font-name="TakaoMincho" style:font-name-asian="TakaoMincho"/>
    </style:style>
    <style:style style:name="ce231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2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3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6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8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9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 style:data-style-name="N14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style:text-align-source="fix" style:repeat-content="fals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248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style:direction="ttb" style:vertical-align="middle"/>
      <style:text-properties style:font-name="TakaoMincho" style:font-name-asian="TakaoMincho"/>
    </style:style>
    <style:style style:name="ce256" style:family="table-cell" style:parent-style-name="Default">
      <style:table-cell-properties fo:padding="0.71mm"/>
      <style:text-properties style:font-name="TakaoMincho" style:font-name-asian="TakaoMincho"/>
    </style:style>
    <style:style style:name="ce257" style:family="table-cell" style:parent-style-name="Default">
      <style:text-properties style:font-name="TakaoMincho" style:font-name-asian="TakaoMincho"/>
    </style:style>
    <style:style style:name="ce25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面談枠.A2"/>
      <style:map style:condition="cell-content()=&quot;コピー可&quot;" style:apply-style-name="Excel_5f_CondFormat_5f_2_5f_3_5f_2" style:base-cell-address="面談枠.A2"/>
    </style:style>
    <style:style style:name="ce2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面談枠.A2"/>
      <style:map style:condition="cell-content()=&quot;コピー可&quot;" style:apply-style-name="Excel_5f_CondFormat_5f_2_5f_3_5f_2" style:base-cell-address="面談枠.A2"/>
    </style:style>
    <style:style style:name="ce2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標準_5f_経過シート3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266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67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2_5f_1_5f_1" style:base-cell-address="面談枠.B5"/>
      <style:map style:condition="cell-content()=&quot;/&quot;" style:apply-style-name="Excel_5f_CondFormat_5f_2_5f_1_5f_2" style:base-cell-address="面談枠.B5"/>
      <style:map style:condition="cell-content()!=&quot;&quot;" style:apply-style-name="Excel_5f_CondFormat_5f_2_5f_1_5f_3" style:base-cell-address="面談枠.B5"/>
    </style:style>
    <style:style style:name="ce273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標準_5f_経過シート3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275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282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3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4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cell-content()=&quot;x&quot;" style:apply-style-name="Excel_5f_CondFormat_5f_2_5f_1_5f_1" style:base-cell-address="面談枠.B5"/>
      <style:map style:condition="cell-content()=&quot;/&quot;" style:apply-style-name="Excel_5f_CondFormat_5f_2_5f_1_5f_2" style:base-cell-address="面談枠.B5"/>
      <style:map style:condition="cell-content()!=&quot;&quot;" style:apply-style-name="Excel_5f_CondFormat_5f_2_5f_1_5f_3" style:base-cell-address="面談枠.B5"/>
    </style:style>
    <style:style style:name="ce2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291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  <style:map style:condition="is-true-formula(&quot;&quot;application.cutcopymode = 1&quot;&quot;)" style:apply-style-name="Excel_5f_CondFormat_5f_2_5f_2_5f_1" style:base-cell-address="面談枠.AF1"/>
    </style:style>
    <style:style style:name="ce2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294" style:family="table-cell" style:parent-style-name="標準_5f_経過シート3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29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ext-properties style:font-name="TakaoPMincho" style:font-name-asian="TakaoPMincho"/>
    </style:style>
    <style:style style:name="ce300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 style:data-style-name="N10132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15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31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31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320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22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24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26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2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 style:data-style-name="N1011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 style:data-style-name="N1011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5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34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34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351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353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35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[.I1]=TODAY())" style:apply-style-name="Excel_5f_CondFormat_5f_4_5f_1_5f_1" style:base-cell-address="'00000000'.I1"/>
      <style:map style:condition="is-true-formula([.I1]&lt;&gt;TODAY())" style:apply-style-name="Excel_5f_CondFormat_5f_4_5f_1_5f_2" style:base-cell-address="'00000000'.I1"/>
    </style:style>
    <style:style style:name="ce360" style:family="table-cell" style:parent-style-name="Default" style:data-style-name="N15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is-true-formula(OR(AND(NOW()&lt;TODAY()+0.5;[.I2]&gt;TODAY());AND(NOW()&gt;TODAY()+0.5;[.I2]&gt;TODAY()+0.5)))" style:apply-style-name="Excel_5f_CondFormat_5f_4_5f_2_5f_1" style:base-cell-address="'00000000'.I2"/>
      <style:map style:condition="is-true-formula(NOT(OR(AND(NOW()&lt;TODAY()+0.5;[.I2]&gt;TODAY());AND(NOW()&gt;TODAY()+0.5;[.I2]&gt;TODAY()+0.5))))" style:apply-style-name="Excel_5f_CondFormat_5f_4_5f_2_5f_2" style:base-cell-address="'00000000'.I2"/>
    </style:style>
    <style:style style:name="ce36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3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36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366" style:family="table-cell" style:parent-style-name="標準_5f_経過シート3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8pt" fo:font-style="normal" fo:text-shadow="none" style:text-underline-style="none" fo:font-weight="normal" style:font-name-asian="TakaoPMincho" style:font-size-asian="8pt" style:font-style-asian="normal" style:font-weight-asian="normal" style:font-size-complex="8pt" style:font-style-complex="normal" style:font-weight-complex="normal"/>
    </style:style>
    <style:style style:name="ce367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一覧.A1"/>
    </style:style>
    <style:style style:name="ce3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標準_5f_経過シート3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一覧.A1"/>
    </style:style>
    <style:style style:name="ce379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一覧.A1"/>
    </style:style>
    <style:style style:name="ce382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一覧.A1"/>
    </style:style>
    <style:style style:name="ce387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>
      <style:table-cell-properties style:diagonal-bl-tr="none" style:diagonal-tl-br="none" fo:border="none" fo:padding="0.71mm" style:rotation-align="none"/>
      <style:text-properties style:font-name="TakaoPMincho" style:font-name-asian="TakaoPMincho"/>
    </style:style>
    <style:style style:name="ce389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9pt" fo:font-style="normal" fo:text-shadow="none" style:text-underline-style="none" fo:font-weight="normal" style:font-name-asian="TakaoPMincho" style:font-size-asian="9pt" style:font-style-asian="normal" style:font-weight-asian="normal" style:font-size-complex="9pt" style:font-style-complex="normal" style:font-weight-complex="normal"/>
    </style:style>
    <style:style style:name="ce391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tru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一覧.A1"/>
    </style:style>
    <style:style style:name="ce399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02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10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8pt" fo:font-style="normal" fo:text-shadow="none" style:text-underline-style="none" fo:font-weight="normal" style:font-name-asian="TakaoPMincho" style:font-size-asian="8pt" style:font-style-asian="normal" style:font-weight-asian="normal" style:font-size-complex="8pt" style:font-style-complex="normal" style:font-weight-complex="normal"/>
    </style:style>
    <style:style style:name="ce412" style:family="table-cell" style:parent-style-name="標準_5f_経過シート3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Default" style:data-style-name="N149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font-name="TakaoMincho" style:font-name-asian="TakaoMincho"/>
    </style:style>
    <style:style style:name="ce394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 style:data-style-name="N14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>
      <style:table-cell-properties style:text-align-source="fix" style:repeat-content="fals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25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>
      <style:table-cell-properties style:direction="ttb" style:vertical-align="middle"/>
      <style:text-properties style:font-name="TakaoMincho" style:font-name-asian="TakaoMincho"/>
    </style:style>
    <style:style style:name="ce433" style:family="table-cell" style:parent-style-name="Default">
      <style:table-cell-properties fo:padding="0.71mm"/>
      <style:text-properties style:font-name="TakaoMincho" style:font-name-asian="TakaoMincho"/>
    </style:style>
    <style:style style:name="ce434" style:family="table-cell" style:parent-style-name="Default">
      <style:text-properties style:font-name="TakaoMincho" style:font-name-asian="TakaoMincho"/>
    </style:style>
    <style:style style:name="ce43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面談枠.A2"/>
      <style:map style:condition="cell-content()=&quot;コピー可&quot;" style:apply-style-name="Excel_5f_CondFormat_5f_2_5f_3_5f_2" style:base-cell-address="面談枠.A2"/>
    </style:style>
    <style:style style:name="ce4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面談枠.A2"/>
      <style:map style:condition="cell-content()=&quot;コピー可&quot;" style:apply-style-name="Excel_5f_CondFormat_5f_2_5f_3_5f_2" style:base-cell-address="面談枠.A2"/>
    </style:style>
    <style:style style:name="ce4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標準_5f_経過シート3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43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2_5f_1_5f_1" style:base-cell-address="面談枠.B5"/>
      <style:map style:condition="cell-content()=&quot;/&quot;" style:apply-style-name="Excel_5f_CondFormat_5f_2_5f_1_5f_2" style:base-cell-address="面談枠.B5"/>
      <style:map style:condition="cell-content()!=&quot;&quot;" style:apply-style-name="Excel_5f_CondFormat_5f_2_5f_1_5f_3" style:base-cell-address="面談枠.B5"/>
    </style:style>
    <style:style style:name="ce450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標準_5f_経過シート3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52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59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cell-content()=&quot;x&quot;" style:apply-style-name="Excel_5f_CondFormat_5f_2_5f_1_5f_1" style:base-cell-address="面談枠.B5"/>
      <style:map style:condition="cell-content()=&quot;/&quot;" style:apply-style-name="Excel_5f_CondFormat_5f_2_5f_1_5f_2" style:base-cell-address="面談枠.B5"/>
      <style:map style:condition="cell-content()!=&quot;&quot;" style:apply-style-name="Excel_5f_CondFormat_5f_2_5f_1_5f_3" style:base-cell-address="面談枠.B5"/>
    </style:style>
    <style:style style:name="ce4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68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  <style:map style:condition="is-true-formula(&quot;&quot;application.cutcopymode = 1&quot;&quot;)" style:apply-style-name="Excel_5f_CondFormat_5f_2_5f_2_5f_1" style:base-cell-address="面談枠.AF1"/>
    </style:style>
    <style:style style:name="ce4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471" style:family="table-cell" style:parent-style-name="標準_5f_経過シート3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7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6" style:family="table-cell" style:parent-style-name="Default">
      <style:text-properties style:font-name="TakaoPMincho" style:font-name-asian="TakaoPMincho"/>
    </style:style>
    <style:style style:name="ce477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8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0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2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 style:data-style-name="N10132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6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0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92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9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9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497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99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0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03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04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 style:data-style-name="N1011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 style:data-style-name="N1011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2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2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28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30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33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 style:data-style-name="N10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[.I1]=TODAY())" style:apply-style-name="Excel_5f_CondFormat_5f_4_5f_1_5f_1" style:base-cell-address="'00000000'.I1"/>
      <style:map style:condition="is-true-formula([.I1]&lt;&gt;TODAY())" style:apply-style-name="Excel_5f_CondFormat_5f_4_5f_1_5f_2" style:base-cell-address="'00000000'.I1"/>
    </style:style>
    <style:style style:name="ce537" style:family="table-cell" style:parent-style-name="Default" style:data-style-name="N15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is-true-formula(OR(AND(NOW()&lt;TODAY()+0.5;[.I2]&gt;TODAY());AND(NOW()&gt;TODAY()+0.5;[.I2]&gt;TODAY()+0.5)))" style:apply-style-name="Excel_5f_CondFormat_5f_4_5f_2_5f_1" style:base-cell-address="'00000000'.I2"/>
      <style:map style:condition="is-true-formula(NOT(OR(AND(NOW()&lt;TODAY()+0.5;[.I2]&gt;TODAY());AND(NOW()&gt;TODAY()+0.5;[.I2]&gt;TODAY()+0.5))))" style:apply-style-name="Excel_5f_CondFormat_5f_4_5f_2_5f_2" style:base-cell-address="'00000000'.I2"/>
    </style:style>
    <style:style style:name="ce53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5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54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543" style:family="table-cell" style:parent-style-name="標準_5f_経過シート3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8pt" fo:font-style="normal" fo:text-shadow="none" style:text-underline-style="none" fo:font-weight="normal" style:font-name-asian="TakaoPMincho" style:font-size-asian="8pt" style:font-style-asian="normal" style:font-weight-asian="normal" style:font-size-complex="8pt" style:font-style-complex="normal" style:font-weight-complex="normal"/>
    </style:style>
    <style:style style:name="ce544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一覧.A1"/>
    </style:style>
    <style:style style:name="ce5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標準_5f_経過シート3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一覧.A1"/>
    </style:style>
    <style:style style:name="ce556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一覧.A1"/>
    </style:style>
    <style:style style:name="ce559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一覧.A1"/>
    </style:style>
    <style:style style:name="ce563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>
      <style:table-cell-properties style:diagonal-bl-tr="none" style:diagonal-tl-br="none" fo:border="none" fo:padding="0.71mm" style:rotation-align="none"/>
      <style:text-properties style:font-name="TakaoPMincho" style:font-name-asian="TakaoPMincho"/>
    </style:style>
    <style:style style:name="ce565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9pt" fo:font-style="normal" fo:text-shadow="none" style:text-underline-style="none" fo:font-weight="normal" style:font-name-asian="TakaoPMincho" style:font-size-asian="9pt" style:font-style-asian="normal" style:font-weight-asian="normal" style:font-size-complex="9pt" style:font-style-complex="normal" style:font-weight-complex="normal"/>
    </style:style>
    <style:style style:name="ce566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tru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一覧.A1"/>
    </style:style>
    <style:style style:name="ce571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74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80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8pt" fo:font-style="normal" fo:text-shadow="none" style:text-underline-style="none" fo:font-weight="normal" style:font-name-asian="TakaoPMincho" style:font-size-asian="8pt" style:font-style-asian="normal" style:font-weight-asian="normal" style:font-size-complex="8pt" style:font-style-complex="normal" style:font-weight-complex="normal"/>
    </style:style>
    <style:style style:name="ce582" style:family="table-cell" style:parent-style-name="標準_5f_経過シート3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42" table:default-cell-style-name="ce198"/>
        <table:table-column table:style-name="co43" table:default-cell-style-name="ce198"/>
        <table:table-column table:style-name="co44" table:default-cell-style-name="ce206"/>
        <table:table-column table:style-name="co45" table:default-cell-style-name="ce215"/>
        <table:table-column table:style-name="co46" table:default-cell-style-name="ce215"/>
        <table:table-column table:style-name="co47" table:default-cell-style-name="ce413"/>
        <table:table-column table:style-name="co48" table:default-cell-style-name="ce420"/>
        <table:table-column table:style-name="co49" table:default-cell-style-name="ce198"/>
        <table:table-column table:style-name="co50" table:number-columns-repeated="4" table:default-cell-style-name="ce198"/>
        <table:table-column table:style-name="co50" table:number-columns-repeated="5" table:default-cell-style-name="ce420"/>
        <table:table-column table:style-name="co50" table:number-columns-repeated="5" table:default-cell-style-name="ce198"/>
        <table:table-column table:style-name="co51" table:default-cell-style-name="ce198"/>
        <table:table-column table:style-name="co52" table:default-cell-style-name="ce198"/>
        <table:table-column table:style-name="co53" table:default-cell-style-name="ce198"/>
        <table:table-column table:style-name="co54" table:default-cell-style-name="ce198"/>
        <table:table-column table:style-name="co14" table:default-cell-style-name="ce198"/>
        <table:table-column table:style-name="co54" table:default-cell-style-name="ce198"/>
        <table:table-column table:style-name="co14" table:number-columns-repeated="4" table:default-cell-style-name="ce198"/>
        <table:table-column table:style-name="co55" table:default-cell-style-name="ce198"/>
        <table:table-column table:style-name="co56" table:default-cell-style-name="ce198"/>
        <table:table-column table:style-name="co14" table:number-columns-repeated="223" table:default-cell-style-name="ce198"/>
        <table:table-column table:style-name="co14" table:number-columns-repeated="767" table:default-cell-style-name="ce434"/>
        <table:table-row table:style-name="ro11">
          <table:table-cell table:style-name="ce195" table:number-columns-repeated="2"/>
          <table:table-cell table:style-name="ce196" office:value-type="string" calcext:value-type="string">
            <text:p>済をﾘｾｯﾄ</text:p>
          </table:table-cell>
          <table:table-cell table:style-name="ce208"/>
          <table:table-cell table:style-name="ce385" office:value-type="string" calcext:value-type="string">
            <text:p>血画を反映</text:p>
          </table:table-cell>
          <table:table-cell table:style-name="ce385"/>
          <table:table-cell table:style-name="ce414"/>
          <table:table-cell table:style-name="ce421" office:value-type="string" calcext:value-type="string" table:number-columns-spanned="1" table:number-rows-spanned="2">
            <text:p>在院日数</text:p>
          </table:table-cell>
          <table:table-cell table:style-name="ce424" office:value-type="string" calcext:value-type="string" table:number-columns-spanned="1" table:number-rows-spanned="2">
            <text:p>4F</text:p>
          </table:table-cell>
          <table:table-cell table:style-name="ce426" office:value-type="string" calcext:value-type="string" table:number-columns-spanned="1" table:number-rows-spanned="2">
            <text:p>ｴ結</text:p>
          </table:table-cell>
          <table:table-cell table:style-name="ce426" office:value-type="string" calcext:value-type="string" table:number-columns-spanned="1" table:number-rows-spanned="2">
            <text:p>読影</text:p>
          </table:table-cell>
          <table:table-cell table:style-name="ce426" office:value-type="string" calcext:value-type="string" table:number-columns-spanned="1" table:number-rows-spanned="2">
            <text:p>退処</text:p>
          </table:table-cell>
          <table:table-cell table:style-name="ce428" office:value-type="string" calcext:value-type="string" table:number-columns-spanned="1" table:number-rows-spanned="2">
            <text:p>血液</text:p>
          </table:table-cell>
          <table:table-cell table:style-name="ce428" office:value-type="string" calcext:value-type="string" table:number-columns-spanned="1" table:number-rows-spanned="2">
            <text:p>画像</text:p>
          </table:table-cell>
          <table:table-cell table:style-name="ce428" office:value-type="string" calcext:value-type="string" table:number-columns-spanned="1" table:number-rows-spanned="2">
            <text:p>処置</text:p>
          </table:table-cell>
          <table:table-cell table:style-name="ce428" office:value-type="string" calcext:value-type="string" table:number-columns-spanned="1" table:number-rows-spanned="2">
            <text:p>ｴｺ</text:p>
          </table:table-cell>
          <table:table-cell table:style-name="ce429" office:value-type="string" calcext:value-type="string" table:number-columns-spanned="1" table:number-rows-spanned="2">
            <text:p>ECG</text:p>
          </table:table-cell>
          <table:table-cell table:style-name="ce426" office:value-type="string" calcext:value-type="string" table:number-columns-spanned="1" table:number-rows-spanned="2">
            <text:p>糖尿</text:p>
          </table:table-cell>
          <table:table-cell table:style-name="ce426" office:value-type="string" calcext:value-type="string" table:number-columns-spanned="1" table:number-rows-spanned="2">
            <text:p>熱発</text:p>
          </table:table-cell>
          <table:table-cell table:style-name="ce426" office:value-type="string" calcext:value-type="string" table:number-columns-spanned="1" table:number-rows-spanned="2">
            <text:p>計書</text:p>
          </table:table-cell>
          <table:table-cell table:style-name="ce426" office:value-type="string" calcext:value-type="string" table:number-columns-spanned="1" table:number-rows-spanned="2">
            <text:p>面談</text:p>
          </table:table-cell>
          <table:table-cell table:style-name="ce432" office:value-type="string" calcext:value-type="string" table:number-columns-spanned="1" table:number-rows-spanned="2">
            <text:p>便指</text:p>
          </table:table-cell>
          <table:table-cell table:style-name="ce197" table:number-columns-repeated="8"/>
          <table:table-cell table:style-name="ce196" table:number-columns-repeated="994"/>
        </table:table-row>
        <table:table-row table:style-name="ro2">
          <table:table-cell table:style-name="ce196" office:value-type="string" calcext:value-type="string">
            <text:p>未</text:p>
          </table:table-cell>
          <table:table-cell table:style-name="ce196" office:value-type="string" calcext:value-type="string">
            <text:p>予</text:p>
          </table:table-cell>
          <table:table-cell table:style-name="ce199" office:value-type="string" calcext:value-type="string">
            <text:p>ID</text:p>
          </table:table-cell>
          <table:table-cell table:style-name="ce210" office:value-type="string" calcext:value-type="string">
            <text:p>漢字名</text:p>
          </table:table-cell>
          <table:table-cell table:style-name="ce210" office:value-type="string" calcext:value-type="string">
            <text:p>ｶﾅ名</text:p>
          </table:table-cell>
          <table:table-cell table:style-name="ce394" office:value-type="string" calcext:value-type="string">
            <text:p>入院日</text:p>
          </table:table-cell>
          <table:table-cell table:style-name="ce415" office:value-type="string" calcext:value-type="string">
            <text:p>経過</text:p>
          </table:table-cell>
          <table:covered-table-cell table:style-name="ce422"/>
          <table:covered-table-cell table:number-columns-repeated="2" table:style-name="ce425"/>
          <table:covered-table-cell table:number-columns-repeated="2" table:style-name="ce426"/>
          <table:covered-table-cell table:number-columns-repeated="5" table:style-name="ce428"/>
          <table:covered-table-cell table:number-columns-repeated="3" table:style-name="ce426"/>
          <table:covered-table-cell table:number-columns-repeated="2" table:style-name="ce431"/>
          <table:table-cell table:style-name="ce196" office:value-type="string" calcext:value-type="string">
            <text:p>末梢時脂肪製剤を。</text:p>
          </table:table-cell>
          <table:table-cell table:style-name="ce196" table:number-columns-repeated="2"/>
          <table:table-cell table:style-name="ce196" office:value-type="string" calcext:value-type="string">
            <text:p>患者数</text:p>
          </table:table-cell>
          <table:table-cell table:style-name="ce196" office:value-type="float" office:value="28" calcext:value-type="float">
            <text:p>28</text:p>
          </table:table-cell>
          <table:table-cell table:style-name="ce196" office:value-type="string" calcext:value-type="string">
            <text:p>入力支援</text:p>
          </table:table-cell>
          <table:table-cell table:style-name="ce196" office:value-type="string" calcext:value-type="string">
            <text:p>4階は15時点滴更新</text:p>
          </table:table-cell>
          <table:table-cell table:style-name="ce196" table:number-columns-repeated="2"/>
          <table:table-cell table:style-name="Default" table:number-columns-repeated="3"/>
          <table:table-cell table:style-name="ce196" table:number-columns-repeated="990"/>
        </table:table-row>
        <table:table-row table:style-name="ro2">
          <table:table-cell table:style-name="ce197" office:value-type="string" calcext:value-type="string">
            <text:p>未</text:p>
          </table:table-cell>
          <table:table-cell table:style-name="ce197"/>
          <table:table-cell table:style-name="ce200" office:value-type="string" calcext:value-type="string">
            <text:p>未入院</text:p>
          </table:table-cell>
          <table:table-cell table:style-name="ce211" table:number-columns-repeated="2"/>
          <table:table-cell table:style-name="ce395"/>
          <table:table-cell table:style-name="ce416" table:number-columns-repeated="1018"/>
        </table:table-row>
        <table:table-row table:style-name="ro2">
          <table:table-cell table:style-name="ce196" office:value-type="string" calcext:value-type="string">
            <text:p>未</text:p>
          </table:table-cell>
          <table:table-cell table:style-name="ce196"/>
          <table:table-cell table:style-name="ce201" office:value-type="string" calcext:value-type="string">
            <text:p>00090314</text:p>
          </table:table-cell>
          <table:table-cell table:style-name="ce212" office:value-type="string" calcext:value-type="string">
            <text:p>患者　壱</text:p>
          </table:table-cell>
          <table:table-cell table:style-name="ce212" office:value-type="string" calcext:value-type="string">
            <text:p>ｶﾝｼﾞｬ ｲﾁ</text:p>
          </table:table-cell>
          <table:table-cell table:style-name="ce397" office:value-type="date" office:date-value="2014-09-27" calcext:value-type="date">
            <text:p>H26.09.27</text:p>
          </table:table-cell>
          <table:table-cell table:style-name="ce417" office:value-type="string" calcext:value-type="string">
            <text:p>経過</text:p>
          </table:table-cell>
          <table:table-cell table:style-name="ce423" table:formula="of:=TODAY()+1-[.F4]" office:value-type="float" office:value="1205" calcext:value-type="float">
            <text:p>1205 </text:p>
          </table:table-cell>
          <table:table-cell table:style-name="ce196" office:value-type="string" calcext:value-type="string">
            <text:p>○</text:p>
          </table:table-cell>
          <table:table-cell table:style-name="ce196" table:number-columns-repeated="2"/>
          <table:table-cell table:style-name="ce196" office:value-type="string" calcext:value-type="string">
            <text:p>待</text:p>
          </table:table-cell>
          <table:table-cell table:style-name="ce417" table:number-columns-repeated="5"/>
          <table:table-cell table:style-name="ce427" office:value-type="string" calcext:value-type="string">
            <text:p>糖</text:p>
          </table:table-cell>
          <table:table-cell table:style-name="ce427" office:value-type="string" calcext:value-type="string">
            <text:p>熱</text:p>
          </table:table-cell>
          <table:table-cell table:style-name="ce430" office:value-type="string" calcext:value-type="string">
            <text:p>済</text:p>
          </table:table-cell>
          <table:table-cell table:style-name="ce427"/>
          <table:table-cell table:style-name="ce196" office:value-type="string" calcext:value-type="string">
            <text:p>少</text:p>
          </table:table-cell>
          <table:table-cell table:style-name="ce433" table:number-columns-repeated="6"/>
          <table:table-cell table:style-name="ce196" table:number-columns-repeated="996"/>
        </table:table-row>
        <table:table-row table:style-name="ro2">
          <table:table-cell table:style-name="ce197" office:value-type="string" calcext:value-type="string">
            <text:p>未</text:p>
          </table:table-cell>
          <table:table-cell table:style-name="ce197"/>
          <table:table-cell table:style-name="ce202" office:value-type="string" calcext:value-type="string">
            <text:p>ブルーゾーン</text:p>
          </table:table-cell>
          <table:table-cell table:style-name="ce213" table:number-columns-repeated="2"/>
          <table:table-cell table:style-name="ce404"/>
          <table:table-cell table:style-name="ce418" table:number-columns-repeated="1018"/>
        </table:table-row>
        <table:table-row table:style-name="ro2">
          <table:table-cell table:style-name="ce196" office:value-type="string" calcext:value-type="string">
            <text:p>未</text:p>
          </table:table-cell>
          <table:table-cell table:style-name="ce196"/>
          <table:table-cell table:style-name="ce201" office:value-type="string" calcext:value-type="string">
            <text:p>00171526</text:p>
          </table:table-cell>
          <table:table-cell table:style-name="ce212" office:value-type="string" calcext:value-type="string">
            <text:p>患者　弐</text:p>
          </table:table-cell>
          <table:table-cell table:style-name="ce212" office:value-type="string" calcext:value-type="string">
            <text:p>ｶﾝｼﾞｬ ﾆ</text:p>
          </table:table-cell>
          <table:table-cell table:style-name="ce397" office:value-type="date" office:date-value="2017-11-01" calcext:value-type="date">
            <text:p>H29.11.01</text:p>
          </table:table-cell>
          <table:table-cell table:style-name="ce417" office:value-type="string" calcext:value-type="string">
            <text:p>経過</text:p>
          </table:table-cell>
          <table:table-cell table:style-name="ce423" table:formula="of:=TODAY()+1-[.F6]" office:value-type="float" office:value="74" calcext:value-type="float">
            <text:p>74 </text:p>
          </table:table-cell>
          <table:table-cell table:style-name="ce196" office:value-type="string" calcext:value-type="string">
            <text:p>包</text:p>
          </table:table-cell>
          <table:table-cell table:style-name="ce427"/>
          <table:table-cell table:style-name="ce196"/>
          <table:table-cell table:style-name="ce196" office:value-type="string" calcext:value-type="string">
            <text:p>待</text:p>
          </table:table-cell>
          <table:table-cell table:style-name="ce417" table:number-columns-repeated="5"/>
          <table:table-cell table:style-name="ce196"/>
          <table:table-cell table:style-name="ce427"/>
          <table:table-cell table:style-name="ce430" office:value-type="string" calcext:value-type="string">
            <text:p>済</text:p>
          </table:table-cell>
          <table:table-cell table:style-name="ce427"/>
          <table:table-cell table:style-name="ce430" office:value-type="string" calcext:value-type="string">
            <text:p>済</text:p>
          </table:table-cell>
          <table:table-cell table:style-name="ce433" table:number-columns-repeated="4"/>
          <table:table-cell table:style-name="ce196" table:number-columns-repeated="998"/>
        </table:table-row>
        <table:table-row table:style-name="ro2">
          <table:table-cell table:style-name="ce197" office:value-type="string" calcext:value-type="string">
            <text:p>未</text:p>
          </table:table-cell>
          <table:table-cell table:style-name="ce197"/>
          <table:table-cell table:style-name="ce203" office:value-type="string" calcext:value-type="string">
            <text:p>レッドゾーン</text:p>
          </table:table-cell>
          <table:table-cell table:style-name="ce214" table:number-columns-repeated="2"/>
          <table:table-cell table:style-name="ce406"/>
          <table:table-cell table:style-name="ce419" table:number-columns-repeated="1018"/>
        </table:table-row>
        <table:table-row table:style-name="ro2">
          <table:table-cell table:style-name="ce196" office:value-type="string" calcext:value-type="string">
            <text:p>未</text:p>
          </table:table-cell>
          <table:table-cell table:style-name="ce196"/>
          <table:table-cell table:style-name="ce201" office:value-type="string" calcext:value-type="string">
            <text:p>00171071</text:p>
          </table:table-cell>
          <table:table-cell table:style-name="ce212" office:value-type="string" calcext:value-type="string">
            <text:p>患者　参</text:p>
          </table:table-cell>
          <table:table-cell table:style-name="ce212" office:value-type="string" calcext:value-type="string">
            <text:p>ｶﾝｼﾞｬ ｻﾝ</text:p>
          </table:table-cell>
          <table:table-cell table:style-name="ce397" office:value-type="date" office:date-value="2017-08-09" calcext:value-type="date">
            <text:p>H29.08.09</text:p>
          </table:table-cell>
          <table:table-cell table:style-name="ce417" office:value-type="string" calcext:value-type="string">
            <text:p>経過</text:p>
          </table:table-cell>
          <table:table-cell table:style-name="ce423" table:formula="of:=TODAY()+1-[.F8]" office:value-type="float" office:value="158" calcext:value-type="float">
            <text:p>158 </text:p>
          </table:table-cell>
          <table:table-cell table:style-name="ce196" office:value-type="string" calcext:value-type="string">
            <text:p>○</text:p>
          </table:table-cell>
          <table:table-cell table:style-name="ce427"/>
          <table:table-cell table:style-name="ce196" table:number-columns-repeated="2"/>
          <table:table-cell table:style-name="ce417" table:number-columns-repeated="5"/>
          <table:table-cell table:style-name="ce427" table:number-columns-repeated="2"/>
          <table:table-cell table:style-name="ce430" office:value-type="string" calcext:value-type="string">
            <text:p>済</text:p>
          </table:table-cell>
          <table:table-cell table:style-name="ce427"/>
          <table:table-cell table:style-name="ce430" office:value-type="string" calcext:value-type="string">
            <text:p>済</text:p>
          </table:table-cell>
          <table:table-cell table:style-name="ce433" table:number-columns-repeated="6"/>
          <table:table-cell table:style-name="ce196" table:number-columns-repeated="99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390" office:value-type="string" calcext:value-type="string">
            <text:p>　</text:p>
          </table:table-cell>
          <table:table-cell table:number-columns-repeated="1019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面談枠" table:style-name="ta1">
        <table:table-column table:style-name="co17" table:default-cell-style-name="ce444"/>
        <table:table-column table:style-name="co18" table:number-columns-repeated="45" table:default-cell-style-name="ce450"/>
        <table:table-column table:style-name="co19" table:default-cell-style-name="ce450"/>
        <table:table-column table:style-name="co18" table:number-columns-repeated="210" table:default-cell-style-name="ce450"/>
        <table:table-column table:style-name="co18" table:number-columns-repeated="767" table:default-cell-style-name="ce476"/>
        <table:table-row table:style-name="ro3">
          <table:table-cell table:style-name="ce435" office:value-type="string" calcext:value-type="string">
            <text:p>ﾘｽﾄに戻る</text:p>
          </table:table-cell>
          <table:table-cell table:style-name="ce445"/>
          <table:table-cell table:style-name="ce451" table:number-columns-spanned="4" table:number-rows-spanned="1"/>
          <table:covered-table-cell table:number-columns-repeated="3" table:style-name="ce451"/>
          <table:table-cell table:style-name="ce455" office:value-type="string" calcext:value-type="string" table:number-columns-spanned="2" table:number-rows-spanned="1">
            <text:p>開始日</text:p>
          </table:table-cell>
          <table:covered-table-cell table:style-name="ce455"/>
          <table:table-cell table:style-name="ce458" office:value-type="date" office:date-value="2017-12-10" calcext:value-type="date" table:number-columns-spanned="3" table:number-rows-spanned="1">
            <text:p>2017/12/10</text:p>
          </table:table-cell>
          <table:covered-table-cell table:number-columns-repeated="2" table:style-name="ce458"/>
          <table:table-cell table:style-name="ce459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459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時間枠設定</text:p>
          </table:table-cell>
          <table:covered-table-cell table:number-columns-repeated="2"/>
          <table:table-cell table:style-name="ce463" table:number-columns-spanned="3" table:number-rows-spanned="1"/>
          <table:covered-table-cell table:number-columns-repeated="2" table:style-name="ce463"/>
          <table:table-cell table:number-columns-repeated="7"/>
          <table:table-cell table:style-name="ce469" office:value-type="string" calcext:value-type="string" table:number-columns-spanned="5" table:number-rows-spanned="2">
            <text:p>Copy</text:p>
          </table:table-cell>
          <table:covered-table-cell table:number-columns-repeated="4" table:style-name="ce470"/>
          <table:table-cell table:style-name="ce469" office:value-type="string" calcext:value-type="string" table:number-columns-spanned="5" table:number-rows-spanned="2">
            <text:p>強有効</text:p>
          </table:table-cell>
          <table:covered-table-cell table:number-columns-repeated="4" table:style-name="ce470"/>
          <table:table-cell/>
          <table:table-cell table:style-name="ce471" office:value-type="string" calcext:value-type="string">
            <text:p>00171532</text:p>
          </table:table-cell>
          <table:table-cell table:number-columns-repeated="3"/>
          <table:table-cell table:style-name="ce472" office:value-type="string" calcext:value-type="string">
            <text:p>空枠設定</text:p>
          </table:table-cell>
          <table:table-cell table:style-name="ce467" table:number-columns-repeated="9"/>
          <table:table-cell table:number-columns-repeated="968"/>
        </table:table-row>
        <table:table-row table:style-name="ro3">
          <table:table-cell table:style-name="ce436" office:value-type="string" calcext:value-type="string" table:number-columns-spanned="1" table:number-rows-spanned="2">
            <text:p>コピー可</text:p>
          </table:table-cell>
          <table:table-cell table:style-name="ce446" office:value-type="string" calcext:value-type="string">
            <text:p>12月</text:p>
          </table:table-cell>
          <table:table-cell table:style-name="ce446" table:number-columns-repeated="21"/>
          <table:table-cell table:style-name="ce446" office:value-type="string" calcext:value-type="string">
            <text:p>1月</text:p>
          </table:table-cell>
          <table:table-cell table:style-name="ce446" table:number-columns-repeated="6"/>
          <table:table-cell table:style-name="ce466"/>
          <table:covered-table-cell table:number-columns-repeated="10" table:style-name="ce470"/>
          <table:table-cell table:style-name="ce467" table:number-columns-repeated="5"/>
          <table:table-cell table:style-name="ce473"/>
          <table:table-cell table:style-name="ce467" table:number-columns-repeated="977"/>
        </table:table-row>
        <table:table-row table:style-name="ro3">
          <table:covered-table-cell table:style-name="ce437"/>
          <table:table-cell table:style-name="ce447" office:value-type="date" office:date-value="2017-12-10" calcext:value-type="date">
            <text:p>10</text:p>
          </table:table-cell>
          <table:table-cell table:style-name="ce452" office:value-type="date" office:date-value="2017-12-11" calcext:value-type="date">
            <text:p>11</text:p>
          </table:table-cell>
          <table:table-cell table:style-name="ce454" office:value-type="date" office:date-value="2017-12-12" calcext:value-type="date">
            <text:p>12</text:p>
          </table:table-cell>
          <table:table-cell table:style-name="ce454" office:value-type="date" office:date-value="2017-12-13" calcext:value-type="date">
            <text:p>13</text:p>
          </table:table-cell>
          <table:table-cell table:style-name="ce454" office:value-type="date" office:date-value="2017-12-14" calcext:value-type="date">
            <text:p>14</text:p>
          </table:table-cell>
          <table:table-cell table:style-name="ce454" office:value-type="date" office:date-value="2017-12-15" calcext:value-type="date">
            <text:p>15</text:p>
          </table:table-cell>
          <table:table-cell table:style-name="ce456" office:value-type="date" office:date-value="2017-12-16" calcext:value-type="date">
            <text:p>16</text:p>
          </table:table-cell>
          <table:table-cell table:style-name="ce447" office:value-type="date" office:date-value="2017-12-17" calcext:value-type="date">
            <text:p>17</text:p>
          </table:table-cell>
          <table:table-cell table:style-name="ce454" office:value-type="date" office:date-value="2017-12-18" calcext:value-type="date">
            <text:p>18</text:p>
          </table:table-cell>
          <table:table-cell table:style-name="ce454" office:value-type="date" office:date-value="2017-12-19" calcext:value-type="date">
            <text:p>19</text:p>
          </table:table-cell>
          <table:table-cell table:style-name="ce454" office:value-type="date" office:date-value="2017-12-20" calcext:value-type="date">
            <text:p>20</text:p>
          </table:table-cell>
          <table:table-cell table:style-name="ce454" office:value-type="date" office:date-value="2017-12-21" calcext:value-type="date">
            <text:p>21</text:p>
          </table:table-cell>
          <table:table-cell table:style-name="ce454" office:value-type="date" office:date-value="2017-12-22" calcext:value-type="date">
            <text:p>22</text:p>
          </table:table-cell>
          <table:table-cell table:style-name="ce460" office:value-type="date" office:date-value="2017-12-23" calcext:value-type="date">
            <text:p>23</text:p>
          </table:table-cell>
          <table:table-cell table:style-name="ce447" office:value-type="date" office:date-value="2017-12-24" calcext:value-type="date">
            <text:p>24</text:p>
          </table:table-cell>
          <table:table-cell table:style-name="ce454" office:value-type="date" office:date-value="2017-12-25" calcext:value-type="date">
            <text:p>25</text:p>
          </table:table-cell>
          <table:table-cell table:style-name="ce454" office:value-type="date" office:date-value="2017-12-26" calcext:value-type="date">
            <text:p>26</text:p>
          </table:table-cell>
          <table:table-cell table:style-name="ce454" office:value-type="date" office:date-value="2017-12-27" calcext:value-type="date">
            <text:p>27</text:p>
          </table:table-cell>
          <table:table-cell table:style-name="ce454" office:value-type="date" office:date-value="2017-12-28" calcext:value-type="date">
            <text:p>28</text:p>
          </table:table-cell>
          <table:table-cell table:style-name="ce452" office:value-type="date" office:date-value="2017-12-29" calcext:value-type="date">
            <text:p>29</text:p>
          </table:table-cell>
          <table:table-cell table:style-name="ce460" office:value-type="date" office:date-value="2017-12-30" calcext:value-type="date">
            <text:p>30</text:p>
          </table:table-cell>
          <table:table-cell table:style-name="ce464" office:value-type="date" office:date-value="2017-12-31" calcext:value-type="date">
            <text:p>31</text:p>
          </table:table-cell>
          <table:table-cell table:style-name="ce452" office:value-type="date" office:date-value="2018-01-01" calcext:value-type="date">
            <text:p>1</text:p>
          </table:table-cell>
          <table:table-cell table:style-name="ce452" office:value-type="date" office:date-value="2018-01-02" calcext:value-type="date">
            <text:p>2</text:p>
          </table:table-cell>
          <table:table-cell table:style-name="ce452" office:value-type="date" office:date-value="2018-01-03" calcext:value-type="date">
            <text:p>3</text:p>
          </table:table-cell>
          <table:table-cell table:style-name="ce454" office:value-type="date" office:date-value="2018-01-04" calcext:value-type="date">
            <text:p>4</text:p>
          </table:table-cell>
          <table:table-cell table:style-name="ce454" office:value-type="date" office:date-value="2018-01-05" calcext:value-type="date">
            <text:p>5</text:p>
          </table:table-cell>
          <table:table-cell table:style-name="ce456" office:value-type="date" office:date-value="2018-01-06" calcext:value-type="date">
            <text:p>6</text:p>
          </table:table-cell>
          <table:table-cell table:style-name="ce447" office:value-type="date" office:date-value="2018-01-07" calcext:value-type="date">
            <text:p>7</text:p>
          </table:table-cell>
          <table:table-cell table:style-name="ce466"/>
          <table:table-cell table:style-name="ce467" table:number-columns-repeated="15"/>
          <table:table-cell table:style-name="ce438" office:value-type="string" calcext:value-type="string">
            <text:p>週数</text:p>
          </table:table-cell>
          <table:table-cell table:style-name="ce438" office:value-type="float" office:value="2" calcext:value-type="float">
            <text:p>2</text:p>
          </table:table-cell>
          <table:table-cell table:style-name="ce438" office:value-type="float" office:value="3" calcext:value-type="float">
            <text:p>3</text:p>
          </table:table-cell>
          <table:table-cell table:style-name="ce438" table:number-columns-repeated="7"/>
          <table:table-cell table:style-name="ce467" table:number-columns-repeated="968"/>
        </table:table-row>
        <table:table-row table:style-name="ro3">
          <table:table-cell table:style-name="ce438" office:value-type="string" calcext:value-type="string">
            <text:p>時間枠</text:p>
          </table:table-cell>
          <table:table-cell table:style-name="ce448" office:value-type="string" calcext:value-type="string">
            <text:p>日</text:p>
          </table:table-cell>
          <table:table-cell table:style-name="ce453" office:value-type="string" calcext:value-type="string">
            <text:p>月</text:p>
          </table:table-cell>
          <table:table-cell table:style-name="ce438" office:value-type="string" calcext:value-type="string">
            <text:p>火</text:p>
          </table:table-cell>
          <table:table-cell table:style-name="ce438" office:value-type="string" calcext:value-type="string">
            <text:p>水</text:p>
          </table:table-cell>
          <table:table-cell table:style-name="ce438" office:value-type="string" calcext:value-type="string">
            <text:p>木</text:p>
          </table:table-cell>
          <table:table-cell table:style-name="ce438" office:value-type="string" calcext:value-type="string">
            <text:p>金</text:p>
          </table:table-cell>
          <table:table-cell table:style-name="ce457" office:value-type="string" calcext:value-type="string">
            <text:p>土</text:p>
          </table:table-cell>
          <table:table-cell table:style-name="ce448" office:value-type="string" calcext:value-type="string">
            <text:p>日</text:p>
          </table:table-cell>
          <table:table-cell table:style-name="ce438" office:value-type="string" calcext:value-type="string">
            <text:p>月</text:p>
          </table:table-cell>
          <table:table-cell table:style-name="ce438" office:value-type="string" calcext:value-type="string">
            <text:p>火</text:p>
          </table:table-cell>
          <table:table-cell table:style-name="ce438" office:value-type="string" calcext:value-type="string">
            <text:p>水</text:p>
          </table:table-cell>
          <table:table-cell table:style-name="ce438" office:value-type="string" calcext:value-type="string">
            <text:p>木</text:p>
          </table:table-cell>
          <table:table-cell table:style-name="ce438" office:value-type="string" calcext:value-type="string">
            <text:p>金</text:p>
          </table:table-cell>
          <table:table-cell table:style-name="ce461" office:value-type="string" calcext:value-type="string">
            <text:p>土</text:p>
          </table:table-cell>
          <table:table-cell table:style-name="ce448" office:value-type="string" calcext:value-type="string">
            <text:p>日</text:p>
          </table:table-cell>
          <table:table-cell table:style-name="ce438" office:value-type="string" calcext:value-type="string">
            <text:p>月</text:p>
          </table:table-cell>
          <table:table-cell table:style-name="ce438" office:value-type="string" calcext:value-type="string">
            <text:p>火</text:p>
          </table:table-cell>
          <table:table-cell table:style-name="ce438" office:value-type="string" calcext:value-type="string">
            <text:p>水</text:p>
          </table:table-cell>
          <table:table-cell table:style-name="ce438" office:value-type="string" calcext:value-type="string">
            <text:p>木</text:p>
          </table:table-cell>
          <table:table-cell table:style-name="ce453" office:value-type="string" calcext:value-type="string">
            <text:p>金</text:p>
          </table:table-cell>
          <table:table-cell table:style-name="ce461" office:value-type="string" calcext:value-type="string">
            <text:p>土</text:p>
          </table:table-cell>
          <table:table-cell table:style-name="ce465" office:value-type="string" calcext:value-type="string">
            <text:p>日</text:p>
          </table:table-cell>
          <table:table-cell table:style-name="ce453" office:value-type="string" calcext:value-type="string">
            <text:p>月</text:p>
          </table:table-cell>
          <table:table-cell table:style-name="ce453" office:value-type="string" calcext:value-type="string">
            <text:p>火</text:p>
          </table:table-cell>
          <table:table-cell table:style-name="ce453" office:value-type="string" calcext:value-type="string">
            <text:p>水</text:p>
          </table:table-cell>
          <table:table-cell table:style-name="ce438" office:value-type="string" calcext:value-type="string">
            <text:p>木</text:p>
          </table:table-cell>
          <table:table-cell table:style-name="ce438" office:value-type="string" calcext:value-type="string">
            <text:p>金</text:p>
          </table:table-cell>
          <table:table-cell table:style-name="ce457" office:value-type="string" calcext:value-type="string">
            <text:p>土</text:p>
          </table:table-cell>
          <table:table-cell table:style-name="ce448" office:value-type="string" calcext:value-type="string">
            <text:p>日</text:p>
          </table:table-cell>
          <table:table-cell table:style-name="ce466"/>
          <table:table-cell table:style-name="ce467" table:number-columns-repeated="15"/>
          <table:table-cell table:style-name="ce438" office:value-type="string" calcext:value-type="string">
            <text:p>時間枠</text:p>
          </table:table-cell>
          <table:table-cell table:number-columns-repeated="2" table:style-name="ce467" office:value-type="string" calcext:value-type="string">
            <text:p>火</text:p>
          </table:table-cell>
          <table:table-cell table:style-name="ce474" office:value-type="string" calcext:value-type="string">
            <text:p>日</text:p>
          </table:table-cell>
          <table:table-cell table:style-name="ce467" office:value-type="string" calcext:value-type="string">
            <text:p>月</text:p>
          </table:table-cell>
          <table:table-cell table:style-name="ce467" office:value-type="string" calcext:value-type="string">
            <text:p>火</text:p>
          </table:table-cell>
          <table:table-cell table:style-name="ce467" office:value-type="string" calcext:value-type="string">
            <text:p>水</text:p>
          </table:table-cell>
          <table:table-cell table:style-name="ce467" office:value-type="string" calcext:value-type="string">
            <text:p>木</text:p>
          </table:table-cell>
          <table:table-cell table:style-name="ce467" office:value-type="string" calcext:value-type="string">
            <text:p>金</text:p>
          </table:table-cell>
          <table:table-cell table:style-name="ce475" office:value-type="string" calcext:value-type="string">
            <text:p>土</text:p>
          </table:table-cell>
          <table:table-cell table:style-name="ce467" table:number-columns-repeated="968"/>
        </table:table-row>
        <table:table-row table:style-name="ro3">
          <table:table-cell table:style-name="ce439" office:value-type="time" office:time-value="PT08H00M00S" calcext:value-type="time">
            <text:p>8:00</text:p>
          </table:table-cell>
          <table:table-cell table:number-columns-repeated="29" table:style-name="ce449" office:value-type="string" calcext:value-type="string">
            <text:p>x</text:p>
          </table:table-cell>
          <table:table-cell table:style-name="ce438" table:number-columns-repeated="16"/>
          <table:table-cell table:style-name="ce439" office:value-type="time" office:time-value="PT08H00M00S" calcext:value-type="time">
            <text:p>8:00</text:p>
          </table:table-cell>
          <table:table-cell table:number-columns-repeated="9" table:style-name="ce449" office:value-type="string" calcext:value-type="string">
            <text:p>x</text:p>
          </table:table-cell>
          <table:table-cell table:style-name="ce438" table:number-columns-repeated="968"/>
        </table:table-row>
        <table:table-row table:style-name="ro3">
          <table:table-cell table:style-name="ce440" office:value-type="time" office:time-value="PT08H30M00S" calcext:value-type="time">
            <text:p>8:30</text:p>
          </table:table-cell>
          <table:table-cell table:number-columns-repeated="29" table:style-name="ce449" office:value-type="string" calcext:value-type="string">
            <text:p>x</text:p>
          </table:table-cell>
          <table:table-cell table:style-name="ce438" table:number-columns-repeated="16"/>
          <table:table-cell table:style-name="ce440" office:value-type="time" office:time-value="PT08H30M00S" calcext:value-type="time">
            <text:p>8:30</text:p>
          </table:table-cell>
          <table:table-cell table:number-columns-repeated="9" table:style-name="ce449" office:value-type="string" calcext:value-type="string">
            <text:p>x</text:p>
          </table:table-cell>
          <table:table-cell table:style-name="ce438" table:number-columns-repeated="968"/>
        </table:table-row>
        <table:table-row table:style-name="ro3">
          <table:table-cell table:style-name="ce440" office:value-type="time" office:time-value="PT09H00M00S" calcext:value-type="time">
            <text:p>9:00</text:p>
          </table:table-cell>
          <table:table-cell table:number-columns-repeated="2" table:style-name="ce449" office:value-type="string" calcext:value-type="string">
            <text:p>x</text:p>
          </table:table-cell>
          <table:table-cell table:number-columns-repeated="3" table:style-name="ce449" office:value-type="string" calcext:value-type="string">
            <text:p>/</text:p>
          </table:table-cell>
          <table:table-cell table:style-name="ce449" office:value-type="string" calcext:value-type="string">
            <text:p>x</text:p>
          </table:table-cell>
          <table:table-cell table:style-name="ce449" office:value-type="string" calcext:value-type="string">
            <text:p>/</text:p>
          </table:table-cell>
          <table:table-cell table:style-name="ce449" office:value-type="string" calcext:value-type="string">
            <text:p>x</text:p>
          </table:table-cell>
          <table:table-cell table:number-columns-repeated="4" table:style-name="ce449" office:value-type="string" calcext:value-type="string">
            <text:p>/</text:p>
          </table:table-cell>
          <table:table-cell table:number-columns-repeated="3" table:style-name="ce449" office:value-type="string" calcext:value-type="string">
            <text:p>x</text:p>
          </table:table-cell>
          <table:table-cell table:number-columns-repeated="4" table:style-name="ce449" office:value-type="string" calcext:value-type="string">
            <text:p>/</text:p>
          </table:table-cell>
          <table:table-cell table:number-columns-repeated="6" table:style-name="ce449" office:value-type="string" calcext:value-type="string">
            <text:p>x</text:p>
          </table:table-cell>
          <table:table-cell table:style-name="ce449" office:value-type="string" calcext:value-type="string">
            <text:p>/</text:p>
          </table:table-cell>
          <table:table-cell table:style-name="ce449" office:value-type="string" calcext:value-type="string">
            <text:p>x</text:p>
          </table:table-cell>
          <table:table-cell table:style-name="ce449" office:value-type="string" calcext:value-type="string">
            <text:p>/</text:p>
          </table:table-cell>
          <table:table-cell table:style-name="ce449" office:value-type="string" calcext:value-type="string">
            <text:p>x</text:p>
          </table:table-cell>
          <table:table-cell table:style-name="ce438" table:number-columns-repeated="16"/>
          <table:table-cell table:style-name="ce440" office:value-type="time" office:time-value="PT09H00M00S" calcext:value-type="time">
            <text:p>9:00</text:p>
          </table:table-cell>
          <table:table-cell table:number-columns-repeated="2" table:style-name="ce449" office:value-type="string" calcext:value-type="string">
            <text:p>/</text:p>
          </table:table-cell>
          <table:table-cell table:style-name="ce449" office:value-type="string" calcext:value-type="string">
            <text:p>x</text:p>
          </table:table-cell>
          <table:table-cell table:number-columns-repeated="4" table:style-name="ce449" office:value-type="string" calcext:value-type="string">
            <text:p>/</text:p>
          </table:table-cell>
          <table:table-cell table:style-name="ce449" office:value-type="string" calcext:value-type="string">
            <text:p>x</text:p>
          </table:table-cell>
          <table:table-cell table:style-name="ce449" office:value-type="string" calcext:value-type="string">
            <text:p>/</text:p>
          </table:table-cell>
          <table:table-cell table:style-name="ce438" table:number-columns-repeated="968"/>
        </table:table-row>
        <table:table-row table:style-name="ro3">
          <table:table-cell table:style-name="ce440" office:value-type="time" office:time-value="PT09H30M00S" calcext:value-type="time">
            <text:p>9:30</text:p>
          </table:table-cell>
          <table:table-cell table:number-columns-repeated="2" table:style-name="ce449" office:value-type="string" calcext:value-type="string">
            <text:p>x</text:p>
          </table:table-cell>
          <table:table-cell table:number-columns-repeated="3" table:style-name="ce449" office:value-type="string" calcext:value-type="string">
            <text:p>/</text:p>
          </table:table-cell>
          <table:table-cell table:style-name="ce449" office:value-type="string" calcext:value-type="string">
            <text:p>x</text:p>
          </table:table-cell>
          <table:table-cell table:style-name="ce449" office:value-type="string" calcext:value-type="string">
            <text:p>/</text:p>
          </table:table-cell>
          <table:table-cell table:style-name="ce449" office:value-type="string" calcext:value-type="string">
            <text:p>x</text:p>
          </table:table-cell>
          <table:table-cell table:number-columns-repeated="4" table:style-name="ce449" office:value-type="string" calcext:value-type="string">
            <text:p>/</text:p>
          </table:table-cell>
          <table:table-cell table:number-columns-repeated="3" table:style-name="ce449" office:value-type="string" calcext:value-type="string">
            <text:p>x</text:p>
          </table:table-cell>
          <table:table-cell table:number-columns-repeated="4" table:style-name="ce449" office:value-type="string" calcext:value-type="string">
            <text:p>/</text:p>
          </table:table-cell>
          <table:table-cell table:number-columns-repeated="6" table:style-name="ce449" office:value-type="string" calcext:value-type="string">
            <text:p>x</text:p>
          </table:table-cell>
          <table:table-cell table:style-name="ce449" office:value-type="string" calcext:value-type="string">
            <text:p>/</text:p>
          </table:table-cell>
          <table:table-cell table:style-name="ce449" office:value-type="string" calcext:value-type="string">
            <text:p>x</text:p>
          </table:table-cell>
          <table:table-cell table:style-name="ce449" office:value-type="string" calcext:value-type="string">
            <text:p>/</text:p>
          </table:table-cell>
          <table:table-cell table:style-name="ce449" office:value-type="string" calcext:value-type="string">
            <text:p>x</text:p>
          </table:table-cell>
          <table:table-cell table:style-name="ce438" table:number-columns-repeated="16"/>
          <table:table-cell table:style-name="ce440" office:value-type="time" office:time-value="PT09H30M00S" calcext:value-type="time">
            <text:p>9:30</text:p>
          </table:table-cell>
          <table:table-cell table:number-columns-repeated="2" table:style-name="ce449" office:value-type="string" calcext:value-type="string">
            <text:p>/</text:p>
          </table:table-cell>
          <table:table-cell table:style-name="ce449" office:value-type="string" calcext:value-type="string">
            <text:p>x</text:p>
          </table:table-cell>
          <table:table-cell table:number-columns-repeated="4" table:style-name="ce449" office:value-type="string" calcext:value-type="string">
            <text:p>/</text:p>
          </table:table-cell>
          <table:table-cell table:style-name="ce449" office:value-type="string" calcext:value-type="string">
            <text:p>x</text:p>
          </table:table-cell>
          <table:table-cell table:style-name="ce449" office:value-type="string" calcext:value-type="string">
            <text:p>/</text:p>
          </table:table-cell>
          <table:table-cell table:style-name="ce438" table:number-columns-repeated="968"/>
        </table:table-row>
        <table:table-row table:style-name="ro3">
          <table:table-cell table:style-name="ce440" office:value-type="time" office:time-value="PT10H00M00S" calcext:value-type="time">
            <text:p>10:00</text:p>
          </table:table-cell>
          <table:table-cell table:number-columns-repeated="2" table:style-name="ce449" office:value-type="string" calcext:value-type="string">
            <text:p>x</text:p>
          </table:table-cell>
          <table:table-cell table:number-columns-repeated="3" table:style-name="ce449" office:value-type="string" calcext:value-type="string">
            <text:p>/</text:p>
          </table:table-cell>
          <table:table-cell table:style-name="ce449" office:value-type="string" calcext:value-type="string">
            <text:p>x</text:p>
          </table:table-cell>
          <table:table-cell table:style-name="ce449" office:value-type="string" calcext:value-type="string">
            <text:p>/</text:p>
          </table:table-cell>
          <table:table-cell table:style-name="ce449" office:value-type="string" calcext:value-type="string">
            <text:p>x</text:p>
          </table:table-cell>
          <table:table-cell table:number-columns-repeated="4" table:style-name="ce449" office:value-type="string" calcext:value-type="string">
            <text:p>/</text:p>
          </table:table-cell>
          <table:table-cell table:number-columns-repeated="3" table:style-name="ce449" office:value-type="string" calcext:value-type="string">
            <text:p>x</text:p>
          </table:table-cell>
          <table:table-cell table:number-columns-repeated="4" table:style-name="ce449" office:value-type="string" calcext:value-type="string">
            <text:p>/</text:p>
          </table:table-cell>
          <table:table-cell table:number-columns-repeated="6" table:style-name="ce449" office:value-type="string" calcext:value-type="string">
            <text:p>x</text:p>
          </table:table-cell>
          <table:table-cell table:style-name="ce449" office:value-type="string" calcext:value-type="string">
            <text:p>/</text:p>
          </table:table-cell>
          <table:table-cell table:style-name="ce449" office:value-type="string" calcext:value-type="string">
            <text:p>x</text:p>
          </table:table-cell>
          <table:table-cell table:style-name="ce449" office:value-type="string" calcext:value-type="string">
            <text:p>/</text:p>
          </table:table-cell>
          <table:table-cell table:style-name="ce449" office:value-type="string" calcext:value-type="string">
            <text:p>x</text:p>
          </table:table-cell>
          <table:table-cell table:style-name="ce438" table:number-columns-repeated="16"/>
          <table:table-cell table:style-name="ce440" office:value-type="time" office:time-value="PT10H00M00S" calcext:value-type="time">
            <text:p>10:00</text:p>
          </table:table-cell>
          <table:table-cell table:number-columns-repeated="2" table:style-name="ce449" office:value-type="string" calcext:value-type="string">
            <text:p>/</text:p>
          </table:table-cell>
          <table:table-cell table:style-name="ce449" office:value-type="string" calcext:value-type="string">
            <text:p>x</text:p>
          </table:table-cell>
          <table:table-cell table:number-columns-repeated="4" table:style-name="ce449" office:value-type="string" calcext:value-type="string">
            <text:p>/</text:p>
          </table:table-cell>
          <table:table-cell table:style-name="ce449" office:value-type="string" calcext:value-type="string">
            <text:p>x</text:p>
          </table:table-cell>
          <table:table-cell table:style-name="ce449" office:value-type="string" calcext:value-type="string">
            <text:p>/</text:p>
          </table:table-cell>
          <table:table-cell table:style-name="ce438" table:number-columns-repeated="968"/>
        </table:table-row>
        <table:table-row table:style-name="ro3">
          <table:table-cell table:style-name="ce440" office:value-type="time" office:time-value="PT10H30M00S" calcext:value-type="time">
            <text:p>10:30</text:p>
          </table:table-cell>
          <table:table-cell table:number-columns-repeated="2" table:style-name="ce449" office:value-type="string" calcext:value-type="string">
            <text:p>x</text:p>
          </table:table-cell>
          <table:table-cell table:style-name="ce449" office:value-type="string" calcext:value-type="string">
            <text:p>閉</text:p>
          </table:table-cell>
          <table:table-cell table:style-name="ce449" office:value-type="string" calcext:value-type="string">
            <text:p>/</text:p>
          </table:table-cell>
          <table:table-cell table:style-name="ce449"/>
          <table:table-cell table:style-name="ce449" office:value-type="string" calcext:value-type="string">
            <text:p>x</text:p>
          </table:table-cell>
          <table:table-cell table:style-name="ce449" office:value-type="string" calcext:value-type="string">
            <text:p>/</text:p>
          </table:table-cell>
          <table:table-cell table:style-name="ce449" office:value-type="string" calcext:value-type="string">
            <text:p>x</text:p>
          </table:table-cell>
          <table:table-cell table:style-name="ce449" office:value-type="string" calcext:value-type="string">
            <text:p>/</text:p>
          </table:table-cell>
          <table:table-cell table:style-name="ce449"/>
          <table:table-cell table:style-name="ce449" office:value-type="string" calcext:value-type="string">
            <text:p>/</text:p>
          </table:table-cell>
          <table:table-cell table:style-name="ce449"/>
          <table:table-cell table:number-columns-repeated="3" table:style-name="ce449" office:value-type="string" calcext:value-type="string">
            <text:p>x</text:p>
          </table:table-cell>
          <table:table-cell table:style-name="ce449" office:value-type="string" calcext:value-type="string">
            <text:p>/</text:p>
          </table:table-cell>
          <table:table-cell table:style-name="ce449"/>
          <table:table-cell table:style-name="ce449" office:value-type="string" calcext:value-type="string">
            <text:p>/</text:p>
          </table:table-cell>
          <table:table-cell table:style-name="ce449" office:value-type="string" calcext:value-type="string">
            <text:p>閉</text:p>
          </table:table-cell>
          <table:table-cell table:number-columns-repeated="6" table:style-name="ce449" office:value-type="string" calcext:value-type="string">
            <text:p>x</text:p>
          </table:table-cell>
          <table:table-cell table:style-name="ce449" office:value-type="string" calcext:value-type="string">
            <text:p>閉</text:p>
          </table:table-cell>
          <table:table-cell table:style-name="ce449" office:value-type="string" calcext:value-type="string">
            <text:p>x</text:p>
          </table:table-cell>
          <table:table-cell table:style-name="ce449" office:value-type="string" calcext:value-type="string">
            <text:p>/</text:p>
          </table:table-cell>
          <table:table-cell table:style-name="ce449" office:value-type="string" calcext:value-type="string">
            <text:p>x</text:p>
          </table:table-cell>
          <table:table-cell table:number-columns-repeated="16"/>
          <table:table-cell table:style-name="ce440" office:value-type="time" office:time-value="PT10H30M00S" calcext:value-type="time">
            <text:p>10:30</text:p>
          </table:table-cell>
          <table:table-cell table:style-name="ce449" table:number-columns-repeated="2"/>
          <table:table-cell table:style-name="ce449" office:value-type="string" calcext:value-type="string">
            <text:p>x</text:p>
          </table:table-cell>
          <table:table-cell table:style-name="ce449" office:value-type="string" calcext:value-type="string">
            <text:p>/</text:p>
          </table:table-cell>
          <table:table-cell table:style-name="ce449"/>
          <table:table-cell table:style-name="ce449" office:value-type="string" calcext:value-type="string">
            <text:p>/</text:p>
          </table:table-cell>
          <table:table-cell table:style-name="ce449"/>
          <table:table-cell table:style-name="ce449" office:value-type="string" calcext:value-type="string">
            <text:p>x</text:p>
          </table:table-cell>
          <table:table-cell table:style-name="ce449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440" office:value-type="time" office:time-value="PT11H00M00S" calcext:value-type="time">
            <text:p>11:00</text:p>
          </table:table-cell>
          <table:table-cell table:number-columns-repeated="2" table:style-name="ce449" office:value-type="string" calcext:value-type="string">
            <text:p>x</text:p>
          </table:table-cell>
          <table:table-cell table:number-columns-repeated="3" table:style-name="ce449" office:value-type="string" calcext:value-type="string">
            <text:p>/</text:p>
          </table:table-cell>
          <table:table-cell table:style-name="ce449" office:value-type="string" calcext:value-type="string">
            <text:p>x</text:p>
          </table:table-cell>
          <table:table-cell table:style-name="ce449" office:value-type="string" calcext:value-type="string">
            <text:p>/</text:p>
          </table:table-cell>
          <table:table-cell table:style-name="ce449" office:value-type="string" calcext:value-type="string">
            <text:p>x</text:p>
          </table:table-cell>
          <table:table-cell table:number-columns-repeated="4" table:style-name="ce449" office:value-type="string" calcext:value-type="string">
            <text:p>/</text:p>
          </table:table-cell>
          <table:table-cell table:number-columns-repeated="3" table:style-name="ce449" office:value-type="string" calcext:value-type="string">
            <text:p>x</text:p>
          </table:table-cell>
          <table:table-cell table:number-columns-repeated="4" table:style-name="ce449" office:value-type="string" calcext:value-type="string">
            <text:p>/</text:p>
          </table:table-cell>
          <table:table-cell table:number-columns-repeated="6" table:style-name="ce449" office:value-type="string" calcext:value-type="string">
            <text:p>x</text:p>
          </table:table-cell>
          <table:table-cell table:style-name="ce449" office:value-type="string" calcext:value-type="string">
            <text:p>/</text:p>
          </table:table-cell>
          <table:table-cell table:style-name="ce449" office:value-type="string" calcext:value-type="string">
            <text:p>x</text:p>
          </table:table-cell>
          <table:table-cell table:style-name="ce449" office:value-type="string" calcext:value-type="string">
            <text:p>/</text:p>
          </table:table-cell>
          <table:table-cell table:style-name="ce449" office:value-type="string" calcext:value-type="string">
            <text:p>x</text:p>
          </table:table-cell>
          <table:table-cell table:number-columns-repeated="16"/>
          <table:table-cell table:style-name="ce440" office:value-type="time" office:time-value="PT11H00M00S" calcext:value-type="time">
            <text:p>11:00</text:p>
          </table:table-cell>
          <table:table-cell table:number-columns-repeated="2" table:style-name="ce449" office:value-type="string" calcext:value-type="string">
            <text:p>/</text:p>
          </table:table-cell>
          <table:table-cell table:style-name="ce449" office:value-type="string" calcext:value-type="string">
            <text:p>x</text:p>
          </table:table-cell>
          <table:table-cell table:number-columns-repeated="4" table:style-name="ce449" office:value-type="string" calcext:value-type="string">
            <text:p>/</text:p>
          </table:table-cell>
          <table:table-cell table:style-name="ce449" office:value-type="string" calcext:value-type="string">
            <text:p>x</text:p>
          </table:table-cell>
          <table:table-cell table:style-name="ce449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440" office:value-type="time" office:time-value="PT11H30M00S" calcext:value-type="time">
            <text:p>11:30</text:p>
          </table:table-cell>
          <table:table-cell table:number-columns-repeated="2" table:style-name="ce449" office:value-type="string" calcext:value-type="string">
            <text:p>x</text:p>
          </table:table-cell>
          <table:table-cell table:style-name="ce449" office:value-type="string" calcext:value-type="string">
            <text:p>閉</text:p>
          </table:table-cell>
          <table:table-cell table:style-name="ce449" table:number-columns-repeated="2"/>
          <table:table-cell table:style-name="ce449" office:value-type="string" calcext:value-type="string">
            <text:p>x</text:p>
          </table:table-cell>
          <table:table-cell table:style-name="ce449" office:value-type="string" calcext:value-type="string">
            <text:p>/</text:p>
          </table:table-cell>
          <table:table-cell table:style-name="ce449" office:value-type="string" calcext:value-type="string">
            <text:p>x</text:p>
          </table:table-cell>
          <table:table-cell table:style-name="ce449" office:value-type="string" calcext:value-type="string">
            <text:p>/</text:p>
          </table:table-cell>
          <table:table-cell table:style-name="ce449" table:number-columns-repeated="3"/>
          <table:table-cell table:number-columns-repeated="3" table:style-name="ce449" office:value-type="string" calcext:value-type="string">
            <text:p>x</text:p>
          </table:table-cell>
          <table:table-cell table:style-name="ce449" office:value-type="string" calcext:value-type="string">
            <text:p>/</text:p>
          </table:table-cell>
          <table:table-cell table:style-name="ce449" table:number-columns-repeated="2"/>
          <table:table-cell table:style-name="ce449" office:value-type="string" calcext:value-type="string">
            <text:p>閉</text:p>
          </table:table-cell>
          <table:table-cell table:number-columns-repeated="6" table:style-name="ce449" office:value-type="string" calcext:value-type="string">
            <text:p>x</text:p>
          </table:table-cell>
          <table:table-cell table:style-name="ce449" office:value-type="string" calcext:value-type="string">
            <text:p>閉</text:p>
          </table:table-cell>
          <table:table-cell table:style-name="ce449" office:value-type="string" calcext:value-type="string">
            <text:p>x</text:p>
          </table:table-cell>
          <table:table-cell table:style-name="ce449" office:value-type="string" calcext:value-type="string">
            <text:p>/</text:p>
          </table:table-cell>
          <table:table-cell table:style-name="ce449" office:value-type="string" calcext:value-type="string">
            <text:p>x</text:p>
          </table:table-cell>
          <table:table-cell table:number-columns-repeated="16"/>
          <table:table-cell table:style-name="ce440" office:value-type="time" office:time-value="PT11H30M00S" calcext:value-type="time">
            <text:p>11:30</text:p>
          </table:table-cell>
          <table:table-cell table:style-name="ce449" table:number-columns-repeated="2"/>
          <table:table-cell table:style-name="ce449" office:value-type="string" calcext:value-type="string">
            <text:p>x</text:p>
          </table:table-cell>
          <table:table-cell table:style-name="ce449" office:value-type="string" calcext:value-type="string">
            <text:p>/</text:p>
          </table:table-cell>
          <table:table-cell table:style-name="ce449" table:number-columns-repeated="3"/>
          <table:table-cell table:style-name="ce449" office:value-type="string" calcext:value-type="string">
            <text:p>x</text:p>
          </table:table-cell>
          <table:table-cell table:style-name="ce449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441" office:value-type="time" office:time-value="PT12H00M00S" calcext:value-type="time">
            <text:p>12:00</text:p>
          </table:table-cell>
          <table:table-cell table:number-columns-repeated="2" table:style-name="ce449" office:value-type="string" calcext:value-type="string">
            <text:p>x</text:p>
          </table:table-cell>
          <table:table-cell table:number-columns-repeated="3" table:style-name="ce449" office:value-type="string" calcext:value-type="string">
            <text:p>/</text:p>
          </table:table-cell>
          <table:table-cell table:number-columns-repeated="3" table:style-name="ce449" office:value-type="string" calcext:value-type="string">
            <text:p>x</text:p>
          </table:table-cell>
          <table:table-cell table:number-columns-repeated="4" table:style-name="ce449" office:value-type="string" calcext:value-type="string">
            <text:p>/</text:p>
          </table:table-cell>
          <table:table-cell table:number-columns-repeated="3" table:style-name="ce449" office:value-type="string" calcext:value-type="string">
            <text:p>x</text:p>
          </table:table-cell>
          <table:table-cell table:number-columns-repeated="4" table:style-name="ce449" office:value-type="string" calcext:value-type="string">
            <text:p>/</text:p>
          </table:table-cell>
          <table:table-cell table:number-columns-repeated="6" table:style-name="ce449" office:value-type="string" calcext:value-type="string">
            <text:p>x</text:p>
          </table:table-cell>
          <table:table-cell table:style-name="ce449" office:value-type="string" calcext:value-type="string">
            <text:p>/</text:p>
          </table:table-cell>
          <table:table-cell table:number-columns-repeated="3" table:style-name="ce449" office:value-type="string" calcext:value-type="string">
            <text:p>x</text:p>
          </table:table-cell>
          <table:table-cell table:number-columns-repeated="16"/>
          <table:table-cell table:style-name="ce441" office:value-type="time" office:time-value="PT12H00M00S" calcext:value-type="time">
            <text:p>12:00</text:p>
          </table:table-cell>
          <table:table-cell table:number-columns-repeated="2" table:style-name="ce449" office:value-type="string" calcext:value-type="string">
            <text:p>/</text:p>
          </table:table-cell>
          <table:table-cell table:style-name="ce449" office:value-type="string" calcext:value-type="string">
            <text:p>x</text:p>
          </table:table-cell>
          <table:table-cell table:number-columns-repeated="4" table:style-name="ce449" office:value-type="string" calcext:value-type="string">
            <text:p>/</text:p>
          </table:table-cell>
          <table:table-cell table:number-columns-repeated="2" table:style-name="ce44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41" office:value-type="time" office:time-value="PT12H30M00S" calcext:value-type="time">
            <text:p>12:30</text:p>
          </table:table-cell>
          <table:table-cell table:number-columns-repeated="2" table:style-name="ce449" office:value-type="string" calcext:value-type="string">
            <text:p>x</text:p>
          </table:table-cell>
          <table:table-cell table:number-columns-repeated="3" table:style-name="ce449" office:value-type="string" calcext:value-type="string">
            <text:p>/</text:p>
          </table:table-cell>
          <table:table-cell table:number-columns-repeated="3" table:style-name="ce449" office:value-type="string" calcext:value-type="string">
            <text:p>x</text:p>
          </table:table-cell>
          <table:table-cell table:number-columns-repeated="4" table:style-name="ce449" office:value-type="string" calcext:value-type="string">
            <text:p>/</text:p>
          </table:table-cell>
          <table:table-cell table:number-columns-repeated="3" table:style-name="ce449" office:value-type="string" calcext:value-type="string">
            <text:p>x</text:p>
          </table:table-cell>
          <table:table-cell table:number-columns-repeated="4" table:style-name="ce449" office:value-type="string" calcext:value-type="string">
            <text:p>/</text:p>
          </table:table-cell>
          <table:table-cell table:number-columns-repeated="6" table:style-name="ce449" office:value-type="string" calcext:value-type="string">
            <text:p>x</text:p>
          </table:table-cell>
          <table:table-cell table:style-name="ce449" office:value-type="string" calcext:value-type="string">
            <text:p>/</text:p>
          </table:table-cell>
          <table:table-cell table:number-columns-repeated="3" table:style-name="ce449" office:value-type="string" calcext:value-type="string">
            <text:p>x</text:p>
          </table:table-cell>
          <table:table-cell table:number-columns-repeated="16"/>
          <table:table-cell table:style-name="ce441" office:value-type="time" office:time-value="PT12H30M00S" calcext:value-type="time">
            <text:p>12:30</text:p>
          </table:table-cell>
          <table:table-cell table:number-columns-repeated="2" table:style-name="ce449" office:value-type="string" calcext:value-type="string">
            <text:p>/</text:p>
          </table:table-cell>
          <table:table-cell table:style-name="ce449" office:value-type="string" calcext:value-type="string">
            <text:p>x</text:p>
          </table:table-cell>
          <table:table-cell table:number-columns-repeated="4" table:style-name="ce449" office:value-type="string" calcext:value-type="string">
            <text:p>/</text:p>
          </table:table-cell>
          <table:table-cell table:number-columns-repeated="2" table:style-name="ce44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41" office:value-type="time" office:time-value="PT13H00M00S" calcext:value-type="time">
            <text:p>13:00</text:p>
          </table:table-cell>
          <table:table-cell table:number-columns-repeated="2" table:style-name="ce449" office:value-type="string" calcext:value-type="string">
            <text:p>x</text:p>
          </table:table-cell>
          <table:table-cell table:number-columns-repeated="3" table:style-name="ce449" office:value-type="string" calcext:value-type="string">
            <text:p>/</text:p>
          </table:table-cell>
          <table:table-cell table:number-columns-repeated="3" table:style-name="ce449" office:value-type="string" calcext:value-type="string">
            <text:p>x</text:p>
          </table:table-cell>
          <table:table-cell table:number-columns-repeated="4" table:style-name="ce449" office:value-type="string" calcext:value-type="string">
            <text:p>/</text:p>
          </table:table-cell>
          <table:table-cell table:number-columns-repeated="3" table:style-name="ce449" office:value-type="string" calcext:value-type="string">
            <text:p>x</text:p>
          </table:table-cell>
          <table:table-cell table:number-columns-repeated="4" table:style-name="ce449" office:value-type="string" calcext:value-type="string">
            <text:p>/</text:p>
          </table:table-cell>
          <table:table-cell table:number-columns-repeated="6" table:style-name="ce449" office:value-type="string" calcext:value-type="string">
            <text:p>x</text:p>
          </table:table-cell>
          <table:table-cell table:style-name="ce449" office:value-type="string" calcext:value-type="string">
            <text:p>/</text:p>
          </table:table-cell>
          <table:table-cell table:number-columns-repeated="3" table:style-name="ce449" office:value-type="string" calcext:value-type="string">
            <text:p>x</text:p>
          </table:table-cell>
          <table:table-cell table:number-columns-repeated="16"/>
          <table:table-cell table:style-name="ce441" office:value-type="time" office:time-value="PT13H00M00S" calcext:value-type="time">
            <text:p>13:00</text:p>
          </table:table-cell>
          <table:table-cell table:number-columns-repeated="2" table:style-name="ce449" office:value-type="string" calcext:value-type="string">
            <text:p>/</text:p>
          </table:table-cell>
          <table:table-cell table:style-name="ce449" office:value-type="string" calcext:value-type="string">
            <text:p>x</text:p>
          </table:table-cell>
          <table:table-cell table:number-columns-repeated="4" table:style-name="ce449" office:value-type="string" calcext:value-type="string">
            <text:p>/</text:p>
          </table:table-cell>
          <table:table-cell table:number-columns-repeated="2" table:style-name="ce44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41" office:value-type="time" office:time-value="PT13H30M00S" calcext:value-type="time">
            <text:p>13:30</text:p>
          </table:table-cell>
          <table:table-cell table:number-columns-repeated="2" table:style-name="ce449" office:value-type="string" calcext:value-type="string">
            <text:p>x</text:p>
          </table:table-cell>
          <table:table-cell table:number-columns-repeated="3" table:style-name="ce449" office:value-type="string" calcext:value-type="string">
            <text:p>/</text:p>
          </table:table-cell>
          <table:table-cell table:number-columns-repeated="3" table:style-name="ce449" office:value-type="string" calcext:value-type="string">
            <text:p>x</text:p>
          </table:table-cell>
          <table:table-cell table:number-columns-repeated="4" table:style-name="ce449" office:value-type="string" calcext:value-type="string">
            <text:p>/</text:p>
          </table:table-cell>
          <table:table-cell table:number-columns-repeated="3" table:style-name="ce449" office:value-type="string" calcext:value-type="string">
            <text:p>x</text:p>
          </table:table-cell>
          <table:table-cell table:number-columns-repeated="4" table:style-name="ce449" office:value-type="string" calcext:value-type="string">
            <text:p>/</text:p>
          </table:table-cell>
          <table:table-cell table:number-columns-repeated="6" table:style-name="ce449" office:value-type="string" calcext:value-type="string">
            <text:p>x</text:p>
          </table:table-cell>
          <table:table-cell table:style-name="ce449" office:value-type="string" calcext:value-type="string">
            <text:p>/</text:p>
          </table:table-cell>
          <table:table-cell table:number-columns-repeated="3" table:style-name="ce449" office:value-type="string" calcext:value-type="string">
            <text:p>x</text:p>
          </table:table-cell>
          <table:table-cell table:number-columns-repeated="16"/>
          <table:table-cell table:style-name="ce441" office:value-type="time" office:time-value="PT13H30M00S" calcext:value-type="time">
            <text:p>13:30</text:p>
          </table:table-cell>
          <table:table-cell table:number-columns-repeated="2" table:style-name="ce449" office:value-type="string" calcext:value-type="string">
            <text:p>/</text:p>
          </table:table-cell>
          <table:table-cell table:style-name="ce449" office:value-type="string" calcext:value-type="string">
            <text:p>x</text:p>
          </table:table-cell>
          <table:table-cell table:number-columns-repeated="4" table:style-name="ce449" office:value-type="string" calcext:value-type="string">
            <text:p>/</text:p>
          </table:table-cell>
          <table:table-cell table:number-columns-repeated="2" table:style-name="ce44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41" office:value-type="time" office:time-value="PT14H00M00S" calcext:value-type="time">
            <text:p>14:00</text:p>
          </table:table-cell>
          <table:table-cell table:number-columns-repeated="3" table:style-name="ce449" office:value-type="string" calcext:value-type="string">
            <text:p>x</text:p>
          </table:table-cell>
          <table:table-cell table:style-name="ce449" office:value-type="string" calcext:value-type="string">
            <text:p>/</text:p>
          </table:table-cell>
          <table:table-cell table:number-columns-repeated="6" table:style-name="ce449" office:value-type="string" calcext:value-type="string">
            <text:p>x</text:p>
          </table:table-cell>
          <table:table-cell table:style-name="ce449" office:value-type="string" calcext:value-type="string">
            <text:p>/</text:p>
          </table:table-cell>
          <table:table-cell table:number-columns-repeated="6" table:style-name="ce449" office:value-type="string" calcext:value-type="string">
            <text:p>x</text:p>
          </table:table-cell>
          <table:table-cell table:style-name="ce449" office:value-type="string" calcext:value-type="string">
            <text:p>/</text:p>
          </table:table-cell>
          <table:table-cell table:number-columns-repeated="11" table:style-name="ce449" office:value-type="string" calcext:value-type="string">
            <text:p>x</text:p>
          </table:table-cell>
          <table:table-cell table:number-columns-repeated="16"/>
          <table:table-cell table:style-name="ce441" office:value-type="time" office:time-value="PT14H00M00S" calcext:value-type="time">
            <text:p>14:00</text:p>
          </table:table-cell>
          <table:table-cell table:number-columns-repeated="5" table:style-name="ce449" office:value-type="string" calcext:value-type="string">
            <text:p>x</text:p>
          </table:table-cell>
          <table:table-cell table:style-name="ce449" office:value-type="string" calcext:value-type="string">
            <text:p>/</text:p>
          </table:table-cell>
          <table:table-cell table:number-columns-repeated="3" table:style-name="ce44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41" office:value-type="time" office:time-value="PT14H30M00S" calcext:value-type="time">
            <text:p>14:30</text:p>
          </table:table-cell>
          <table:table-cell table:number-columns-repeated="2" table:style-name="ce449" office:value-type="string" calcext:value-type="string">
            <text:p>x</text:p>
          </table:table-cell>
          <table:table-cell table:number-columns-repeated="3" table:style-name="ce449" office:value-type="string" calcext:value-type="string">
            <text:p>/</text:p>
          </table:table-cell>
          <table:table-cell table:number-columns-repeated="3" table:style-name="ce449" office:value-type="string" calcext:value-type="string">
            <text:p>x</text:p>
          </table:table-cell>
          <table:table-cell table:number-columns-repeated="4" table:style-name="ce449" office:value-type="string" calcext:value-type="string">
            <text:p>/</text:p>
          </table:table-cell>
          <table:table-cell table:number-columns-repeated="3" table:style-name="ce449" office:value-type="string" calcext:value-type="string">
            <text:p>x</text:p>
          </table:table-cell>
          <table:table-cell table:number-columns-repeated="4" table:style-name="ce449" office:value-type="string" calcext:value-type="string">
            <text:p>/</text:p>
          </table:table-cell>
          <table:table-cell table:number-columns-repeated="6" table:style-name="ce449" office:value-type="string" calcext:value-type="string">
            <text:p>x</text:p>
          </table:table-cell>
          <table:table-cell table:style-name="ce449" office:value-type="string" calcext:value-type="string">
            <text:p>/</text:p>
          </table:table-cell>
          <table:table-cell table:number-columns-repeated="3" table:style-name="ce449" office:value-type="string" calcext:value-type="string">
            <text:p>x</text:p>
          </table:table-cell>
          <table:table-cell table:style-name="ce466" table:number-columns-repeated="16"/>
          <table:table-cell table:style-name="ce441" office:value-type="time" office:time-value="PT14H30M00S" calcext:value-type="time">
            <text:p>14:30</text:p>
          </table:table-cell>
          <table:table-cell table:number-columns-repeated="2" table:style-name="ce449" office:value-type="string" calcext:value-type="string">
            <text:p>/</text:p>
          </table:table-cell>
          <table:table-cell table:style-name="ce449" office:value-type="string" calcext:value-type="string">
            <text:p>x</text:p>
          </table:table-cell>
          <table:table-cell table:number-columns-repeated="4" table:style-name="ce449" office:value-type="string" calcext:value-type="string">
            <text:p>/</text:p>
          </table:table-cell>
          <table:table-cell table:number-columns-repeated="2" table:style-name="ce449" office:value-type="string" calcext:value-type="string">
            <text:p>x</text:p>
          </table:table-cell>
          <table:table-cell table:style-name="ce466" table:number-columns-repeated="968"/>
        </table:table-row>
        <table:table-row table:style-name="ro3">
          <table:table-cell table:style-name="ce441" office:value-type="time" office:time-value="PT15H00M00S" calcext:value-type="time">
            <text:p>15:00</text:p>
          </table:table-cell>
          <table:table-cell table:number-columns-repeated="2" table:style-name="ce449" office:value-type="string" calcext:value-type="string">
            <text:p>x</text:p>
          </table:table-cell>
          <table:table-cell table:style-name="ce449" office:value-type="string" calcext:value-type="string">
            <text:p>会</text:p>
          </table:table-cell>
          <table:table-cell table:style-name="ce449" table:number-columns-repeated="2"/>
          <table:table-cell table:number-columns-repeated="3" table:style-name="ce449" office:value-type="string" calcext:value-type="string">
            <text:p>x</text:p>
          </table:table-cell>
          <table:table-cell table:style-name="ce449" office:value-type="string" calcext:value-type="string">
            <text:p>2F</text:p>
          </table:table-cell>
          <table:table-cell table:style-name="ce449" office:value-type="string" calcext:value-type="string">
            <text:p>会</text:p>
          </table:table-cell>
          <table:table-cell table:style-name="ce449" table:number-columns-repeated="2"/>
          <table:table-cell table:number-columns-repeated="3" table:style-name="ce449" office:value-type="string" calcext:value-type="string">
            <text:p>x</text:p>
          </table:table-cell>
          <table:table-cell table:style-name="ce449"/>
          <table:table-cell table:style-name="ce462"/>
          <table:table-cell table:style-name="ce449"/>
          <table:table-cell table:style-name="ce449" office:value-type="string" calcext:value-type="string">
            <text:p>閉</text:p>
          </table:table-cell>
          <table:table-cell table:number-columns-repeated="6" table:style-name="ce449" office:value-type="string" calcext:value-type="string">
            <text:p>x</text:p>
          </table:table-cell>
          <table:table-cell table:style-name="ce449" office:value-type="string" calcext:value-type="string">
            <text:p>閉</text:p>
          </table:table-cell>
          <table:table-cell table:number-columns-repeated="3" table:style-name="ce449" office:value-type="string" calcext:value-type="string">
            <text:p>x</text:p>
          </table:table-cell>
          <table:table-cell table:number-columns-repeated="16"/>
          <table:table-cell table:style-name="ce441" office:value-type="time" office:time-value="PT15H00M00S" calcext:value-type="time">
            <text:p>15:00</text:p>
          </table:table-cell>
          <table:table-cell table:number-columns-repeated="2" table:style-name="ce449" office:value-type="string" calcext:value-type="string">
            <text:p>会</text:p>
          </table:table-cell>
          <table:table-cell table:style-name="ce449" office:value-type="string" calcext:value-type="string">
            <text:p>x</text:p>
          </table:table-cell>
          <table:table-cell table:style-name="ce449" table:number-columns-repeated="4"/>
          <table:table-cell table:number-columns-repeated="2" table:style-name="ce44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41" office:value-type="time" office:time-value="PT15H30M00S" calcext:value-type="time">
            <text:p>15:30</text:p>
          </table:table-cell>
          <table:table-cell table:number-columns-repeated="2" table:style-name="ce449" office:value-type="string" calcext:value-type="string">
            <text:p>x</text:p>
          </table:table-cell>
          <table:table-cell table:number-columns-repeated="3" table:style-name="ce449" office:value-type="string" calcext:value-type="string">
            <text:p>/</text:p>
          </table:table-cell>
          <table:table-cell table:number-columns-repeated="3" table:style-name="ce449" office:value-type="string" calcext:value-type="string">
            <text:p>x</text:p>
          </table:table-cell>
          <table:table-cell table:number-columns-repeated="4" table:style-name="ce449" office:value-type="string" calcext:value-type="string">
            <text:p>/</text:p>
          </table:table-cell>
          <table:table-cell table:number-columns-repeated="3" table:style-name="ce449" office:value-type="string" calcext:value-type="string">
            <text:p>x</text:p>
          </table:table-cell>
          <table:table-cell table:number-columns-repeated="4" table:style-name="ce449" office:value-type="string" calcext:value-type="string">
            <text:p>/</text:p>
          </table:table-cell>
          <table:table-cell table:number-columns-repeated="6" table:style-name="ce449" office:value-type="string" calcext:value-type="string">
            <text:p>x</text:p>
          </table:table-cell>
          <table:table-cell table:style-name="ce449" office:value-type="string" calcext:value-type="string">
            <text:p>/</text:p>
          </table:table-cell>
          <table:table-cell table:number-columns-repeated="3" table:style-name="ce449" office:value-type="string" calcext:value-type="string">
            <text:p>x</text:p>
          </table:table-cell>
          <table:table-cell table:number-columns-repeated="16"/>
          <table:table-cell table:style-name="ce441" office:value-type="time" office:time-value="PT15H30M00S" calcext:value-type="time">
            <text:p>15:30</text:p>
          </table:table-cell>
          <table:table-cell table:number-columns-repeated="2" table:style-name="ce449" office:value-type="string" calcext:value-type="string">
            <text:p>/</text:p>
          </table:table-cell>
          <table:table-cell table:style-name="ce449" office:value-type="string" calcext:value-type="string">
            <text:p>x</text:p>
          </table:table-cell>
          <table:table-cell table:number-columns-repeated="4" table:style-name="ce449" office:value-type="string" calcext:value-type="string">
            <text:p>/</text:p>
          </table:table-cell>
          <table:table-cell table:number-columns-repeated="2" table:style-name="ce44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42" office:value-type="time" office:time-value="PT16H00M00S" calcext:value-type="time">
            <text:p>16:00</text:p>
          </table:table-cell>
          <table:table-cell table:number-columns-repeated="2" table:style-name="ce449" office:value-type="string" calcext:value-type="string">
            <text:p>x</text:p>
          </table:table-cell>
          <table:table-cell table:style-name="ce449" office:value-type="string" calcext:value-type="string">
            <text:p>閉</text:p>
          </table:table-cell>
          <table:table-cell table:style-name="ce449" table:number-columns-repeated="2"/>
          <table:table-cell table:number-columns-repeated="3" table:style-name="ce449" office:value-type="string" calcext:value-type="string">
            <text:p>x</text:p>
          </table:table-cell>
          <table:table-cell table:style-name="ce449" office:value-type="string" calcext:value-type="string">
            <text:p>3F</text:p>
          </table:table-cell>
          <table:table-cell table:style-name="ce449" table:number-columns-repeated="3"/>
          <table:table-cell table:number-columns-repeated="3" table:style-name="ce449" office:value-type="string" calcext:value-type="string">
            <text:p>x</text:p>
          </table:table-cell>
          <table:table-cell table:style-name="ce449" table:number-columns-repeated="3"/>
          <table:table-cell table:style-name="ce449" office:value-type="string" calcext:value-type="string">
            <text:p>閉</text:p>
          </table:table-cell>
          <table:table-cell table:number-columns-repeated="6" table:style-name="ce449" office:value-type="string" calcext:value-type="string">
            <text:p>x</text:p>
          </table:table-cell>
          <table:table-cell table:style-name="ce449" office:value-type="string" calcext:value-type="string">
            <text:p>閉</text:p>
          </table:table-cell>
          <table:table-cell table:number-columns-repeated="3" table:style-name="ce449" office:value-type="string" calcext:value-type="string">
            <text:p>x</text:p>
          </table:table-cell>
          <table:table-cell table:style-name="ce467" table:number-columns-repeated="16"/>
          <table:table-cell table:style-name="ce442" office:value-type="time" office:time-value="PT16H00M00S" calcext:value-type="time">
            <text:p>16:00</text:p>
          </table:table-cell>
          <table:table-cell table:style-name="ce449" table:number-columns-repeated="2"/>
          <table:table-cell table:style-name="ce449" office:value-type="string" calcext:value-type="string">
            <text:p>x</text:p>
          </table:table-cell>
          <table:table-cell table:style-name="ce449" table:number-columns-repeated="4"/>
          <table:table-cell table:number-columns-repeated="2" table:style-name="ce449" office:value-type="string" calcext:value-type="string">
            <text:p>x</text:p>
          </table:table-cell>
          <table:table-cell table:style-name="ce467" table:number-columns-repeated="968"/>
        </table:table-row>
        <table:table-row table:style-name="ro3">
          <table:table-cell table:style-name="ce442" office:value-type="time" office:time-value="PT16H30M00S" calcext:value-type="time">
            <text:p>16:30</text:p>
          </table:table-cell>
          <table:table-cell table:number-columns-repeated="2" table:style-name="ce449" office:value-type="string" calcext:value-type="string">
            <text:p>x</text:p>
          </table:table-cell>
          <table:table-cell table:number-columns-repeated="3" table:style-name="ce449" office:value-type="string" calcext:value-type="string">
            <text:p>/</text:p>
          </table:table-cell>
          <table:table-cell table:number-columns-repeated="3" table:style-name="ce449" office:value-type="string" calcext:value-type="string">
            <text:p>x</text:p>
          </table:table-cell>
          <table:table-cell table:number-columns-repeated="4" table:style-name="ce449" office:value-type="string" calcext:value-type="string">
            <text:p>/</text:p>
          </table:table-cell>
          <table:table-cell table:number-columns-repeated="3" table:style-name="ce449" office:value-type="string" calcext:value-type="string">
            <text:p>x</text:p>
          </table:table-cell>
          <table:table-cell table:number-columns-repeated="4" table:style-name="ce449" office:value-type="string" calcext:value-type="string">
            <text:p>/</text:p>
          </table:table-cell>
          <table:table-cell table:number-columns-repeated="6" table:style-name="ce449" office:value-type="string" calcext:value-type="string">
            <text:p>x</text:p>
          </table:table-cell>
          <table:table-cell table:style-name="ce449" office:value-type="string" calcext:value-type="string">
            <text:p>/</text:p>
          </table:table-cell>
          <table:table-cell table:number-columns-repeated="3" table:style-name="ce449" office:value-type="string" calcext:value-type="string">
            <text:p>x</text:p>
          </table:table-cell>
          <table:table-cell table:style-name="ce468" table:number-columns-repeated="16"/>
          <table:table-cell table:style-name="ce459" office:value-type="string" calcext:value-type="string">
            <text:p>16:30</text:p>
          </table:table-cell>
          <table:table-cell table:number-columns-repeated="2" table:style-name="ce449" office:value-type="string" calcext:value-type="string">
            <text:p>/</text:p>
          </table:table-cell>
          <table:table-cell table:style-name="ce449" office:value-type="string" calcext:value-type="string">
            <text:p>x</text:p>
          </table:table-cell>
          <table:table-cell table:number-columns-repeated="4" table:style-name="ce449" office:value-type="string" calcext:value-type="string">
            <text:p>/</text:p>
          </table:table-cell>
          <table:table-cell table:number-columns-repeated="2" table:style-name="ce449" office:value-type="string" calcext:value-type="string">
            <text:p>x</text:p>
          </table:table-cell>
          <table:table-cell table:style-name="ce468" table:number-columns-repeated="968"/>
        </table:table-row>
        <table:table-row table:style-name="ro3">
          <table:table-cell table:style-name="ce441" office:value-type="time" office:time-value="PT17H00M00S" calcext:value-type="time">
            <text:p>17:00</text:p>
          </table:table-cell>
          <table:table-cell table:number-columns-repeated="29" table:style-name="ce449" office:value-type="string" calcext:value-type="string">
            <text:p>x</text:p>
          </table:table-cell>
          <table:table-cell table:number-columns-repeated="16"/>
          <table:table-cell table:style-name="ce441" office:value-type="time" office:time-value="PT17H00M00S" calcext:value-type="time">
            <text:p>17:00</text:p>
          </table:table-cell>
          <table:table-cell table:number-columns-repeated="9" table:style-name="ce44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41" office:value-type="time" office:time-value="PT17H30M00S" calcext:value-type="time">
            <text:p>17:30</text:p>
          </table:table-cell>
          <table:table-cell table:number-columns-repeated="29" table:style-name="ce449" office:value-type="string" calcext:value-type="string">
            <text:p>x</text:p>
          </table:table-cell>
          <table:table-cell table:number-columns-repeated="16"/>
          <table:table-cell table:style-name="ce441" office:value-type="time" office:time-value="PT17H30M00S" calcext:value-type="time">
            <text:p>17:30</text:p>
          </table:table-cell>
          <table:table-cell table:number-columns-repeated="9" table:style-name="ce44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41" office:value-type="time" office:time-value="PT18H00M00S" calcext:value-type="time">
            <text:p>18:00</text:p>
          </table:table-cell>
          <table:table-cell table:number-columns-repeated="29" table:style-name="ce449" office:value-type="string" calcext:value-type="string">
            <text:p>x</text:p>
          </table:table-cell>
          <table:table-cell table:number-columns-repeated="16"/>
          <table:table-cell table:style-name="ce441" office:value-type="time" office:time-value="PT18H00M00S" calcext:value-type="time">
            <text:p>18:00</text:p>
          </table:table-cell>
          <table:table-cell table:number-columns-repeated="9" table:style-name="ce44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41" office:value-type="time" office:time-value="PT18H30M00S" calcext:value-type="time">
            <text:p>18:30</text:p>
          </table:table-cell>
          <table:table-cell table:number-columns-repeated="29" table:style-name="ce449" office:value-type="string" calcext:value-type="string">
            <text:p>x</text:p>
          </table:table-cell>
          <table:table-cell table:number-columns-repeated="16"/>
          <table:table-cell table:style-name="ce441" office:value-type="time" office:time-value="PT18H30M00S" calcext:value-type="time">
            <text:p>18:30</text:p>
          </table:table-cell>
          <table:table-cell table:number-columns-repeated="9" table:style-name="ce44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41" office:value-type="time" office:time-value="PT19H00M00S" calcext:value-type="time">
            <text:p>19:00</text:p>
          </table:table-cell>
          <table:table-cell table:number-columns-repeated="29" table:style-name="ce449" office:value-type="string" calcext:value-type="string">
            <text:p>x</text:p>
          </table:table-cell>
          <table:table-cell table:style-name="ce466" table:number-columns-repeated="16"/>
          <table:table-cell table:style-name="ce441" office:value-type="time" office:time-value="PT19H00M00S" calcext:value-type="time">
            <text:p>19:00</text:p>
          </table:table-cell>
          <table:table-cell table:number-columns-repeated="9" table:style-name="ce449" office:value-type="string" calcext:value-type="string">
            <text:p>x</text:p>
          </table:table-cell>
          <table:table-cell table:style-name="ce466" table:number-columns-repeated="968"/>
        </table:table-row>
        <table:table-row table:style-name="ro3" table:number-rows-repeated="3">
          <table:table-cell table:style-name="ce443"/>
          <table:table-cell table:number-columns-repeated="1023"/>
        </table:table-row>
        <table:table-row table:style-name="ro3">
          <table:table-cell table:style-name="ce443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3" table:number-rows-repeated="46">
          <table:table-cell table:style-name="ce443"/>
          <table:table-cell table:number-columns-repeated="1023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面談枠.$A$1" table:cell-range-address="$面談枠.$A$1:.$AD$27" table:range-usable-as="print-range"/>
        </table:named-expressions>
        <calcext:conditional-formats>
          <calcext:conditional-format calcext:target-range-address="面談枠.B5:面談枠.AD27 面談枠.AV5:面談枠.BD27">
            <calcext:condition calcext:apply-style-name="Excel_CondFormat_2_1_1" calcext:value="=&quot;x&quot;" calcext:base-cell-address="面談枠.B5"/>
            <calcext:condition calcext:apply-style-name="Excel_CondFormat_2_1_2" calcext:value="=&quot;/&quot;" calcext:base-cell-address="面談枠.B5"/>
            <calcext:condition calcext:apply-style-name="Excel_CondFormat_2_1_3" calcext:value="!=&quot;&quot;" calcext:base-cell-address="面談枠.B5"/>
          </calcext:conditional-format>
          <calcext:conditional-format calcext:target-range-address="面談枠.AF1:面談枠.AF1 面談枠.AK1:面談枠.AK1">
            <calcext:condition calcext:apply-style-name="Excel_CondFormat_2_2_1" calcext:value="formula-is(&quot;&quot;application.cutcopymode = 1&quot;&quot;)" calcext:base-cell-address="面談枠.AF1"/>
          </calcext:conditional-format>
          <calcext:conditional-format calcext:target-range-address="面談枠.A2:面談枠.A3">
            <calcext:condition calcext:apply-style-name="Excel_CondFormat_2_3_1" calcext:value="=&quot;コピー中&quot;" calcext:base-cell-address="面談枠.A2"/>
            <calcext:condition calcext:apply-style-name="Excel_CondFormat_2_3_2" calcext:value="=&quot;コピー可&quot;" calcext:base-cell-address="面談枠.A2"/>
          </calcext:conditional-format>
        </calcext:conditional-formats>
      </table:table>
      <table:table table:name="退院" table:style-name="ta1">
        <table:table-column table:style-name="co14" table:default-cell-style-name="ce478"/>
        <table:table-column table:style-name="co20" table:default-cell-style-name="ce480"/>
        <table:table-column table:style-name="co21" table:default-cell-style-name="ce480"/>
        <table:table-column table:style-name="co22" table:default-cell-style-name="ce483"/>
        <table:table-column table:style-name="co23" table:default-cell-style-name="ce486"/>
        <table:table-column table:style-name="co24" table:default-cell-style-name="ce486"/>
        <table:table-column table:style-name="co25" table:default-cell-style-name="ce488"/>
        <table:table-column table:style-name="co26" table:number-columns-repeated="4" table:default-cell-style-name="ce488"/>
        <table:table-column table:style-name="co14" table:number-columns-repeated="246" table:default-cell-style-name="ce488"/>
        <table:table-column table:style-name="co14" table:number-columns-repeated="767" table:default-cell-style-name="Default"/>
        <table:table-row table:style-name="ro4">
          <table:table-cell table:style-name="ce477" office:value-type="string" calcext:value-type="string">
            <text:p>ID</text:p>
          </table:table-cell>
          <table:table-cell table:style-name="ce479" office:value-type="string" calcext:value-type="string">
            <text:p>漢字名</text:p>
          </table:table-cell>
          <table:table-cell table:style-name="ce479" office:value-type="string" calcext:value-type="string">
            <text:p>ｶﾅ名</text:p>
          </table:table-cell>
          <table:table-cell table:style-name="ce481" office:value-type="string" calcext:value-type="string">
            <text:p>入院日</text:p>
          </table:table-cell>
          <table:table-cell table:style-name="ce484" office:value-type="string" calcext:value-type="string">
            <text:p>ﾘｽﾄ消去日</text:p>
          </table:table-cell>
          <table:table-cell table:style-name="ce484" office:value-type="string" calcext:value-type="string">
            <text:p>経過</text:p>
          </table:table-cell>
          <table:table-cell table:style-name="ce487" office:value-type="string" calcext:value-type="string">
            <text:p>ﾘｽﾄに戻る</text:p>
          </table:table-cell>
          <table:table-cell table:style-name="ce489"/>
          <table:table-cell table:style-name="ce490"/>
          <table:table-cell table:style-name="ce489" table:number-columns-repeated="2"/>
          <table:table-cell table:style-name="ce491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00092946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482" office:value-type="date" office:date-value="2012-07-28" calcext:value-type="date">
            <text:p>H24.07.28</text:p>
          </table:table-cell>
          <table:table-cell table:style-name="ce485" office:value-type="date" office:date-value="2012-07-31" calcext:value-type="date">
            <text:p>H24.07.31</text:p>
          </table:table-cell>
          <table:table-cell table:style-name="ce484" office:value-type="string" calcext:value-type="string">
            <text:p>経過</text:p>
          </table:table-cell>
          <table:table-cell table:number-columns-repeated="1018"/>
        </table:table-row>
        <table:table-row table:style-name="ro5" table:number-rows-repeated="1047567">
          <table:table-cell table:number-columns-repeated="1024"/>
        </table:table-row>
        <table:table-row table:style-name="ro6" table:number-rows-repeated="10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0000000" table:style-name="ta1">
        <table:table-column table:style-name="co27" table:default-cell-style-name="ce467"/>
        <table:table-column table:style-name="co28" table:default-cell-style-name="ce467"/>
        <table:table-column table:style-name="co29" table:default-cell-style-name="ce467"/>
        <table:table-column table:style-name="co30" table:default-cell-style-name="ce467"/>
        <table:table-column table:style-name="co31" table:default-cell-style-name="ce513"/>
        <table:table-column table:style-name="co30" table:default-cell-style-name="ce467"/>
        <table:table-column table:style-name="co32" table:default-cell-style-name="ce529"/>
        <table:table-column table:style-name="co28" table:default-cell-style-name="ce529"/>
        <table:table-column table:style-name="co22" table:default-cell-style-name="ce529"/>
        <table:table-column table:style-name="co33" table:default-cell-style-name="ce467"/>
        <table:table-column table:style-name="co34" table:default-cell-style-name="ce467"/>
        <table:table-column table:style-name="co35" table:default-cell-style-name="ce467"/>
        <table:table-column table:style-name="co36" table:default-cell-style-name="ce467"/>
        <table:table-column table:style-name="co37" table:default-cell-style-name="ce467"/>
        <table:table-column table:style-name="co14" table:number-columns-repeated="243" table:default-cell-style-name="ce467"/>
        <table:table-column table:style-name="co14" table:number-columns-repeated="767" table:default-cell-style-name="ce476"/>
        <table:table-row table:style-name="ro7">
          <table:table-cell table:style-name="ce492" office:value-type="string" calcext:value-type="string" table:number-columns-spanned="1" table:number-rows-spanned="2">
            <text:p>行挿</text:p>
          </table:table-cell>
          <table:table-cell table:style-name="ce438" office:value-type="string" calcext:value-type="string" table:number-columns-spanned="1" table:number-rows-spanned="2">
            <text:p>#</text:p>
          </table:table-cell>
          <table:table-cell table:style-name="ce496"/>
          <table:table-cell table:style-name="ce492" office:value-type="string" calcext:value-type="string" table:number-columns-spanned="1" table:number-rows-spanned="2">
            <text:p>日付</text:p>
          </table:table-cell>
          <table:table-cell table:style-name="ce509" office:value-type="string" calcext:value-type="string">
            <text:p>ﾘｽﾄに戻る</text:p>
          </table:table-cell>
          <table:table-cell table:style-name="ce518" office:value-type="string" calcext:value-type="string" table:number-columns-spanned="1" table:number-rows-spanned="2">
            <text:p>sbj</text:p>
          </table:table-cell>
          <table:table-cell table:style-name="ce523" office:value-type="string" calcext:value-type="string">
            <text:p>経過</text:p>
          </table:table-cell>
          <table:table-cell table:style-name="ce533" office:value-type="string" calcext:value-type="string" table:number-columns-spanned="1" table:number-rows-spanned="2">
            <text:p>記事</text:p>
          </table:table-cell>
          <table:table-cell table:style-name="ce536" office:value-type="date" office:date-value="2012-08-29" calcext:value-type="date">
            <text:p>8.29(水)</text:p>
          </table:table-cell>
          <table:table-cell table:style-name="ce470" office:value-type="string" calcext:value-type="string" table:number-columns-spanned="1" table:number-rows-spanned="2">
            <text:p>COPY</text:p>
          </table:table-cell>
          <table:table-cell table:style-name="ce539" office:value-type="string" calcext:value-type="string" table:number-columns-spanned="1" table:number-rows-spanned="2">
            <text:p>Sbj　　並替</text:p>
          </table:table-cell>
          <table:table-cell table:style-name="ce540" office:value-type="string" calcext:value-type="string" table:number-columns-spanned="1" table:number-rows-spanned="2">
            <text:p>退院　　ｻﾏﾘ</text:p>
          </table:table-cell>
          <table:table-cell table:style-name="ce542" office:value-type="string" calcext:value-type="string" table:number-columns-spanned="1" table:number-rows-spanned="2">
            <text:p>分解　　処理</text:p>
          </table:table-cell>
          <table:table-cell table:style-name="ce539" office:value-type="string" calcext:value-type="string" table:number-columns-spanned="1" table:number-rows-spanned="2">
            <text:p>DS　　　切離</text:p>
          </table:table-cell>
          <table:table-cell table:number-columns-repeated="1010"/>
        </table:table-row>
        <table:table-row table:style-name="ro8">
          <table:covered-table-cell table:style-name="ce492"/>
          <table:covered-table-cell table:style-name="ce438"/>
          <table:table-cell table:style-name="ce473" office:value-type="string" calcext:value-type="string">
            <text:p>Date</text:p>
          </table:table-cell>
          <table:covered-table-cell table:style-name="ce492"/>
          <table:table-cell table:style-name="ce509" office:value-type="string" calcext:value-type="string">
            <text:p>Subject</text:p>
          </table:table-cell>
          <table:covered-table-cell table:style-name="ce518"/>
          <table:table-cell table:style-name="ce523" office:value-type="string" calcext:value-type="string">
            <text:p>ID+漢字名+ｶﾀｶﾅ</text:p>
          </table:table-cell>
          <table:covered-table-cell table:style-name="ce533"/>
          <table:table-cell table:style-name="ce537" office:value-type="time" office:time-value="PT987617H31M49.99999973S" calcext:value-type="time">
            <text:p>17:31</text:p>
          </table:table-cell>
          <table:covered-table-cell table:style-name="ce470"/>
          <table:covered-table-cell table:style-name="ce539"/>
          <table:covered-table-cell table:style-name="ce540"/>
          <table:covered-table-cell table:style-name="ce542"/>
          <table:covered-table-cell table:style-name="ce539"/>
          <table:table-cell table:style-name="ce438" table:number-columns-repeated="1010"/>
        </table:table-row>
        <table:table-row table:style-name="ro2">
          <table:table-cell table:style-name="ce438"/>
          <table:table-cell table:style-name="ce438" office:value-type="string" calcext:value-type="string">
            <text:p>#</text:p>
          </table:table-cell>
          <table:table-cell table:style-name="ce497"/>
          <table:table-cell table:style-name="ce507"/>
          <table:table-cell table:style-name="ce510" office:value-type="string" calcext:value-type="string">
            <text:p>入院</text:p>
          </table:table-cell>
          <table:table-cell table:style-name="ce519"/>
          <table:table-cell table:style-name="ce524"/>
          <table:table-cell table:style-name="ce523" table:number-columns-repeated="2"/>
          <table:table-cell table:style-name="ce438" table:number-columns-repeated="2"/>
          <table:table-cell table:style-name="ce541"/>
          <table:table-cell table:style-name="ce438" table:number-columns-repeated="1012"/>
        </table:table-row>
        <table:table-row table:style-name="ro2">
          <table:table-cell/>
          <table:table-cell table:style-name="ce438" office:value-type="string" calcext:value-type="string">
            <text:p>#</text:p>
          </table:table-cell>
          <table:table-cell table:style-name="ce498"/>
          <table:table-cell/>
          <table:table-cell table:style-name="ce511" office:value-type="string" calcext:value-type="string">
            <text:p>入院時ECG</text:p>
          </table:table-cell>
          <table:table-cell table:style-name="ce520"/>
          <table:table-cell table:style-name="ce525"/>
          <table:table-cell table:style-name="ce534"/>
          <table:table-cell/>
          <table:table-cell table:style-name="ce466"/>
          <table:table-cell/>
          <table:table-cell table:style-name="ce466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98"/>
          <table:table-cell/>
          <table:table-cell table:style-name="ce511" office:value-type="string" calcext:value-type="string">
            <text:p>面談記録</text:p>
          </table:table-cell>
          <table:table-cell table:style-name="ce520"/>
          <table:table-cell table:style-name="ce526" office:value-type="string" calcext:value-type="string">
            <text:p>未</text:p>
          </table:table-cell>
          <table:table-cell table:style-name="ce535" office:value-type="string" calcext:value-type="string">
            <text:p>未</text:p>
          </table:table-cell>
          <table:table-cell/>
          <table:table-cell table:style-name="ce466" table:number-columns-repeated="2"/>
          <table:table-cell table:number-columns-repeated="1013"/>
        </table:table-row>
        <table:table-row table:style-name="ro2">
          <table:table-cell table:style-name="ce466"/>
          <table:table-cell table:style-name="ce466" office:value-type="string" calcext:value-type="string">
            <text:p>#</text:p>
          </table:table-cell>
          <table:table-cell table:style-name="ce499"/>
          <table:table-cell table:style-name="ce508"/>
          <table:table-cell table:style-name="ce511" office:value-type="string" calcext:value-type="string">
            <text:p>心肺機能低下時</text:p>
          </table:table-cell>
          <table:table-cell table:style-name="ce511"/>
          <table:table-cell table:style-name="ce527" office:value-type="string" calcext:value-type="string">
            <text:p>説明未</text:p>
          </table:table-cell>
          <table:table-cell table:style-name="ce535" office:value-type="string" calcext:value-type="string">
            <text:p>説明未</text:p>
          </table:table-cell>
          <table:table-cell table:style-name="ce511"/>
          <table:table-cell table:style-name="ce466" table:number-columns-repeated="1015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00"/>
          <table:table-cell table:style-name="ce503"/>
          <table:table-cell table:style-name="ce511" office:value-type="string" calcext:value-type="string">
            <text:p>4F転床説明</text:p>
          </table:table-cell>
          <table:table-cell table:style-name="ce520"/>
          <table:table-cell table:style-name="ce526" office:value-type="string" calcext:value-type="string">
            <text:p>未</text:p>
          </table:table-cell>
          <table:table-cell table:style-name="ce535" office:value-type="string" calcext:value-type="string">
            <text:p>未</text:p>
          </table:table-cell>
          <table:table-cell/>
          <table:table-cell table:style-name="ce466" table:number-columns-repeated="2"/>
          <table:table-cell table:number-columns-repeated="1013"/>
        </table:table-row>
        <table:table-row table:style-name="ro2" table:number-rows-repeated="8">
          <table:table-cell table:number-columns-repeated="2"/>
          <table:table-cell table:style-name="ce500"/>
          <table:table-cell table:style-name="ce503"/>
          <table:table-cell table:style-name="ce511"/>
          <table:table-cell table:style-name="ce520"/>
          <table:table-cell table:style-name="ce526"/>
          <table:table-cell table:style-name="ce535"/>
          <table:table-cell/>
          <table:table-cell table:style-name="ce438"/>
          <table:table-cell/>
          <table:table-cell table:style-name="ce466"/>
          <table:table-cell table:number-columns-repeated="1012"/>
        </table:table-row>
        <table:table-row table:style-name="ro2">
          <table:table-cell table:style-name="ce493" table:number-columns-repeated="2"/>
          <table:table-cell table:style-name="ce501" office:value-type="string" calcext:value-type="string">
            <text:p>本日の記事</text:p>
          </table:table-cell>
          <table:table-cell table:style-name="ce501"/>
          <table:table-cell table:style-name="ce512"/>
          <table:table-cell table:style-name="ce521" office:value-type="date" office:date-value="2012-07-07" calcext:value-type="date">
            <text:p>H24.7.7</text:p>
          </table:table-cell>
          <table:table-cell table:style-name="ce528" table:number-columns-repeated="3"/>
          <table:table-cell table:style-name="ce493" table:number-columns-repeated="1015"/>
        </table:table-row>
        <table:table-row table:style-name="ro2">
          <table:table-cell table:number-columns-repeated="2"/>
          <table:table-cell table:style-name="ce502"/>
          <table:table-cell table:style-name="ce503"/>
          <table:table-cell/>
          <table:table-cell table:style-name="ce522"/>
          <table:table-cell table:number-columns-repeated="1018"/>
        </table:table-row>
        <table:table-row table:style-name="ro2">
          <table:table-cell table:number-columns-repeated="2"/>
          <table:table-cell table:style-name="ce503" table:number-columns-repeated="2"/>
          <table:table-cell/>
          <table:table-cell table:style-name="ce522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503" table:number-columns-repeated="2"/>
          <table:table-cell table:number-columns-repeated="1020"/>
        </table:table-row>
        <table:table-row table:style-name="ro2">
          <table:table-cell table:number-columns-repeated="10"/>
          <table:table-cell table:style-name="ce438"/>
          <table:table-cell/>
          <table:table-cell table:style-name="ce466" table:number-columns-repeated="2"/>
          <table:table-cell table:number-columns-repeated="1010"/>
        </table:table-row>
        <table:table-row table:style-name="ro2">
          <table:table-cell table:style-name="ce494" table:number-columns-repeated="2"/>
          <table:table-cell table:style-name="ce504" office:value-type="string" calcext:value-type="string">
            <text:p>過去の問題ﾘｽﾄ</text:p>
          </table:table-cell>
          <table:table-cell table:style-name="ce504"/>
          <table:table-cell table:style-name="ce514"/>
          <table:table-cell table:style-name="ce494"/>
          <table:table-cell table:style-name="ce530" table:number-columns-repeated="3"/>
          <table:table-cell table:style-name="ce538"/>
          <table:table-cell table:style-name="ce494"/>
          <table:table-cell table:style-name="ce538"/>
          <table:table-cell table:style-name="ce494" table:number-columns-repeated="1012"/>
        </table:table-row>
        <table:table-row table:style-name="ro2">
          <table:table-cell/>
          <table:table-cell table:style-name="ce475" office:value-type="string" calcext:value-type="string">
            <text:p>#</text:p>
          </table:table-cell>
          <table:table-cell table:style-name="ce505"/>
          <table:table-cell table:style-name="ce503"/>
          <table:table-cell table:style-name="ce515" office:value-type="string" calcext:value-type="string">
            <text:p>ﾄﾗﾍﾙﾊﾟｰ確認</text:p>
          </table:table-cell>
          <table:table-cell table:style-name="ce520"/>
          <table:table-cell table:style-name="ce531" office:value-type="string" calcext:value-type="string">
            <text:p>未</text:p>
          </table:table-cell>
          <table:table-cell table:style-name="ce535"/>
          <table:table-cell/>
          <table:table-cell table:style-name="ce438"/>
          <table:table-cell/>
          <table:table-cell table:style-name="ce466"/>
          <table:table-cell table:number-columns-repeated="1012"/>
        </table:table-row>
        <table:table-row table:style-name="ro9">
          <table:table-cell/>
          <table:table-cell table:style-name="ce475" office:value-type="string" calcext:value-type="string">
            <text:p>#</text:p>
          </table:table-cell>
          <table:table-cell table:style-name="ce505"/>
          <table:table-cell table:style-name="ce503"/>
          <table:table-cell table:style-name="ce516" office:value-type="string" calcext:value-type="string">
            <text:p>CVﾎﾟｰﾄ,胃瘻説明</text:p>
          </table:table-cell>
          <table:table-cell table:style-name="ce520"/>
          <table:table-cell table:style-name="ce531" office:value-type="string" calcext:value-type="string">
            <text:p>未</text:p>
          </table:table-cell>
          <table:table-cell table:style-name="ce535" office:value-type="string" calcext:value-type="string">
            <text:p>未</text:p>
          </table:table-cell>
          <table:table-cell/>
          <table:table-cell table:style-name="ce438"/>
          <table:table-cell/>
          <table:table-cell table:style-name="ce466"/>
          <table:table-cell table:number-columns-repeated="1012"/>
        </table:table-row>
        <table:table-row table:style-name="ro2">
          <table:table-cell table:style-name="ce495" table:number-columns-repeated="2"/>
          <table:table-cell table:style-name="ce506" office:value-type="string" calcext:value-type="string">
            <text:p>過去の記事</text:p>
          </table:table-cell>
          <table:table-cell table:style-name="ce506"/>
          <table:table-cell table:style-name="ce517"/>
          <table:table-cell table:style-name="ce495"/>
          <table:table-cell table:style-name="ce532" table:number-columns-repeated="3"/>
          <table:table-cell table:style-name="ce495" table:number-columns-repeated="1015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00000000'.I1:'00000000'.I1">
            <calcext:condition calcext:apply-style-name="Excel_CondFormat_4_1_1" calcext:value="formula-is([.I1]=TODAY())" calcext:base-cell-address="'00000000'.I1"/>
            <calcext:condition calcext:apply-style-name="Excel_CondFormat_4_1_2" calcext:value="formula-is([.I1]&lt;&gt;TODAY())" calcext:base-cell-address="'00000000'.I1"/>
          </calcext:conditional-format>
          <calcext:conditional-format calcext:target-range-address="'00000000'.I2:'00000000'.I2">
            <calcext:condition calcext:apply-style-name="Excel_CondFormat_4_2_1" calcext:value="formula-is(OR(AND(NOW()&lt;TODAY()+0.5;[.I2]&gt;TODAY());AND(NOW()&gt;TODAY()+0.5;[.I2]&gt;TODAY()+0.5)))" calcext:base-cell-address="'00000000'.I2"/>
            <calcext:condition calcext:apply-style-name="Excel_CondFormat_4_2_2" calcext:value="formula-is(NOT(OR(AND(NOW()&lt;TODAY()+0.5;[.I2]&gt;TODAY());AND(NOW()&gt;TODAY()+0.5;[.I2]&gt;TODAY()+0.5))))" calcext:base-cell-address="'00000000'.I2"/>
          </calcext:conditional-format>
        </calcext:conditional-formats>
      </table:table>
      <table:table table:name="00000000経" table:style-name="ta1">
        <table:table-column table:style-name="co38" table:number-columns-repeated="5" table:default-cell-style-name="ce545"/>
        <table:table-column table:style-name="co39" table:default-cell-style-name="ce552"/>
        <table:table-column table:style-name="co40" table:default-cell-style-name="ce545"/>
        <table:table-column table:style-name="co41" table:default-cell-style-name="ce545"/>
        <table:table-column table:style-name="co18" table:number-columns-repeated="111" table:default-cell-style-name="ce545"/>
        <table:table-column table:style-name="co18" table:default-cell-style-name="ce450"/>
        <table:table-column table:style-name="co18" table:number-columns-repeated="137" table:default-cell-style-name="ce545"/>
        <table:table-column table:style-name="co18" table:number-columns-repeated="767" table:default-cell-style-name="ce476"/>
        <table:table-row table:style-name="ro7">
          <table:table-cell table:style-name="ce543" office:value-type="string" calcext:value-type="string" table:number-columns-spanned="1" table:number-rows-spanned="6">
            <text:p>点滴</text:p>
          </table:table-cell>
          <table:table-cell table:style-name="ce543" office:value-type="string" calcext:value-type="string" table:number-columns-spanned="1" table:number-rows-spanned="6">
            <text:p>内服</text:p>
          </table:table-cell>
          <table:table-cell table:style-name="ce543" office:value-type="string" calcext:value-type="string" table:number-columns-spanned="1" table:number-rows-spanned="6">
            <text:p>その他</text:p>
          </table:table-cell>
          <table:table-cell table:style-name="ce543" office:value-type="string" calcext:value-type="string" table:number-columns-spanned="1" table:number-rows-spanned="6">
            <text:p>検査値</text:p>
          </table:table-cell>
          <table:table-cell table:style-name="ce543" office:value-type="string" calcext:value-type="string" table:number-columns-spanned="1" table:number-rows-spanned="6">
            <text:p>採用外</text:p>
          </table:table-cell>
          <table:table-cell table:style-name="ce435" office:value-type="string" calcext:value-type="string">
            <text:p>ﾘｽﾄに戻る</text:p>
          </table:table-cell>
          <table:table-cell table:style-name="ce554" office:value-type="string" calcext:value-type="string">
            <text:p>ｶﾙﾃ</text:p>
          </table:table-cell>
          <table:table-cell table:style-name="ce435" office:value-type="string" calcext:value-type="string">
            <text:p>書式</text:p>
          </table:table-cell>
          <table:table-cell table:style-name="ce560" office:value-type="string" calcext:value-type="string" table:number-columns-spanned="2" table:number-rows-spanned="1">
            <text:p>入院日</text:p>
          </table:table-cell>
          <table:covered-table-cell table:style-name="ce560"/>
          <table:table-cell table:style-name="ce565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565"/>
          <table:table-cell table:style-name="ce566" office:value-type="string" calcext:value-type="string" table:number-columns-spanned="2" table:number-rows-spanned="1">
            <text:p>開始日</text:p>
          </table:table-cell>
          <table:covered-table-cell table:style-name="ce566"/>
          <table:table-cell table:style-name="ce565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565"/>
          <table:table-cell table:style-name="ce568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568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輸液組成</text:p>
          </table:table-cell>
          <table:covered-table-cell table:number-columns-repeated="2"/>
          <table:table-cell table:style-name="ce578" office:value-type="string" calcext:value-type="string" table:number-columns-spanned="3" table:number-rows-spanned="1">
            <text:p>輸液一覧</text:p>
          </table:table-cell>
          <table:covered-table-cell table:number-columns-repeated="2" table:style-name="ce578"/>
          <table:table-cell table:style-name="ce579" table:number-columns-repeated="8"/>
          <table:table-cell table:number-columns-repeated="79"/>
          <table:table-cell table:style-name="ce450"/>
          <table:table-cell table:style-name="ce545"/>
          <table:table-cell table:number-columns-repeated="904"/>
        </table:table-row>
        <table:table-row table:style-name="ro7">
          <table:covered-table-cell table:number-columns-repeated="5" table:style-name="ce543"/>
          <table:table-cell table:style-name="ce523" office:value-type="string" calcext:value-type="string">
            <text:p>ID+漢字名+ｶﾀｶﾅ</text:p>
          </table:table-cell>
          <table:table-cell office:value-type="string" calcext:value-type="string" table:number-columns-spanned="2" table:number-rows-spanned="1">
            <text:p>薬品ｱｲｳｴｵ</text:p>
          </table:table-cell>
          <table:covered-table-cell/>
          <table:table-cell table:style-name="ce561" office:value-type="string" calcext:value-type="string">
            <text:p>11月</text:p>
          </table:table-cell>
          <table:table-cell table:number-columns-repeated="2"/>
          <table:table-cell table:style-name="ce561"/>
          <table:table-cell/>
          <table:table-cell table:style-name="ce567"/>
          <table:table-cell/>
          <table:table-cell table:style-name="ce561"/>
          <table:table-cell table:number-columns-repeated="2"/>
          <table:table-cell table:style-name="ce569"/>
          <table:table-cell table:style-name="ce576"/>
          <table:table-cell table:style-name="ce577"/>
          <table:table-cell table:style-name="ce566" table:number-columns-repeated="10"/>
          <table:table-cell table:style-name="ce576" office:value-type="string" calcext:value-type="string">
            <text:p>12月</text:p>
          </table:table-cell>
          <table:table-cell table:style-name="ce566" table:number-columns-repeated="7"/>
          <table:table-cell table:style-name="ce561"/>
          <table:table-cell table:number-columns-repeated="2"/>
          <table:table-cell table:style-name="ce561"/>
          <table:table-cell table:number-columns-repeated="3"/>
          <table:table-cell table:style-name="ce561"/>
          <table:table-cell table:number-columns-repeated="3"/>
          <table:table-cell table:style-name="ce561"/>
          <table:table-cell table:number-columns-repeated="11"/>
          <table:table-cell table:style-name="ce561" office:value-type="string" calcext:value-type="string">
            <text:p>1月</text:p>
          </table:table-cell>
          <table:table-cell table:number-columns-repeated="7"/>
          <table:table-cell table:style-name="ce561"/>
          <table:table-cell table:number-columns-repeated="2"/>
          <table:table-cell table:style-name="ce561"/>
          <table:table-cell table:number-columns-repeated="3"/>
          <table:table-cell table:style-name="ce561" table:number-columns-repeated="2"/>
          <table:table-cell table:number-columns-repeated="14"/>
          <table:table-cell table:style-name="ce561" office:value-type="string" calcext:value-type="string">
            <text:p>2月</text:p>
          </table:table-cell>
          <table:table-cell table:number-columns-repeated="4"/>
          <table:table-cell table:style-name="ce561"/>
          <table:table-cell table:number-columns-repeated="4"/>
          <table:table-cell table:style-name="ce561"/>
          <table:table-cell table:number-columns-repeated="3"/>
          <table:table-cell table:style-name="ce561"/>
          <table:table-cell/>
          <table:table-cell table:style-name="ce561"/>
          <table:table-cell table:number-columns-repeated="12"/>
          <table:table-cell table:style-name="ce561" office:value-type="string" calcext:value-type="string">
            <text:p>3月</text:p>
          </table:table-cell>
          <table:table-cell table:number-columns-repeated="6"/>
          <table:table-cell table:style-name="ce561"/>
          <table:table-cell table:number-columns-repeated="4"/>
          <table:table-cell table:style-name="ce561"/>
          <table:table-cell table:number-columns-repeated="3"/>
          <table:table-cell table:style-name="ce561" table:number-columns-repeated="2"/>
          <table:table-cell table:number-columns-repeated="13"/>
          <table:table-cell table:style-name="ce561" office:value-type="string" calcext:value-type="string">
            <text:p>4月</text:p>
          </table:table-cell>
          <table:table-cell table:number-columns-repeated="5"/>
          <table:table-cell table:style-name="ce561"/>
          <table:table-cell table:number-columns-repeated="4"/>
          <table:table-cell table:style-name="ce561"/>
          <table:table-cell table:number-columns-repeated="3"/>
          <table:table-cell table:style-name="ce561"/>
          <table:table-cell/>
          <table:table-cell table:style-name="ce561"/>
          <table:table-cell table:number-columns-repeated="12"/>
          <table:table-cell table:style-name="ce561" office:value-type="string" calcext:value-type="string">
            <text:p>5月</text:p>
          </table:table-cell>
          <table:table-cell table:number-columns-repeated="6"/>
          <table:table-cell table:style-name="ce561"/>
          <table:table-cell table:number-columns-repeated="4"/>
          <table:table-cell table:style-name="ce561"/>
          <table:table-cell table:number-columns-repeated="3"/>
          <table:table-cell table:style-name="ce561" table:number-columns-repeated="2"/>
          <table:table-cell table:number-columns-repeated="13"/>
          <table:table-cell table:style-name="ce561" office:value-type="string" calcext:value-type="string">
            <text:p>6月</text:p>
          </table:table-cell>
          <table:table-cell table:number-columns-repeated="5"/>
          <table:table-cell table:style-name="ce561"/>
          <table:table-cell table:number-columns-repeated="5"/>
          <table:table-cell table:style-name="ce561"/>
          <table:table-cell table:number-columns-repeated="3"/>
          <table:table-cell table:style-name="ce561" table:number-columns-repeated="2"/>
          <table:table-cell table:number-columns-repeated="12"/>
          <table:table-cell table:style-name="ce561" office:value-type="string" calcext:value-type="string">
            <text:p>7月</text:p>
          </table:table-cell>
          <table:table-cell table:number-columns-repeated="6"/>
          <table:table-cell table:style-name="ce561"/>
          <table:table-cell table:number-columns-repeated="2"/>
          <table:table-cell table:style-name="ce561"/>
          <table:table-cell table:number-columns-repeated="769"/>
        </table:table-row>
        <table:table-row table:style-name="ro7">
          <table:covered-table-cell table:number-columns-repeated="5" table:style-name="ce543"/>
          <table:table-cell table:style-name="ce547" office:value-type="string" calcext:value-type="string">
            <text:p>同薬品検索</text:p>
          </table:table-cell>
          <table:table-cell table:style-name="ce555" office:value-type="string" calcext:value-type="string" table:number-columns-spanned="2" table:number-rows-spanned="1">
            <text:p>在院日数</text:p>
          </table:table-cell>
          <table:covered-table-cell table:style-name="ce558"/>
          <table:table-cell table:style-name="ce562" office:value-type="float" office:value="1" calcext:value-type="float">
            <text:p>1</text:p>
          </table:table-cell>
          <table:table-cell table:style-name="ce562" office:value-type="float" office:value="2" calcext:value-type="float">
            <text:p>2</text:p>
          </table:table-cell>
          <table:table-cell table:style-name="ce562" office:value-type="float" office:value="3" calcext:value-type="float">
            <text:p>3</text:p>
          </table:table-cell>
          <table:table-cell table:style-name="ce562" office:value-type="float" office:value="4" calcext:value-type="float">
            <text:p>4</text:p>
          </table:table-cell>
          <table:table-cell table:style-name="ce562" office:value-type="float" office:value="5" calcext:value-type="float">
            <text:p>5</text:p>
          </table:table-cell>
          <table:table-cell table:style-name="ce562" office:value-type="float" office:value="6" calcext:value-type="float">
            <text:p>6</text:p>
          </table:table-cell>
          <table:table-cell table:style-name="ce562" office:value-type="float" office:value="7" calcext:value-type="float">
            <text:p>7</text:p>
          </table:table-cell>
          <table:table-cell table:style-name="ce562" office:value-type="float" office:value="8" calcext:value-type="float">
            <text:p>8</text:p>
          </table:table-cell>
          <table:table-cell table:style-name="ce562" office:value-type="float" office:value="9" calcext:value-type="float">
            <text:p>9</text:p>
          </table:table-cell>
          <table:table-cell table:style-name="ce562" office:value-type="float" office:value="10" calcext:value-type="float">
            <text:p>10</text:p>
          </table:table-cell>
          <table:table-cell table:style-name="ce570" office:value-type="float" office:value="11" calcext:value-type="float">
            <text:p>11</text:p>
          </table:table-cell>
          <table:table-cell table:style-name="ce562" office:value-type="float" office:value="12" calcext:value-type="float">
            <text:p>12</text:p>
          </table:table-cell>
          <table:table-cell table:style-name="ce562" office:value-type="float" office:value="13" calcext:value-type="float">
            <text:p>13</text:p>
          </table:table-cell>
          <table:table-cell table:style-name="ce562" office:value-type="float" office:value="14" calcext:value-type="float">
            <text:p>14</text:p>
          </table:table-cell>
          <table:table-cell table:style-name="ce562" office:value-type="float" office:value="15" calcext:value-type="float">
            <text:p>15</text:p>
          </table:table-cell>
          <table:table-cell table:style-name="ce562" office:value-type="float" office:value="16" calcext:value-type="float">
            <text:p>16</text:p>
          </table:table-cell>
          <table:table-cell table:style-name="ce562" office:value-type="float" office:value="17" calcext:value-type="float">
            <text:p>17</text:p>
          </table:table-cell>
          <table:table-cell table:style-name="ce562" office:value-type="float" office:value="18" calcext:value-type="float">
            <text:p>18</text:p>
          </table:table-cell>
          <table:table-cell table:style-name="ce562" office:value-type="float" office:value="19" calcext:value-type="float">
            <text:p>19</text:p>
          </table:table-cell>
          <table:table-cell table:style-name="ce562" office:value-type="float" office:value="20" calcext:value-type="float">
            <text:p>20</text:p>
          </table:table-cell>
          <table:table-cell table:style-name="ce562" office:value-type="float" office:value="21" calcext:value-type="float">
            <text:p>21</text:p>
          </table:table-cell>
          <table:table-cell table:style-name="ce562" office:value-type="float" office:value="22" calcext:value-type="float">
            <text:p>22</text:p>
          </table:table-cell>
          <table:table-cell table:style-name="ce562" office:value-type="float" office:value="23" calcext:value-type="float">
            <text:p>23</text:p>
          </table:table-cell>
          <table:table-cell table:style-name="ce562" office:value-type="float" office:value="24" calcext:value-type="float">
            <text:p>24</text:p>
          </table:table-cell>
          <table:table-cell table:style-name="ce562" office:value-type="float" office:value="25" calcext:value-type="float">
            <text:p>25</text:p>
          </table:table-cell>
          <table:table-cell table:style-name="ce562" office:value-type="float" office:value="26" calcext:value-type="float">
            <text:p>26</text:p>
          </table:table-cell>
          <table:table-cell table:style-name="ce562" office:value-type="float" office:value="27" calcext:value-type="float">
            <text:p>27</text:p>
          </table:table-cell>
          <table:table-cell table:style-name="ce562" office:value-type="float" office:value="28" calcext:value-type="float">
            <text:p>28</text:p>
          </table:table-cell>
          <table:table-cell table:style-name="ce562" office:value-type="float" office:value="29" calcext:value-type="float">
            <text:p>29</text:p>
          </table:table-cell>
          <table:table-cell table:style-name="ce562" office:value-type="float" office:value="30" calcext:value-type="float">
            <text:p>30</text:p>
          </table:table-cell>
          <table:table-cell table:style-name="ce562" office:value-type="float" office:value="31" calcext:value-type="float">
            <text:p>31</text:p>
          </table:table-cell>
          <table:table-cell table:style-name="ce562" office:value-type="float" office:value="32" calcext:value-type="float">
            <text:p>32</text:p>
          </table:table-cell>
          <table:table-cell table:style-name="ce562" office:value-type="float" office:value="33" calcext:value-type="float">
            <text:p>33</text:p>
          </table:table-cell>
          <table:table-cell table:style-name="ce562" office:value-type="float" office:value="34" calcext:value-type="float">
            <text:p>34</text:p>
          </table:table-cell>
          <table:table-cell table:style-name="ce562" office:value-type="float" office:value="35" calcext:value-type="float">
            <text:p>35</text:p>
          </table:table-cell>
          <table:table-cell table:style-name="ce562" office:value-type="float" office:value="36" calcext:value-type="float">
            <text:p>36</text:p>
          </table:table-cell>
          <table:table-cell table:style-name="ce562" office:value-type="float" office:value="37" calcext:value-type="float">
            <text:p>37</text:p>
          </table:table-cell>
          <table:table-cell table:style-name="ce562" office:value-type="float" office:value="38" calcext:value-type="float">
            <text:p>38</text:p>
          </table:table-cell>
          <table:table-cell table:style-name="ce562" office:value-type="float" office:value="39" calcext:value-type="float">
            <text:p>39</text:p>
          </table:table-cell>
          <table:table-cell table:style-name="ce562" office:value-type="float" office:value="40" calcext:value-type="float">
            <text:p>40</text:p>
          </table:table-cell>
          <table:table-cell table:style-name="ce562" office:value-type="float" office:value="41" calcext:value-type="float">
            <text:p>41</text:p>
          </table:table-cell>
          <table:table-cell table:style-name="ce562" office:value-type="float" office:value="42" calcext:value-type="float">
            <text:p>42</text:p>
          </table:table-cell>
          <table:table-cell table:style-name="ce562" office:value-type="float" office:value="43" calcext:value-type="float">
            <text:p>43</text:p>
          </table:table-cell>
          <table:table-cell table:style-name="ce562" office:value-type="float" office:value="44" calcext:value-type="float">
            <text:p>44</text:p>
          </table:table-cell>
          <table:table-cell table:style-name="ce562" office:value-type="float" office:value="45" calcext:value-type="float">
            <text:p>45</text:p>
          </table:table-cell>
          <table:table-cell table:style-name="ce562" office:value-type="float" office:value="46" calcext:value-type="float">
            <text:p>46</text:p>
          </table:table-cell>
          <table:table-cell table:style-name="ce562" office:value-type="float" office:value="47" calcext:value-type="float">
            <text:p>47</text:p>
          </table:table-cell>
          <table:table-cell table:style-name="ce562" office:value-type="float" office:value="48" calcext:value-type="float">
            <text:p>48</text:p>
          </table:table-cell>
          <table:table-cell table:style-name="ce562" office:value-type="float" office:value="49" calcext:value-type="float">
            <text:p>49</text:p>
          </table:table-cell>
          <table:table-cell table:style-name="ce562" office:value-type="float" office:value="50" calcext:value-type="float">
            <text:p>50</text:p>
          </table:table-cell>
          <table:table-cell table:style-name="ce562" office:value-type="float" office:value="51" calcext:value-type="float">
            <text:p>51</text:p>
          </table:table-cell>
          <table:table-cell table:style-name="ce562" office:value-type="float" office:value="52" calcext:value-type="float">
            <text:p>52</text:p>
          </table:table-cell>
          <table:table-cell table:style-name="ce562" office:value-type="float" office:value="53" calcext:value-type="float">
            <text:p>53</text:p>
          </table:table-cell>
          <table:table-cell table:style-name="ce562" office:value-type="float" office:value="54" calcext:value-type="float">
            <text:p>54</text:p>
          </table:table-cell>
          <table:table-cell table:style-name="ce562" office:value-type="float" office:value="55" calcext:value-type="float">
            <text:p>55</text:p>
          </table:table-cell>
          <table:table-cell table:style-name="ce562" office:value-type="float" office:value="56" calcext:value-type="float">
            <text:p>56</text:p>
          </table:table-cell>
          <table:table-cell table:style-name="ce562" office:value-type="float" office:value="57" calcext:value-type="float">
            <text:p>57</text:p>
          </table:table-cell>
          <table:table-cell table:style-name="ce562" office:value-type="float" office:value="58" calcext:value-type="float">
            <text:p>58</text:p>
          </table:table-cell>
          <table:table-cell table:style-name="ce562" office:value-type="float" office:value="59" calcext:value-type="float">
            <text:p>59</text:p>
          </table:table-cell>
          <table:table-cell table:style-name="ce562" office:value-type="float" office:value="60" calcext:value-type="float">
            <text:p>60</text:p>
          </table:table-cell>
          <table:table-cell table:style-name="ce562" office:value-type="float" office:value="61" calcext:value-type="float">
            <text:p>61</text:p>
          </table:table-cell>
          <table:table-cell table:style-name="ce562" office:value-type="float" office:value="62" calcext:value-type="float">
            <text:p>62</text:p>
          </table:table-cell>
          <table:table-cell table:style-name="ce562" office:value-type="float" office:value="63" calcext:value-type="float">
            <text:p>63</text:p>
          </table:table-cell>
          <table:table-cell table:style-name="ce562" office:value-type="float" office:value="64" calcext:value-type="float">
            <text:p>64</text:p>
          </table:table-cell>
          <table:table-cell table:style-name="ce562" office:value-type="float" office:value="65" calcext:value-type="float">
            <text:p>65</text:p>
          </table:table-cell>
          <table:table-cell table:style-name="ce562" office:value-type="float" office:value="66" calcext:value-type="float">
            <text:p>66</text:p>
          </table:table-cell>
          <table:table-cell table:style-name="ce562" office:value-type="float" office:value="67" calcext:value-type="float">
            <text:p>67</text:p>
          </table:table-cell>
          <table:table-cell table:style-name="ce562" office:value-type="float" office:value="68" calcext:value-type="float">
            <text:p>68</text:p>
          </table:table-cell>
          <table:table-cell table:style-name="ce562" office:value-type="float" office:value="69" calcext:value-type="float">
            <text:p>69</text:p>
          </table:table-cell>
          <table:table-cell table:style-name="ce562" office:value-type="float" office:value="70" calcext:value-type="float">
            <text:p>70</text:p>
          </table:table-cell>
          <table:table-cell table:style-name="ce562" office:value-type="float" office:value="71" calcext:value-type="float">
            <text:p>71</text:p>
          </table:table-cell>
          <table:table-cell table:style-name="ce562" office:value-type="float" office:value="72" calcext:value-type="float">
            <text:p>72</text:p>
          </table:table-cell>
          <table:table-cell table:style-name="ce562" office:value-type="float" office:value="73" calcext:value-type="float">
            <text:p>73</text:p>
          </table:table-cell>
          <table:table-cell table:style-name="ce562" office:value-type="float" office:value="74" calcext:value-type="float">
            <text:p>74</text:p>
          </table:table-cell>
          <table:table-cell table:style-name="ce562" office:value-type="float" office:value="75" calcext:value-type="float">
            <text:p>75</text:p>
          </table:table-cell>
          <table:table-cell table:style-name="ce562" office:value-type="float" office:value="76" calcext:value-type="float">
            <text:p>76</text:p>
          </table:table-cell>
          <table:table-cell table:style-name="ce562" office:value-type="float" office:value="77" calcext:value-type="float">
            <text:p>77</text:p>
          </table:table-cell>
          <table:table-cell table:style-name="ce562" office:value-type="float" office:value="78" calcext:value-type="float">
            <text:p>78</text:p>
          </table:table-cell>
          <table:table-cell table:style-name="ce562" office:value-type="float" office:value="79" calcext:value-type="float">
            <text:p>79</text:p>
          </table:table-cell>
          <table:table-cell table:style-name="ce562" office:value-type="float" office:value="80" calcext:value-type="float">
            <text:p>80</text:p>
          </table:table-cell>
          <table:table-cell table:style-name="ce562" office:value-type="float" office:value="81" calcext:value-type="float">
            <text:p>81</text:p>
          </table:table-cell>
          <table:table-cell table:style-name="ce562" office:value-type="float" office:value="82" calcext:value-type="float">
            <text:p>82</text:p>
          </table:table-cell>
          <table:table-cell table:style-name="ce562" office:value-type="float" office:value="83" calcext:value-type="float">
            <text:p>83</text:p>
          </table:table-cell>
          <table:table-cell table:style-name="ce562" office:value-type="float" office:value="84" calcext:value-type="float">
            <text:p>84</text:p>
          </table:table-cell>
          <table:table-cell table:style-name="ce562" office:value-type="float" office:value="85" calcext:value-type="float">
            <text:p>85</text:p>
          </table:table-cell>
          <table:table-cell table:style-name="ce562" office:value-type="float" office:value="86" calcext:value-type="float">
            <text:p>86</text:p>
          </table:table-cell>
          <table:table-cell table:style-name="ce562" office:value-type="float" office:value="87" calcext:value-type="float">
            <text:p>87</text:p>
          </table:table-cell>
          <table:table-cell table:style-name="ce562" office:value-type="float" office:value="88" calcext:value-type="float">
            <text:p>88</text:p>
          </table:table-cell>
          <table:table-cell table:style-name="ce562" office:value-type="float" office:value="89" calcext:value-type="float">
            <text:p>89</text:p>
          </table:table-cell>
          <table:table-cell table:style-name="ce562" office:value-type="float" office:value="90" calcext:value-type="float">
            <text:p>90</text:p>
          </table:table-cell>
          <table:table-cell table:style-name="ce562" office:value-type="float" office:value="91" calcext:value-type="float">
            <text:p>91</text:p>
          </table:table-cell>
          <table:table-cell table:style-name="ce562" office:value-type="float" office:value="92" calcext:value-type="float">
            <text:p>92</text:p>
          </table:table-cell>
          <table:table-cell table:style-name="ce562" office:value-type="float" office:value="93" calcext:value-type="float">
            <text:p>93</text:p>
          </table:table-cell>
          <table:table-cell table:style-name="ce562" office:value-type="float" office:value="94" calcext:value-type="float">
            <text:p>94</text:p>
          </table:table-cell>
          <table:table-cell table:style-name="ce562" office:value-type="float" office:value="95" calcext:value-type="float">
            <text:p>95</text:p>
          </table:table-cell>
          <table:table-cell table:style-name="ce562" office:value-type="float" office:value="96" calcext:value-type="float">
            <text:p>96</text:p>
          </table:table-cell>
          <table:table-cell table:style-name="ce562" office:value-type="float" office:value="97" calcext:value-type="float">
            <text:p>97</text:p>
          </table:table-cell>
          <table:table-cell table:style-name="ce562" office:value-type="float" office:value="98" calcext:value-type="float">
            <text:p>98</text:p>
          </table:table-cell>
          <table:table-cell table:style-name="ce562" office:value-type="float" office:value="99" calcext:value-type="float">
            <text:p>99</text:p>
          </table:table-cell>
          <table:table-cell table:style-name="ce562" office:value-type="float" office:value="100" calcext:value-type="float">
            <text:p>100</text:p>
          </table:table-cell>
          <table:table-cell table:style-name="ce562" office:value-type="float" office:value="101" calcext:value-type="float">
            <text:p>101</text:p>
          </table:table-cell>
          <table:table-cell table:style-name="ce562" office:value-type="float" office:value="102" calcext:value-type="float">
            <text:p>102</text:p>
          </table:table-cell>
          <table:table-cell table:style-name="ce562" office:value-type="float" office:value="103" calcext:value-type="float">
            <text:p>103</text:p>
          </table:table-cell>
          <table:table-cell table:style-name="ce562" office:value-type="float" office:value="104" calcext:value-type="float">
            <text:p>104</text:p>
          </table:table-cell>
          <table:table-cell table:style-name="ce562" office:value-type="float" office:value="105" calcext:value-type="float">
            <text:p>105</text:p>
          </table:table-cell>
          <table:table-cell table:style-name="ce562" office:value-type="float" office:value="106" calcext:value-type="float">
            <text:p>106</text:p>
          </table:table-cell>
          <table:table-cell table:style-name="ce562" office:value-type="float" office:value="107" calcext:value-type="float">
            <text:p>107</text:p>
          </table:table-cell>
          <table:table-cell table:style-name="ce562" office:value-type="float" office:value="108" calcext:value-type="float">
            <text:p>108</text:p>
          </table:table-cell>
          <table:table-cell table:style-name="ce562" office:value-type="float" office:value="109" calcext:value-type="float">
            <text:p>109</text:p>
          </table:table-cell>
          <table:table-cell table:style-name="ce562" office:value-type="float" office:value="110" calcext:value-type="float">
            <text:p>110</text:p>
          </table:table-cell>
          <table:table-cell table:style-name="ce562" office:value-type="float" office:value="111" calcext:value-type="float">
            <text:p>111</text:p>
          </table:table-cell>
          <table:table-cell table:style-name="ce562" office:value-type="float" office:value="112" calcext:value-type="float">
            <text:p>112</text:p>
          </table:table-cell>
          <table:table-cell table:style-name="ce562" office:value-type="float" office:value="113" calcext:value-type="float">
            <text:p>113</text:p>
          </table:table-cell>
          <table:table-cell table:style-name="ce562" office:value-type="float" office:value="114" calcext:value-type="float">
            <text:p>114</text:p>
          </table:table-cell>
          <table:table-cell table:style-name="ce562" office:value-type="float" office:value="115" calcext:value-type="float">
            <text:p>115</text:p>
          </table:table-cell>
          <table:table-cell table:style-name="ce562" office:value-type="float" office:value="116" calcext:value-type="float">
            <text:p>116</text:p>
          </table:table-cell>
          <table:table-cell table:style-name="ce562" office:value-type="float" office:value="117" calcext:value-type="float">
            <text:p>117</text:p>
          </table:table-cell>
          <table:table-cell table:style-name="ce562" office:value-type="float" office:value="118" calcext:value-type="float">
            <text:p>118</text:p>
          </table:table-cell>
          <table:table-cell table:style-name="ce562" office:value-type="float" office:value="119" calcext:value-type="float">
            <text:p>119</text:p>
          </table:table-cell>
          <table:table-cell table:style-name="ce562" office:value-type="float" office:value="120" calcext:value-type="float">
            <text:p>120</text:p>
          </table:table-cell>
          <table:table-cell table:style-name="ce562" office:value-type="float" office:value="121" calcext:value-type="float">
            <text:p>121</text:p>
          </table:table-cell>
          <table:table-cell table:style-name="ce562" office:value-type="float" office:value="122" calcext:value-type="float">
            <text:p>122</text:p>
          </table:table-cell>
          <table:table-cell table:style-name="ce562" office:value-type="float" office:value="123" calcext:value-type="float">
            <text:p>123</text:p>
          </table:table-cell>
          <table:table-cell table:style-name="ce562" office:value-type="float" office:value="124" calcext:value-type="float">
            <text:p>124</text:p>
          </table:table-cell>
          <table:table-cell table:style-name="ce562" office:value-type="float" office:value="125" calcext:value-type="float">
            <text:p>125</text:p>
          </table:table-cell>
          <table:table-cell table:style-name="ce562" office:value-type="float" office:value="126" calcext:value-type="float">
            <text:p>126</text:p>
          </table:table-cell>
          <table:table-cell table:style-name="ce562" office:value-type="float" office:value="127" calcext:value-type="float">
            <text:p>127</text:p>
          </table:table-cell>
          <table:table-cell table:style-name="ce562" office:value-type="float" office:value="128" calcext:value-type="float">
            <text:p>128</text:p>
          </table:table-cell>
          <table:table-cell table:style-name="ce562" office:value-type="float" office:value="129" calcext:value-type="float">
            <text:p>129</text:p>
          </table:table-cell>
          <table:table-cell table:style-name="ce562" office:value-type="float" office:value="130" calcext:value-type="float">
            <text:p>130</text:p>
          </table:table-cell>
          <table:table-cell table:style-name="ce562" office:value-type="float" office:value="131" calcext:value-type="float">
            <text:p>131</text:p>
          </table:table-cell>
          <table:table-cell table:style-name="ce562" office:value-type="float" office:value="132" calcext:value-type="float">
            <text:p>132</text:p>
          </table:table-cell>
          <table:table-cell table:style-name="ce562" office:value-type="float" office:value="133" calcext:value-type="float">
            <text:p>133</text:p>
          </table:table-cell>
          <table:table-cell table:style-name="ce562" office:value-type="float" office:value="134" calcext:value-type="float">
            <text:p>134</text:p>
          </table:table-cell>
          <table:table-cell table:style-name="ce562" office:value-type="float" office:value="135" calcext:value-type="float">
            <text:p>135</text:p>
          </table:table-cell>
          <table:table-cell table:style-name="ce562" office:value-type="float" office:value="136" calcext:value-type="float">
            <text:p>136</text:p>
          </table:table-cell>
          <table:table-cell table:style-name="ce562" office:value-type="float" office:value="137" calcext:value-type="float">
            <text:p>137</text:p>
          </table:table-cell>
          <table:table-cell table:style-name="ce562" office:value-type="float" office:value="138" calcext:value-type="float">
            <text:p>138</text:p>
          </table:table-cell>
          <table:table-cell table:style-name="ce562" office:value-type="float" office:value="139" calcext:value-type="float">
            <text:p>139</text:p>
          </table:table-cell>
          <table:table-cell table:style-name="ce562" office:value-type="float" office:value="140" calcext:value-type="float">
            <text:p>140</text:p>
          </table:table-cell>
          <table:table-cell table:style-name="ce562" office:value-type="float" office:value="141" calcext:value-type="float">
            <text:p>141</text:p>
          </table:table-cell>
          <table:table-cell table:style-name="ce562" office:value-type="float" office:value="142" calcext:value-type="float">
            <text:p>142</text:p>
          </table:table-cell>
          <table:table-cell table:style-name="ce562" office:value-type="float" office:value="143" calcext:value-type="float">
            <text:p>143</text:p>
          </table:table-cell>
          <table:table-cell table:style-name="ce562" office:value-type="float" office:value="144" calcext:value-type="float">
            <text:p>144</text:p>
          </table:table-cell>
          <table:table-cell table:style-name="ce562" office:value-type="float" office:value="145" calcext:value-type="float">
            <text:p>145</text:p>
          </table:table-cell>
          <table:table-cell table:style-name="ce562" office:value-type="float" office:value="146" calcext:value-type="float">
            <text:p>146</text:p>
          </table:table-cell>
          <table:table-cell table:style-name="ce562" office:value-type="float" office:value="147" calcext:value-type="float">
            <text:p>147</text:p>
          </table:table-cell>
          <table:table-cell table:style-name="ce562" office:value-type="float" office:value="148" calcext:value-type="float">
            <text:p>148</text:p>
          </table:table-cell>
          <table:table-cell table:style-name="ce562" office:value-type="float" office:value="149" calcext:value-type="float">
            <text:p>149</text:p>
          </table:table-cell>
          <table:table-cell table:style-name="ce562" office:value-type="float" office:value="150" calcext:value-type="float">
            <text:p>150</text:p>
          </table:table-cell>
          <table:table-cell table:style-name="ce562" office:value-type="float" office:value="151" calcext:value-type="float">
            <text:p>151</text:p>
          </table:table-cell>
          <table:table-cell table:style-name="ce562" office:value-type="float" office:value="152" calcext:value-type="float">
            <text:p>152</text:p>
          </table:table-cell>
          <table:table-cell table:style-name="ce562" office:value-type="float" office:value="153" calcext:value-type="float">
            <text:p>153</text:p>
          </table:table-cell>
          <table:table-cell table:style-name="ce562" office:value-type="float" office:value="154" calcext:value-type="float">
            <text:p>154</text:p>
          </table:table-cell>
          <table:table-cell table:style-name="ce562" office:value-type="float" office:value="155" calcext:value-type="float">
            <text:p>155</text:p>
          </table:table-cell>
          <table:table-cell table:style-name="ce562" office:value-type="float" office:value="156" calcext:value-type="float">
            <text:p>156</text:p>
          </table:table-cell>
          <table:table-cell table:style-name="ce562" office:value-type="float" office:value="157" calcext:value-type="float">
            <text:p>157</text:p>
          </table:table-cell>
          <table:table-cell table:style-name="ce562" office:value-type="float" office:value="158" calcext:value-type="float">
            <text:p>158</text:p>
          </table:table-cell>
          <table:table-cell table:style-name="ce562" office:value-type="float" office:value="159" calcext:value-type="float">
            <text:p>159</text:p>
          </table:table-cell>
          <table:table-cell table:style-name="ce562" office:value-type="float" office:value="160" calcext:value-type="float">
            <text:p>160</text:p>
          </table:table-cell>
          <table:table-cell table:style-name="ce562" office:value-type="float" office:value="161" calcext:value-type="float">
            <text:p>161</text:p>
          </table:table-cell>
          <table:table-cell table:style-name="ce562" office:value-type="float" office:value="162" calcext:value-type="float">
            <text:p>162</text:p>
          </table:table-cell>
          <table:table-cell table:style-name="ce562" office:value-type="float" office:value="163" calcext:value-type="float">
            <text:p>163</text:p>
          </table:table-cell>
          <table:table-cell table:style-name="ce562" office:value-type="float" office:value="164" calcext:value-type="float">
            <text:p>164</text:p>
          </table:table-cell>
          <table:table-cell table:style-name="ce562" office:value-type="float" office:value="165" calcext:value-type="float">
            <text:p>165</text:p>
          </table:table-cell>
          <table:table-cell table:style-name="ce562" office:value-type="float" office:value="166" calcext:value-type="float">
            <text:p>166</text:p>
          </table:table-cell>
          <table:table-cell table:style-name="ce562" office:value-type="float" office:value="167" calcext:value-type="float">
            <text:p>167</text:p>
          </table:table-cell>
          <table:table-cell table:style-name="ce562" office:value-type="float" office:value="168" calcext:value-type="float">
            <text:p>168</text:p>
          </table:table-cell>
          <table:table-cell table:style-name="ce562" office:value-type="float" office:value="169" calcext:value-type="float">
            <text:p>169</text:p>
          </table:table-cell>
          <table:table-cell table:style-name="ce562" office:value-type="float" office:value="170" calcext:value-type="float">
            <text:p>170</text:p>
          </table:table-cell>
          <table:table-cell table:style-name="ce562" office:value-type="float" office:value="171" calcext:value-type="float">
            <text:p>171</text:p>
          </table:table-cell>
          <table:table-cell table:style-name="ce562" office:value-type="float" office:value="172" calcext:value-type="float">
            <text:p>172</text:p>
          </table:table-cell>
          <table:table-cell table:style-name="ce562" office:value-type="float" office:value="173" calcext:value-type="float">
            <text:p>173</text:p>
          </table:table-cell>
          <table:table-cell table:style-name="ce562" office:value-type="float" office:value="174" calcext:value-type="float">
            <text:p>174</text:p>
          </table:table-cell>
          <table:table-cell table:style-name="ce562" office:value-type="float" office:value="175" calcext:value-type="float">
            <text:p>175</text:p>
          </table:table-cell>
          <table:table-cell table:style-name="ce562" office:value-type="float" office:value="176" calcext:value-type="float">
            <text:p>176</text:p>
          </table:table-cell>
          <table:table-cell table:style-name="ce562" office:value-type="float" office:value="177" calcext:value-type="float">
            <text:p>177</text:p>
          </table:table-cell>
          <table:table-cell table:style-name="ce562" office:value-type="float" office:value="178" calcext:value-type="float">
            <text:p>178</text:p>
          </table:table-cell>
          <table:table-cell table:style-name="ce562" office:value-type="float" office:value="179" calcext:value-type="float">
            <text:p>179</text:p>
          </table:table-cell>
          <table:table-cell table:style-name="ce562" office:value-type="float" office:value="180" calcext:value-type="float">
            <text:p>180</text:p>
          </table:table-cell>
          <table:table-cell table:style-name="ce562" office:value-type="float" office:value="181" calcext:value-type="float">
            <text:p>181</text:p>
          </table:table-cell>
          <table:table-cell table:style-name="ce562" office:value-type="float" office:value="182" calcext:value-type="float">
            <text:p>182</text:p>
          </table:table-cell>
          <table:table-cell table:style-name="ce562" office:value-type="float" office:value="183" calcext:value-type="float">
            <text:p>183</text:p>
          </table:table-cell>
          <table:table-cell table:style-name="ce562" office:value-type="float" office:value="184" calcext:value-type="float">
            <text:p>184</text:p>
          </table:table-cell>
          <table:table-cell table:style-name="ce562" office:value-type="float" office:value="185" calcext:value-type="float">
            <text:p>185</text:p>
          </table:table-cell>
          <table:table-cell table:style-name="ce562" office:value-type="float" office:value="186" calcext:value-type="float">
            <text:p>186</text:p>
          </table:table-cell>
          <table:table-cell table:style-name="ce562" office:value-type="float" office:value="187" calcext:value-type="float">
            <text:p>187</text:p>
          </table:table-cell>
          <table:table-cell table:style-name="ce562" office:value-type="float" office:value="188" calcext:value-type="float">
            <text:p>188</text:p>
          </table:table-cell>
          <table:table-cell table:style-name="ce562" office:value-type="float" office:value="189" calcext:value-type="float">
            <text:p>189</text:p>
          </table:table-cell>
          <table:table-cell table:style-name="ce562" office:value-type="float" office:value="190" calcext:value-type="float">
            <text:p>190</text:p>
          </table:table-cell>
          <table:table-cell table:style-name="ce562" office:value-type="float" office:value="191" calcext:value-type="float">
            <text:p>191</text:p>
          </table:table-cell>
          <table:table-cell table:style-name="ce562" office:value-type="float" office:value="192" calcext:value-type="float">
            <text:p>192</text:p>
          </table:table-cell>
          <table:table-cell table:style-name="ce562" office:value-type="float" office:value="193" calcext:value-type="float">
            <text:p>193</text:p>
          </table:table-cell>
          <table:table-cell table:style-name="ce562" office:value-type="float" office:value="194" calcext:value-type="float">
            <text:p>194</text:p>
          </table:table-cell>
          <table:table-cell table:style-name="ce562" office:value-type="float" office:value="195" calcext:value-type="float">
            <text:p>195</text:p>
          </table:table-cell>
          <table:table-cell table:style-name="ce562" office:value-type="float" office:value="196" calcext:value-type="float">
            <text:p>196</text:p>
          </table:table-cell>
          <table:table-cell table:style-name="ce562" office:value-type="float" office:value="197" calcext:value-type="float">
            <text:p>197</text:p>
          </table:table-cell>
          <table:table-cell table:style-name="ce562" office:value-type="float" office:value="198" calcext:value-type="float">
            <text:p>198</text:p>
          </table:table-cell>
          <table:table-cell table:style-name="ce562" office:value-type="float" office:value="199" calcext:value-type="float">
            <text:p>199</text:p>
          </table:table-cell>
          <table:table-cell table:style-name="ce562" office:value-type="float" office:value="200" calcext:value-type="float">
            <text:p>200</text:p>
          </table:table-cell>
          <table:table-cell table:style-name="ce562" office:value-type="float" office:value="201" calcext:value-type="float">
            <text:p>201</text:p>
          </table:table-cell>
          <table:table-cell table:style-name="ce562" office:value-type="float" office:value="202" calcext:value-type="float">
            <text:p>202</text:p>
          </table:table-cell>
          <table:table-cell table:style-name="ce562" office:value-type="float" office:value="203" calcext:value-type="float">
            <text:p>203</text:p>
          </table:table-cell>
          <table:table-cell table:style-name="ce562" office:value-type="float" office:value="204" calcext:value-type="float">
            <text:p>204</text:p>
          </table:table-cell>
          <table:table-cell table:style-name="ce562" office:value-type="float" office:value="205" calcext:value-type="float">
            <text:p>205</text:p>
          </table:table-cell>
          <table:table-cell table:style-name="ce562" office:value-type="float" office:value="206" calcext:value-type="float">
            <text:p>206</text:p>
          </table:table-cell>
          <table:table-cell table:style-name="ce562" office:value-type="float" office:value="207" calcext:value-type="float">
            <text:p>207</text:p>
          </table:table-cell>
          <table:table-cell table:style-name="ce562" office:value-type="float" office:value="208" calcext:value-type="float">
            <text:p>208</text:p>
          </table:table-cell>
          <table:table-cell table:style-name="ce562" office:value-type="float" office:value="209" calcext:value-type="float">
            <text:p>209</text:p>
          </table:table-cell>
          <table:table-cell table:style-name="ce562" office:value-type="float" office:value="210" calcext:value-type="float">
            <text:p>210</text:p>
          </table:table-cell>
          <table:table-cell table:style-name="ce562" office:value-type="float" office:value="211" calcext:value-type="float">
            <text:p>211</text:p>
          </table:table-cell>
          <table:table-cell table:style-name="ce562" office:value-type="float" office:value="212" calcext:value-type="float">
            <text:p>212</text:p>
          </table:table-cell>
          <table:table-cell table:style-name="ce562" office:value-type="float" office:value="213" calcext:value-type="float">
            <text:p>213</text:p>
          </table:table-cell>
          <table:table-cell table:style-name="ce562" office:value-type="float" office:value="214" calcext:value-type="float">
            <text:p>214</text:p>
          </table:table-cell>
          <table:table-cell table:style-name="ce562" office:value-type="float" office:value="215" calcext:value-type="float">
            <text:p>215</text:p>
          </table:table-cell>
          <table:table-cell table:style-name="ce562" office:value-type="float" office:value="216" calcext:value-type="float">
            <text:p>216</text:p>
          </table:table-cell>
          <table:table-cell table:style-name="ce562" office:value-type="float" office:value="217" calcext:value-type="float">
            <text:p>217</text:p>
          </table:table-cell>
          <table:table-cell table:style-name="ce562" office:value-type="float" office:value="218" calcext:value-type="float">
            <text:p>218</text:p>
          </table:table-cell>
          <table:table-cell table:style-name="ce562" office:value-type="float" office:value="219" calcext:value-type="float">
            <text:p>219</text:p>
          </table:table-cell>
          <table:table-cell table:style-name="ce562" office:value-type="float" office:value="220" calcext:value-type="float">
            <text:p>220</text:p>
          </table:table-cell>
          <table:table-cell table:style-name="ce562" office:value-type="float" office:value="221" calcext:value-type="float">
            <text:p>221</text:p>
          </table:table-cell>
          <table:table-cell table:style-name="ce562" office:value-type="float" office:value="222" calcext:value-type="float">
            <text:p>222</text:p>
          </table:table-cell>
          <table:table-cell table:style-name="ce562" office:value-type="float" office:value="223" calcext:value-type="float">
            <text:p>223</text:p>
          </table:table-cell>
          <table:table-cell table:style-name="ce562" office:value-type="float" office:value="224" calcext:value-type="float">
            <text:p>224</text:p>
          </table:table-cell>
          <table:table-cell table:style-name="ce562" office:value-type="float" office:value="225" calcext:value-type="float">
            <text:p>225</text:p>
          </table:table-cell>
          <table:table-cell table:style-name="ce562" office:value-type="float" office:value="226" calcext:value-type="float">
            <text:p>226</text:p>
          </table:table-cell>
          <table:table-cell table:style-name="ce562" office:value-type="float" office:value="227" calcext:value-type="float">
            <text:p>227</text:p>
          </table:table-cell>
          <table:table-cell table:style-name="ce562" office:value-type="float" office:value="228" calcext:value-type="float">
            <text:p>228</text:p>
          </table:table-cell>
          <table:table-cell table:style-name="ce562" office:value-type="float" office:value="229" calcext:value-type="float">
            <text:p>229</text:p>
          </table:table-cell>
          <table:table-cell table:style-name="ce562" office:value-type="float" office:value="230" calcext:value-type="float">
            <text:p>230</text:p>
          </table:table-cell>
          <table:table-cell table:style-name="ce562" office:value-type="float" office:value="231" calcext:value-type="float">
            <text:p>231</text:p>
          </table:table-cell>
          <table:table-cell table:style-name="ce562" office:value-type="float" office:value="232" calcext:value-type="float">
            <text:p>232</text:p>
          </table:table-cell>
          <table:table-cell table:style-name="ce562" office:value-type="float" office:value="233" calcext:value-type="float">
            <text:p>233</text:p>
          </table:table-cell>
          <table:table-cell table:style-name="ce562" office:value-type="float" office:value="234" calcext:value-type="float">
            <text:p>234</text:p>
          </table:table-cell>
          <table:table-cell table:style-name="ce562" office:value-type="float" office:value="235" calcext:value-type="float">
            <text:p>235</text:p>
          </table:table-cell>
          <table:table-cell table:style-name="ce562" office:value-type="float" office:value="236" calcext:value-type="float">
            <text:p>236</text:p>
          </table:table-cell>
          <table:table-cell table:style-name="ce562" office:value-type="float" office:value="237" calcext:value-type="float">
            <text:p>237</text:p>
          </table:table-cell>
          <table:table-cell table:style-name="ce562" office:value-type="float" office:value="238" calcext:value-type="float">
            <text:p>238</text:p>
          </table:table-cell>
          <table:table-cell table:style-name="ce562" office:value-type="float" office:value="239" calcext:value-type="float">
            <text:p>239</text:p>
          </table:table-cell>
          <table:table-cell table:style-name="ce562" office:value-type="float" office:value="240" calcext:value-type="float">
            <text:p>240</text:p>
          </table:table-cell>
          <table:table-cell table:style-name="ce562" office:value-type="float" office:value="241" calcext:value-type="float">
            <text:p>241</text:p>
          </table:table-cell>
          <table:table-cell table:style-name="ce562" office:value-type="float" office:value="242" calcext:value-type="float">
            <text:p>242</text:p>
          </table:table-cell>
          <table:table-cell table:style-name="ce562" office:value-type="float" office:value="243" calcext:value-type="float">
            <text:p>243</text:p>
          </table:table-cell>
          <table:table-cell table:style-name="ce562" office:value-type="float" office:value="244" calcext:value-type="float">
            <text:p>244</text:p>
          </table:table-cell>
          <table:table-cell table:style-name="ce562" office:value-type="float" office:value="245" calcext:value-type="float">
            <text:p>245</text:p>
          </table:table-cell>
          <table:table-cell table:style-name="ce562" office:value-type="float" office:value="246" calcext:value-type="float">
            <text:p>246</text:p>
          </table:table-cell>
          <table:table-cell table:style-name="ce562" office:value-type="float" office:value="247" calcext:value-type="float">
            <text:p>247</text:p>
          </table:table-cell>
          <table:table-cell table:style-name="ce562" office:value-type="float" office:value="248" calcext:value-type="float">
            <text:p>248</text:p>
          </table:table-cell>
          <table:table-cell table:style-name="ce581" table:number-columns-repeated="768"/>
        </table:table-row>
        <table:table-row table:style-name="ro7">
          <table:covered-table-cell table:number-columns-repeated="5" table:style-name="ce543"/>
          <table:table-cell table:style-name="ce548" office:value-type="string" calcext:value-type="string">
            <text:p>最下行2行を合体</text:p>
          </table:table-cell>
          <table:table-cell table:style-name="ce556" office:value-type="string" calcext:value-type="string">
            <text:p>内服</text:p>
          </table:table-cell>
          <table:table-cell table:style-name="ce559" office:value-type="string" calcext:value-type="string">
            <text:p>点滴</text:p>
          </table:table-cell>
          <table:table-cell table:style-name="ce447" office:value-type="date" office:date-value="2015-11-08" calcext:value-type="date">
            <text:p>8</text:p>
          </table:table-cell>
          <table:table-cell table:style-name="ce454" office:value-type="date" office:date-value="2015-11-09" calcext:value-type="date">
            <text:p>9</text:p>
          </table:table-cell>
          <table:table-cell table:style-name="ce454" office:value-type="date" office:date-value="2015-11-10" calcext:value-type="date">
            <text:p>10</text:p>
          </table:table-cell>
          <table:table-cell table:style-name="ce454" office:value-type="date" office:date-value="2015-11-11" calcext:value-type="date">
            <text:p>11</text:p>
          </table:table-cell>
          <table:table-cell table:style-name="ce454" office:value-type="date" office:date-value="2015-11-12" calcext:value-type="date">
            <text:p>12</text:p>
          </table:table-cell>
          <table:table-cell table:style-name="ce454" office:value-type="date" office:date-value="2015-11-13" calcext:value-type="date">
            <text:p>13</text:p>
          </table:table-cell>
          <table:table-cell table:style-name="ce456" office:value-type="date" office:date-value="2015-11-14" calcext:value-type="date">
            <text:p>14</text:p>
          </table:table-cell>
          <table:table-cell table:style-name="ce447" office:value-type="date" office:date-value="2015-11-15" calcext:value-type="date">
            <text:p>15</text:p>
          </table:table-cell>
          <table:table-cell table:style-name="ce454" office:value-type="date" office:date-value="2015-11-16" calcext:value-type="date">
            <text:p>16</text:p>
          </table:table-cell>
          <table:table-cell table:style-name="ce454" office:value-type="date" office:date-value="2015-11-17" calcext:value-type="date">
            <text:p>17</text:p>
          </table:table-cell>
          <table:table-cell table:style-name="ce571" office:value-type="date" office:date-value="2015-11-18" calcext:value-type="date">
            <text:p>18</text:p>
          </table:table-cell>
          <table:table-cell table:style-name="ce454" office:value-type="date" office:date-value="2015-11-19" calcext:value-type="date">
            <text:p>19</text:p>
          </table:table-cell>
          <table:table-cell table:style-name="ce454" office:value-type="date" office:date-value="2015-11-20" calcext:value-type="date">
            <text:p>20</text:p>
          </table:table-cell>
          <table:table-cell table:style-name="ce456" office:value-type="date" office:date-value="2015-11-21" calcext:value-type="date">
            <text:p>21</text:p>
          </table:table-cell>
          <table:table-cell table:style-name="ce447" office:value-type="date" office:date-value="2015-11-22" calcext:value-type="date">
            <text:p>22</text:p>
          </table:table-cell>
          <table:table-cell table:style-name="ce452" office:value-type="date" office:date-value="2015-11-23" calcext:value-type="date">
            <text:p>23</text:p>
          </table:table-cell>
          <table:table-cell table:style-name="ce454" office:value-type="date" office:date-value="2015-11-24" calcext:value-type="date">
            <text:p>24</text:p>
          </table:table-cell>
          <table:table-cell table:style-name="ce454" office:value-type="date" office:date-value="2015-11-25" calcext:value-type="date">
            <text:p>25</text:p>
          </table:table-cell>
          <table:table-cell table:style-name="ce454" office:value-type="date" office:date-value="2015-11-26" calcext:value-type="date">
            <text:p>26</text:p>
          </table:table-cell>
          <table:table-cell table:style-name="ce454" office:value-type="date" office:date-value="2015-11-27" calcext:value-type="date">
            <text:p>27</text:p>
          </table:table-cell>
          <table:table-cell table:style-name="ce456" office:value-type="date" office:date-value="2015-11-28" calcext:value-type="date">
            <text:p>28</text:p>
          </table:table-cell>
          <table:table-cell table:style-name="ce447" office:value-type="date" office:date-value="2015-11-29" calcext:value-type="date">
            <text:p>29</text:p>
          </table:table-cell>
          <table:table-cell table:style-name="ce454" office:value-type="date" office:date-value="2015-11-30" calcext:value-type="date">
            <text:p>30</text:p>
          </table:table-cell>
          <table:table-cell table:style-name="ce454" office:value-type="date" office:date-value="2015-12-01" calcext:value-type="date">
            <text:p>1</text:p>
          </table:table-cell>
          <table:table-cell table:style-name="ce454" office:value-type="date" office:date-value="2015-12-02" calcext:value-type="date">
            <text:p>2</text:p>
          </table:table-cell>
          <table:table-cell table:style-name="ce454" office:value-type="date" office:date-value="2015-12-03" calcext:value-type="date">
            <text:p>3</text:p>
          </table:table-cell>
          <table:table-cell table:style-name="ce454" office:value-type="date" office:date-value="2015-12-04" calcext:value-type="date">
            <text:p>4</text:p>
          </table:table-cell>
          <table:table-cell table:style-name="ce456" office:value-type="date" office:date-value="2015-12-05" calcext:value-type="date">
            <text:p>5</text:p>
          </table:table-cell>
          <table:table-cell table:style-name="ce447" office:value-type="date" office:date-value="2015-12-06" calcext:value-type="date">
            <text:p>6</text:p>
          </table:table-cell>
          <table:table-cell table:style-name="ce454" office:value-type="date" office:date-value="2015-12-07" calcext:value-type="date">
            <text:p>7</text:p>
          </table:table-cell>
          <table:table-cell table:style-name="ce454" office:value-type="date" office:date-value="2015-12-08" calcext:value-type="date">
            <text:p>8</text:p>
          </table:table-cell>
          <table:table-cell table:style-name="ce454" office:value-type="date" office:date-value="2015-12-09" calcext:value-type="date">
            <text:p>9</text:p>
          </table:table-cell>
          <table:table-cell table:style-name="ce454" office:value-type="date" office:date-value="2015-12-10" calcext:value-type="date">
            <text:p>10</text:p>
          </table:table-cell>
          <table:table-cell table:style-name="ce454" office:value-type="date" office:date-value="2015-12-11" calcext:value-type="date">
            <text:p>11</text:p>
          </table:table-cell>
          <table:table-cell table:style-name="ce456" office:value-type="date" office:date-value="2015-12-12" calcext:value-type="date">
            <text:p>12</text:p>
          </table:table-cell>
          <table:table-cell table:style-name="ce447" office:value-type="date" office:date-value="2015-12-13" calcext:value-type="date">
            <text:p>13</text:p>
          </table:table-cell>
          <table:table-cell table:style-name="ce454" office:value-type="date" office:date-value="2015-12-14" calcext:value-type="date">
            <text:p>14</text:p>
          </table:table-cell>
          <table:table-cell table:style-name="ce454" office:value-type="date" office:date-value="2015-12-15" calcext:value-type="date">
            <text:p>15</text:p>
          </table:table-cell>
          <table:table-cell table:style-name="ce454" office:value-type="date" office:date-value="2015-12-16" calcext:value-type="date">
            <text:p>16</text:p>
          </table:table-cell>
          <table:table-cell table:style-name="ce454" office:value-type="date" office:date-value="2015-12-17" calcext:value-type="date">
            <text:p>17</text:p>
          </table:table-cell>
          <table:table-cell table:style-name="ce454" office:value-type="date" office:date-value="2015-12-18" calcext:value-type="date">
            <text:p>18</text:p>
          </table:table-cell>
          <table:table-cell table:style-name="ce456" office:value-type="date" office:date-value="2015-12-19" calcext:value-type="date">
            <text:p>19</text:p>
          </table:table-cell>
          <table:table-cell table:style-name="ce447" office:value-type="date" office:date-value="2015-12-20" calcext:value-type="date">
            <text:p>20</text:p>
          </table:table-cell>
          <table:table-cell table:style-name="ce454" office:value-type="date" office:date-value="2015-12-21" calcext:value-type="date">
            <text:p>21</text:p>
          </table:table-cell>
          <table:table-cell table:style-name="ce454" office:value-type="date" office:date-value="2015-12-22" calcext:value-type="date">
            <text:p>22</text:p>
          </table:table-cell>
          <table:table-cell table:style-name="ce452" office:value-type="date" office:date-value="2015-12-23" calcext:value-type="date">
            <text:p>23</text:p>
          </table:table-cell>
          <table:table-cell table:style-name="ce454" office:value-type="date" office:date-value="2015-12-24" calcext:value-type="date">
            <text:p>24</text:p>
          </table:table-cell>
          <table:table-cell table:style-name="ce454" office:value-type="date" office:date-value="2015-12-25" calcext:value-type="date">
            <text:p>25</text:p>
          </table:table-cell>
          <table:table-cell table:style-name="ce456" office:value-type="date" office:date-value="2015-12-26" calcext:value-type="date">
            <text:p>26</text:p>
          </table:table-cell>
          <table:table-cell table:style-name="ce447" office:value-type="date" office:date-value="2015-12-27" calcext:value-type="date">
            <text:p>27</text:p>
          </table:table-cell>
          <table:table-cell table:style-name="ce454" office:value-type="date" office:date-value="2015-12-28" calcext:value-type="date">
            <text:p>28</text:p>
          </table:table-cell>
          <table:table-cell table:style-name="ce454" office:value-type="date" office:date-value="2015-12-29" calcext:value-type="date">
            <text:p>29</text:p>
          </table:table-cell>
          <table:table-cell table:style-name="ce452" office:value-type="date" office:date-value="2015-12-30" calcext:value-type="date">
            <text:p>30</text:p>
          </table:table-cell>
          <table:table-cell table:style-name="ce452" office:value-type="date" office:date-value="2015-12-31" calcext:value-type="date">
            <text:p>31</text:p>
          </table:table-cell>
          <table:table-cell table:style-name="ce454" office:value-type="date" office:date-value="2016-01-01" calcext:value-type="date">
            <text:p>1</text:p>
          </table:table-cell>
          <table:table-cell table:style-name="ce456" office:value-type="date" office:date-value="2016-01-02" calcext:value-type="date">
            <text:p>2</text:p>
          </table:table-cell>
          <table:table-cell table:style-name="ce447" office:value-type="date" office:date-value="2016-01-03" calcext:value-type="date">
            <text:p>3</text:p>
          </table:table-cell>
          <table:table-cell table:style-name="ce454" office:value-type="date" office:date-value="2016-01-04" calcext:value-type="date">
            <text:p>4</text:p>
          </table:table-cell>
          <table:table-cell table:style-name="ce454" office:value-type="date" office:date-value="2016-01-05" calcext:value-type="date">
            <text:p>5</text:p>
          </table:table-cell>
          <table:table-cell table:style-name="ce454" office:value-type="date" office:date-value="2016-01-06" calcext:value-type="date">
            <text:p>6</text:p>
          </table:table-cell>
          <table:table-cell table:style-name="ce454" office:value-type="date" office:date-value="2016-01-07" calcext:value-type="date">
            <text:p>7</text:p>
          </table:table-cell>
          <table:table-cell table:style-name="ce454" office:value-type="date" office:date-value="2016-01-08" calcext:value-type="date">
            <text:p>8</text:p>
          </table:table-cell>
          <table:table-cell table:style-name="ce456" office:value-type="date" office:date-value="2016-01-09" calcext:value-type="date">
            <text:p>9</text:p>
          </table:table-cell>
          <table:table-cell table:style-name="ce447" office:value-type="date" office:date-value="2016-01-10" calcext:value-type="date">
            <text:p>10</text:p>
          </table:table-cell>
          <table:table-cell table:style-name="ce454" office:value-type="date" office:date-value="2016-01-11" calcext:value-type="date">
            <text:p>11</text:p>
          </table:table-cell>
          <table:table-cell table:style-name="ce454" office:value-type="date" office:date-value="2016-01-12" calcext:value-type="date">
            <text:p>12</text:p>
          </table:table-cell>
          <table:table-cell table:style-name="ce454" office:value-type="date" office:date-value="2016-01-13" calcext:value-type="date">
            <text:p>13</text:p>
          </table:table-cell>
          <table:table-cell table:style-name="ce454" office:value-type="date" office:date-value="2016-01-14" calcext:value-type="date">
            <text:p>14</text:p>
          </table:table-cell>
          <table:table-cell table:style-name="ce454" office:value-type="date" office:date-value="2016-01-15" calcext:value-type="date">
            <text:p>15</text:p>
          </table:table-cell>
          <table:table-cell table:style-name="ce456" office:value-type="date" office:date-value="2016-01-16" calcext:value-type="date">
            <text:p>16</text:p>
          </table:table-cell>
          <table:table-cell table:style-name="ce447" office:value-type="date" office:date-value="2016-01-17" calcext:value-type="date">
            <text:p>17</text:p>
          </table:table-cell>
          <table:table-cell table:style-name="ce454" office:value-type="date" office:date-value="2016-01-18" calcext:value-type="date">
            <text:p>18</text:p>
          </table:table-cell>
          <table:table-cell table:style-name="ce454" office:value-type="date" office:date-value="2016-01-19" calcext:value-type="date">
            <text:p>19</text:p>
          </table:table-cell>
          <table:table-cell table:style-name="ce454" office:value-type="date" office:date-value="2016-01-20" calcext:value-type="date">
            <text:p>20</text:p>
          </table:table-cell>
          <table:table-cell table:style-name="ce454" office:value-type="date" office:date-value="2016-01-21" calcext:value-type="date">
            <text:p>21</text:p>
          </table:table-cell>
          <table:table-cell table:style-name="ce454" office:value-type="date" office:date-value="2016-01-22" calcext:value-type="date">
            <text:p>22</text:p>
          </table:table-cell>
          <table:table-cell table:style-name="ce456" office:value-type="date" office:date-value="2016-01-23" calcext:value-type="date">
            <text:p>23</text:p>
          </table:table-cell>
          <table:table-cell table:style-name="ce447" office:value-type="date" office:date-value="2016-01-24" calcext:value-type="date">
            <text:p>24</text:p>
          </table:table-cell>
          <table:table-cell table:style-name="ce454" office:value-type="date" office:date-value="2016-01-25" calcext:value-type="date">
            <text:p>25</text:p>
          </table:table-cell>
          <table:table-cell table:style-name="ce454" office:value-type="date" office:date-value="2016-01-26" calcext:value-type="date">
            <text:p>26</text:p>
          </table:table-cell>
          <table:table-cell table:style-name="ce454" office:value-type="date" office:date-value="2016-01-27" calcext:value-type="date">
            <text:p>27</text:p>
          </table:table-cell>
          <table:table-cell table:style-name="ce454" office:value-type="date" office:date-value="2016-01-28" calcext:value-type="date">
            <text:p>28</text:p>
          </table:table-cell>
          <table:table-cell table:style-name="ce454" office:value-type="date" office:date-value="2016-01-29" calcext:value-type="date">
            <text:p>29</text:p>
          </table:table-cell>
          <table:table-cell table:style-name="ce456" office:value-type="date" office:date-value="2016-01-30" calcext:value-type="date">
            <text:p>30</text:p>
          </table:table-cell>
          <table:table-cell table:style-name="ce447" office:value-type="date" office:date-value="2016-01-31" calcext:value-type="date">
            <text:p>31</text:p>
          </table:table-cell>
          <table:table-cell table:style-name="ce454" office:value-type="date" office:date-value="2016-02-01" calcext:value-type="date">
            <text:p>1</text:p>
          </table:table-cell>
          <table:table-cell table:style-name="ce454" office:value-type="date" office:date-value="2016-02-02" calcext:value-type="date">
            <text:p>2</text:p>
          </table:table-cell>
          <table:table-cell table:style-name="ce454" office:value-type="date" office:date-value="2016-02-03" calcext:value-type="date">
            <text:p>3</text:p>
          </table:table-cell>
          <table:table-cell table:style-name="ce454" office:value-type="date" office:date-value="2016-02-04" calcext:value-type="date">
            <text:p>4</text:p>
          </table:table-cell>
          <table:table-cell table:style-name="ce454" office:value-type="date" office:date-value="2016-02-05" calcext:value-type="date">
            <text:p>5</text:p>
          </table:table-cell>
          <table:table-cell table:style-name="ce456" office:value-type="date" office:date-value="2016-02-06" calcext:value-type="date">
            <text:p>6</text:p>
          </table:table-cell>
          <table:table-cell table:style-name="ce447" office:value-type="date" office:date-value="2016-02-07" calcext:value-type="date">
            <text:p>7</text:p>
          </table:table-cell>
          <table:table-cell table:style-name="ce454" office:value-type="date" office:date-value="2016-02-08" calcext:value-type="date">
            <text:p>8</text:p>
          </table:table-cell>
          <table:table-cell table:style-name="ce454" office:value-type="date" office:date-value="2016-02-09" calcext:value-type="date">
            <text:p>9</text:p>
          </table:table-cell>
          <table:table-cell table:style-name="ce454" office:value-type="date" office:date-value="2016-02-10" calcext:value-type="date">
            <text:p>10</text:p>
          </table:table-cell>
          <table:table-cell table:style-name="ce454" office:value-type="date" office:date-value="2016-02-11" calcext:value-type="date">
            <text:p>11</text:p>
          </table:table-cell>
          <table:table-cell table:style-name="ce454" office:value-type="date" office:date-value="2016-02-12" calcext:value-type="date">
            <text:p>12</text:p>
          </table:table-cell>
          <table:table-cell table:style-name="ce456" office:value-type="date" office:date-value="2016-02-13" calcext:value-type="date">
            <text:p>13</text:p>
          </table:table-cell>
          <table:table-cell table:style-name="ce447" office:value-type="date" office:date-value="2016-02-14" calcext:value-type="date">
            <text:p>14</text:p>
          </table:table-cell>
          <table:table-cell table:style-name="ce454" office:value-type="date" office:date-value="2016-02-15" calcext:value-type="date">
            <text:p>15</text:p>
          </table:table-cell>
          <table:table-cell table:style-name="ce454" office:value-type="date" office:date-value="2016-02-16" calcext:value-type="date">
            <text:p>16</text:p>
          </table:table-cell>
          <table:table-cell table:style-name="ce454" office:value-type="date" office:date-value="2016-02-17" calcext:value-type="date">
            <text:p>17</text:p>
          </table:table-cell>
          <table:table-cell table:style-name="ce454" office:value-type="date" office:date-value="2016-02-18" calcext:value-type="date">
            <text:p>18</text:p>
          </table:table-cell>
          <table:table-cell table:style-name="ce454" office:value-type="date" office:date-value="2016-02-19" calcext:value-type="date">
            <text:p>19</text:p>
          </table:table-cell>
          <table:table-cell table:style-name="ce456" office:value-type="date" office:date-value="2016-02-20" calcext:value-type="date">
            <text:p>20</text:p>
          </table:table-cell>
          <table:table-cell table:style-name="ce447" office:value-type="date" office:date-value="2016-02-21" calcext:value-type="date">
            <text:p>21</text:p>
          </table:table-cell>
          <table:table-cell table:style-name="ce454" office:value-type="date" office:date-value="2016-02-22" calcext:value-type="date">
            <text:p>22</text:p>
          </table:table-cell>
          <table:table-cell table:style-name="ce454" office:value-type="date" office:date-value="2016-02-23" calcext:value-type="date">
            <text:p>23</text:p>
          </table:table-cell>
          <table:table-cell table:style-name="ce454" office:value-type="date" office:date-value="2016-02-24" calcext:value-type="date">
            <text:p>24</text:p>
          </table:table-cell>
          <table:table-cell table:style-name="ce454" office:value-type="date" office:date-value="2016-02-25" calcext:value-type="date">
            <text:p>25</text:p>
          </table:table-cell>
          <table:table-cell table:style-name="ce454" office:value-type="date" office:date-value="2016-02-26" calcext:value-type="date">
            <text:p>26</text:p>
          </table:table-cell>
          <table:table-cell table:style-name="ce456" office:value-type="date" office:date-value="2016-02-27" calcext:value-type="date">
            <text:p>27</text:p>
          </table:table-cell>
          <table:table-cell table:style-name="ce447" office:value-type="date" office:date-value="2016-02-28" calcext:value-type="date">
            <text:p>28</text:p>
          </table:table-cell>
          <table:table-cell table:style-name="ce454" office:value-type="date" office:date-value="2016-02-29" calcext:value-type="date">
            <text:p>29</text:p>
          </table:table-cell>
          <table:table-cell table:style-name="ce454" office:value-type="date" office:date-value="2016-03-01" calcext:value-type="date">
            <text:p>1</text:p>
          </table:table-cell>
          <table:table-cell table:style-name="ce454" office:value-type="date" office:date-value="2016-03-02" calcext:value-type="date">
            <text:p>2</text:p>
          </table:table-cell>
          <table:table-cell table:style-name="ce454" office:value-type="date" office:date-value="2016-03-03" calcext:value-type="date">
            <text:p>3</text:p>
          </table:table-cell>
          <table:table-cell table:style-name="ce454" office:value-type="date" office:date-value="2016-03-04" calcext:value-type="date">
            <text:p>4</text:p>
          </table:table-cell>
          <table:table-cell table:style-name="ce456" office:value-type="date" office:date-value="2016-03-05" calcext:value-type="date">
            <text:p>5</text:p>
          </table:table-cell>
          <table:table-cell table:style-name="ce447" office:value-type="date" office:date-value="2016-03-06" calcext:value-type="date">
            <text:p>6</text:p>
          </table:table-cell>
          <table:table-cell table:style-name="ce454" office:value-type="date" office:date-value="2016-03-07" calcext:value-type="date">
            <text:p>7</text:p>
          </table:table-cell>
          <table:table-cell table:style-name="ce454" office:value-type="date" office:date-value="2016-03-08" calcext:value-type="date">
            <text:p>8</text:p>
          </table:table-cell>
          <table:table-cell table:style-name="ce454" office:value-type="date" office:date-value="2016-03-09" calcext:value-type="date">
            <text:p>9</text:p>
          </table:table-cell>
          <table:table-cell table:style-name="ce454" office:value-type="date" office:date-value="2016-03-10" calcext:value-type="date">
            <text:p>10</text:p>
          </table:table-cell>
          <table:table-cell table:style-name="ce454" office:value-type="date" office:date-value="2016-03-11" calcext:value-type="date">
            <text:p>11</text:p>
          </table:table-cell>
          <table:table-cell table:style-name="ce456" office:value-type="date" office:date-value="2016-03-12" calcext:value-type="date">
            <text:p>12</text:p>
          </table:table-cell>
          <table:table-cell table:style-name="ce447" office:value-type="date" office:date-value="2016-03-13" calcext:value-type="date">
            <text:p>13</text:p>
          </table:table-cell>
          <table:table-cell table:style-name="ce454" office:value-type="date" office:date-value="2016-03-14" calcext:value-type="date">
            <text:p>14</text:p>
          </table:table-cell>
          <table:table-cell table:style-name="ce454" office:value-type="date" office:date-value="2016-03-15" calcext:value-type="date">
            <text:p>15</text:p>
          </table:table-cell>
          <table:table-cell table:style-name="ce454" office:value-type="date" office:date-value="2016-03-16" calcext:value-type="date">
            <text:p>16</text:p>
          </table:table-cell>
          <table:table-cell table:style-name="ce454" office:value-type="date" office:date-value="2016-03-17" calcext:value-type="date">
            <text:p>17</text:p>
          </table:table-cell>
          <table:table-cell table:style-name="ce454" office:value-type="date" office:date-value="2016-03-18" calcext:value-type="date">
            <text:p>18</text:p>
          </table:table-cell>
          <table:table-cell table:style-name="ce456" office:value-type="date" office:date-value="2016-03-19" calcext:value-type="date">
            <text:p>19</text:p>
          </table:table-cell>
          <table:table-cell table:style-name="ce447" office:value-type="date" office:date-value="2016-03-20" calcext:value-type="date">
            <text:p>20</text:p>
          </table:table-cell>
          <table:table-cell table:style-name="ce454" office:value-type="date" office:date-value="2016-03-21" calcext:value-type="date">
            <text:p>21</text:p>
          </table:table-cell>
          <table:table-cell table:style-name="ce454" office:value-type="date" office:date-value="2016-03-22" calcext:value-type="date">
            <text:p>22</text:p>
          </table:table-cell>
          <table:table-cell table:style-name="ce454" office:value-type="date" office:date-value="2016-03-23" calcext:value-type="date">
            <text:p>23</text:p>
          </table:table-cell>
          <table:table-cell table:style-name="ce454" office:value-type="date" office:date-value="2016-03-24" calcext:value-type="date">
            <text:p>24</text:p>
          </table:table-cell>
          <table:table-cell table:style-name="ce454" office:value-type="date" office:date-value="2016-03-25" calcext:value-type="date">
            <text:p>25</text:p>
          </table:table-cell>
          <table:table-cell table:style-name="ce456" office:value-type="date" office:date-value="2016-03-26" calcext:value-type="date">
            <text:p>26</text:p>
          </table:table-cell>
          <table:table-cell table:style-name="ce447" office:value-type="date" office:date-value="2016-03-27" calcext:value-type="date">
            <text:p>27</text:p>
          </table:table-cell>
          <table:table-cell table:style-name="ce454" office:value-type="date" office:date-value="2016-03-28" calcext:value-type="date">
            <text:p>28</text:p>
          </table:table-cell>
          <table:table-cell table:style-name="ce454" office:value-type="date" office:date-value="2016-03-29" calcext:value-type="date">
            <text:p>29</text:p>
          </table:table-cell>
          <table:table-cell table:style-name="ce454" office:value-type="date" office:date-value="2016-03-30" calcext:value-type="date">
            <text:p>30</text:p>
          </table:table-cell>
          <table:table-cell table:style-name="ce454" office:value-type="date" office:date-value="2016-03-31" calcext:value-type="date">
            <text:p>31</text:p>
          </table:table-cell>
          <table:table-cell table:style-name="ce454" office:value-type="date" office:date-value="2016-04-01" calcext:value-type="date">
            <text:p>1</text:p>
          </table:table-cell>
          <table:table-cell table:style-name="ce456" office:value-type="date" office:date-value="2016-04-02" calcext:value-type="date">
            <text:p>2</text:p>
          </table:table-cell>
          <table:table-cell table:style-name="ce447" office:value-type="date" office:date-value="2016-04-03" calcext:value-type="date">
            <text:p>3</text:p>
          </table:table-cell>
          <table:table-cell table:style-name="ce454" office:value-type="date" office:date-value="2016-04-04" calcext:value-type="date">
            <text:p>4</text:p>
          </table:table-cell>
          <table:table-cell table:style-name="ce454" office:value-type="date" office:date-value="2016-04-05" calcext:value-type="date">
            <text:p>5</text:p>
          </table:table-cell>
          <table:table-cell table:style-name="ce454" office:value-type="date" office:date-value="2016-04-06" calcext:value-type="date">
            <text:p>6</text:p>
          </table:table-cell>
          <table:table-cell table:style-name="ce454" office:value-type="date" office:date-value="2016-04-07" calcext:value-type="date">
            <text:p>7</text:p>
          </table:table-cell>
          <table:table-cell table:style-name="ce454" office:value-type="date" office:date-value="2016-04-08" calcext:value-type="date">
            <text:p>8</text:p>
          </table:table-cell>
          <table:table-cell table:style-name="ce456" office:value-type="date" office:date-value="2016-04-09" calcext:value-type="date">
            <text:p>9</text:p>
          </table:table-cell>
          <table:table-cell table:style-name="ce447" office:value-type="date" office:date-value="2016-04-10" calcext:value-type="date">
            <text:p>10</text:p>
          </table:table-cell>
          <table:table-cell table:style-name="ce454" office:value-type="date" office:date-value="2016-04-11" calcext:value-type="date">
            <text:p>11</text:p>
          </table:table-cell>
          <table:table-cell table:style-name="ce454" office:value-type="date" office:date-value="2016-04-12" calcext:value-type="date">
            <text:p>12</text:p>
          </table:table-cell>
          <table:table-cell table:style-name="ce454" office:value-type="date" office:date-value="2016-04-13" calcext:value-type="date">
            <text:p>13</text:p>
          </table:table-cell>
          <table:table-cell table:style-name="ce454" office:value-type="date" office:date-value="2016-04-14" calcext:value-type="date">
            <text:p>14</text:p>
          </table:table-cell>
          <table:table-cell table:style-name="ce454" office:value-type="date" office:date-value="2016-04-15" calcext:value-type="date">
            <text:p>15</text:p>
          </table:table-cell>
          <table:table-cell table:style-name="ce456" office:value-type="date" office:date-value="2016-04-16" calcext:value-type="date">
            <text:p>16</text:p>
          </table:table-cell>
          <table:table-cell table:style-name="ce447" office:value-type="date" office:date-value="2016-04-17" calcext:value-type="date">
            <text:p>17</text:p>
          </table:table-cell>
          <table:table-cell table:style-name="ce454" office:value-type="date" office:date-value="2016-04-18" calcext:value-type="date">
            <text:p>18</text:p>
          </table:table-cell>
          <table:table-cell table:style-name="ce454" office:value-type="date" office:date-value="2016-04-19" calcext:value-type="date">
            <text:p>19</text:p>
          </table:table-cell>
          <table:table-cell table:style-name="ce454" office:value-type="date" office:date-value="2016-04-20" calcext:value-type="date">
            <text:p>20</text:p>
          </table:table-cell>
          <table:table-cell table:style-name="ce454" office:value-type="date" office:date-value="2016-04-21" calcext:value-type="date">
            <text:p>21</text:p>
          </table:table-cell>
          <table:table-cell table:style-name="ce454" office:value-type="date" office:date-value="2016-04-22" calcext:value-type="date">
            <text:p>22</text:p>
          </table:table-cell>
          <table:table-cell table:style-name="ce456" office:value-type="date" office:date-value="2016-04-23" calcext:value-type="date">
            <text:p>23</text:p>
          </table:table-cell>
          <table:table-cell table:style-name="ce447" office:value-type="date" office:date-value="2016-04-24" calcext:value-type="date">
            <text:p>24</text:p>
          </table:table-cell>
          <table:table-cell table:style-name="ce454" office:value-type="date" office:date-value="2016-04-25" calcext:value-type="date">
            <text:p>25</text:p>
          </table:table-cell>
          <table:table-cell table:style-name="ce454" office:value-type="date" office:date-value="2016-04-26" calcext:value-type="date">
            <text:p>26</text:p>
          </table:table-cell>
          <table:table-cell table:style-name="ce454" office:value-type="date" office:date-value="2016-04-27" calcext:value-type="date">
            <text:p>27</text:p>
          </table:table-cell>
          <table:table-cell table:style-name="ce454" office:value-type="date" office:date-value="2016-04-28" calcext:value-type="date">
            <text:p>28</text:p>
          </table:table-cell>
          <table:table-cell table:style-name="ce454" office:value-type="date" office:date-value="2016-04-29" calcext:value-type="date">
            <text:p>29</text:p>
          </table:table-cell>
          <table:table-cell table:style-name="ce456" office:value-type="date" office:date-value="2016-04-30" calcext:value-type="date">
            <text:p>30</text:p>
          </table:table-cell>
          <table:table-cell table:style-name="ce447" office:value-type="date" office:date-value="2016-05-01" calcext:value-type="date">
            <text:p>1</text:p>
          </table:table-cell>
          <table:table-cell table:style-name="ce454" office:value-type="date" office:date-value="2016-05-02" calcext:value-type="date">
            <text:p>2</text:p>
          </table:table-cell>
          <table:table-cell table:style-name="ce454" office:value-type="date" office:date-value="2016-05-03" calcext:value-type="date">
            <text:p>3</text:p>
          </table:table-cell>
          <table:table-cell table:style-name="ce454" office:value-type="date" office:date-value="2016-05-04" calcext:value-type="date">
            <text:p>4</text:p>
          </table:table-cell>
          <table:table-cell table:style-name="ce454" office:value-type="date" office:date-value="2016-05-05" calcext:value-type="date">
            <text:p>5</text:p>
          </table:table-cell>
          <table:table-cell table:style-name="ce454" office:value-type="date" office:date-value="2016-05-06" calcext:value-type="date">
            <text:p>6</text:p>
          </table:table-cell>
          <table:table-cell table:style-name="ce456" office:value-type="date" office:date-value="2016-05-07" calcext:value-type="date">
            <text:p>7</text:p>
          </table:table-cell>
          <table:table-cell table:style-name="ce447" office:value-type="date" office:date-value="2016-05-08" calcext:value-type="date">
            <text:p>8</text:p>
          </table:table-cell>
          <table:table-cell table:style-name="ce454" office:value-type="date" office:date-value="2016-05-09" calcext:value-type="date">
            <text:p>9</text:p>
          </table:table-cell>
          <table:table-cell table:style-name="ce454" office:value-type="date" office:date-value="2016-05-10" calcext:value-type="date">
            <text:p>10</text:p>
          </table:table-cell>
          <table:table-cell table:style-name="ce454" office:value-type="date" office:date-value="2016-05-11" calcext:value-type="date">
            <text:p>11</text:p>
          </table:table-cell>
          <table:table-cell table:style-name="ce454" office:value-type="date" office:date-value="2016-05-12" calcext:value-type="date">
            <text:p>12</text:p>
          </table:table-cell>
          <table:table-cell table:style-name="ce454" office:value-type="date" office:date-value="2016-05-13" calcext:value-type="date">
            <text:p>13</text:p>
          </table:table-cell>
          <table:table-cell table:style-name="ce456" office:value-type="date" office:date-value="2016-05-14" calcext:value-type="date">
            <text:p>14</text:p>
          </table:table-cell>
          <table:table-cell table:style-name="ce447" office:value-type="date" office:date-value="2016-05-15" calcext:value-type="date">
            <text:p>15</text:p>
          </table:table-cell>
          <table:table-cell table:style-name="ce454" office:value-type="date" office:date-value="2016-05-16" calcext:value-type="date">
            <text:p>16</text:p>
          </table:table-cell>
          <table:table-cell table:style-name="ce454" office:value-type="date" office:date-value="2016-05-17" calcext:value-type="date">
            <text:p>17</text:p>
          </table:table-cell>
          <table:table-cell table:style-name="ce454" office:value-type="date" office:date-value="2016-05-18" calcext:value-type="date">
            <text:p>18</text:p>
          </table:table-cell>
          <table:table-cell table:style-name="ce454" office:value-type="date" office:date-value="2016-05-19" calcext:value-type="date">
            <text:p>19</text:p>
          </table:table-cell>
          <table:table-cell table:style-name="ce454" office:value-type="date" office:date-value="2016-05-20" calcext:value-type="date">
            <text:p>20</text:p>
          </table:table-cell>
          <table:table-cell table:style-name="ce456" office:value-type="date" office:date-value="2016-05-21" calcext:value-type="date">
            <text:p>21</text:p>
          </table:table-cell>
          <table:table-cell table:style-name="ce447" office:value-type="date" office:date-value="2016-05-22" calcext:value-type="date">
            <text:p>22</text:p>
          </table:table-cell>
          <table:table-cell table:style-name="ce454" office:value-type="date" office:date-value="2016-05-23" calcext:value-type="date">
            <text:p>23</text:p>
          </table:table-cell>
          <table:table-cell table:style-name="ce454" office:value-type="date" office:date-value="2016-05-24" calcext:value-type="date">
            <text:p>24</text:p>
          </table:table-cell>
          <table:table-cell table:style-name="ce454" office:value-type="date" office:date-value="2016-05-25" calcext:value-type="date">
            <text:p>25</text:p>
          </table:table-cell>
          <table:table-cell table:style-name="ce454" office:value-type="date" office:date-value="2016-05-26" calcext:value-type="date">
            <text:p>26</text:p>
          </table:table-cell>
          <table:table-cell table:style-name="ce454" office:value-type="date" office:date-value="2016-05-27" calcext:value-type="date">
            <text:p>27</text:p>
          </table:table-cell>
          <table:table-cell table:style-name="ce456" office:value-type="date" office:date-value="2016-05-28" calcext:value-type="date">
            <text:p>28</text:p>
          </table:table-cell>
          <table:table-cell table:style-name="ce447" office:value-type="date" office:date-value="2016-05-29" calcext:value-type="date">
            <text:p>29</text:p>
          </table:table-cell>
          <table:table-cell table:style-name="ce454" office:value-type="date" office:date-value="2016-05-30" calcext:value-type="date">
            <text:p>30</text:p>
          </table:table-cell>
          <table:table-cell table:style-name="ce454" office:value-type="date" office:date-value="2016-05-31" calcext:value-type="date">
            <text:p>31</text:p>
          </table:table-cell>
          <table:table-cell table:style-name="ce454" office:value-type="date" office:date-value="2016-06-01" calcext:value-type="date">
            <text:p>1</text:p>
          </table:table-cell>
          <table:table-cell table:style-name="ce454" office:value-type="date" office:date-value="2016-06-02" calcext:value-type="date">
            <text:p>2</text:p>
          </table:table-cell>
          <table:table-cell table:style-name="ce454" office:value-type="date" office:date-value="2016-06-03" calcext:value-type="date">
            <text:p>3</text:p>
          </table:table-cell>
          <table:table-cell table:style-name="ce456" office:value-type="date" office:date-value="2016-06-04" calcext:value-type="date">
            <text:p>4</text:p>
          </table:table-cell>
          <table:table-cell table:style-name="ce447" office:value-type="date" office:date-value="2016-06-05" calcext:value-type="date">
            <text:p>5</text:p>
          </table:table-cell>
          <table:table-cell table:style-name="ce454" office:value-type="date" office:date-value="2016-06-06" calcext:value-type="date">
            <text:p>6</text:p>
          </table:table-cell>
          <table:table-cell table:style-name="ce454" office:value-type="date" office:date-value="2016-06-07" calcext:value-type="date">
            <text:p>7</text:p>
          </table:table-cell>
          <table:table-cell table:style-name="ce454" office:value-type="date" office:date-value="2016-06-08" calcext:value-type="date">
            <text:p>8</text:p>
          </table:table-cell>
          <table:table-cell table:style-name="ce454" office:value-type="date" office:date-value="2016-06-09" calcext:value-type="date">
            <text:p>9</text:p>
          </table:table-cell>
          <table:table-cell table:style-name="ce454" office:value-type="date" office:date-value="2016-06-10" calcext:value-type="date">
            <text:p>10</text:p>
          </table:table-cell>
          <table:table-cell table:style-name="ce456" office:value-type="date" office:date-value="2016-06-11" calcext:value-type="date">
            <text:p>11</text:p>
          </table:table-cell>
          <table:table-cell table:style-name="ce447" office:value-type="date" office:date-value="2016-06-12" calcext:value-type="date">
            <text:p>12</text:p>
          </table:table-cell>
          <table:table-cell table:style-name="ce454" office:value-type="date" office:date-value="2016-06-13" calcext:value-type="date">
            <text:p>13</text:p>
          </table:table-cell>
          <table:table-cell table:style-name="ce454" office:value-type="date" office:date-value="2016-06-14" calcext:value-type="date">
            <text:p>14</text:p>
          </table:table-cell>
          <table:table-cell table:style-name="ce454" office:value-type="date" office:date-value="2016-06-15" calcext:value-type="date">
            <text:p>15</text:p>
          </table:table-cell>
          <table:table-cell table:style-name="ce454" office:value-type="date" office:date-value="2016-06-16" calcext:value-type="date">
            <text:p>16</text:p>
          </table:table-cell>
          <table:table-cell table:style-name="ce454" office:value-type="date" office:date-value="2016-06-17" calcext:value-type="date">
            <text:p>17</text:p>
          </table:table-cell>
          <table:table-cell table:style-name="ce456" office:value-type="date" office:date-value="2016-06-18" calcext:value-type="date">
            <text:p>18</text:p>
          </table:table-cell>
          <table:table-cell table:style-name="ce447" office:value-type="date" office:date-value="2016-06-19" calcext:value-type="date">
            <text:p>19</text:p>
          </table:table-cell>
          <table:table-cell table:style-name="ce454" office:value-type="date" office:date-value="2016-06-20" calcext:value-type="date">
            <text:p>20</text:p>
          </table:table-cell>
          <table:table-cell table:style-name="ce454" office:value-type="date" office:date-value="2016-06-21" calcext:value-type="date">
            <text:p>21</text:p>
          </table:table-cell>
          <table:table-cell table:style-name="ce454" office:value-type="date" office:date-value="2016-06-22" calcext:value-type="date">
            <text:p>22</text:p>
          </table:table-cell>
          <table:table-cell table:style-name="ce454" office:value-type="date" office:date-value="2016-06-23" calcext:value-type="date">
            <text:p>23</text:p>
          </table:table-cell>
          <table:table-cell table:style-name="ce454" office:value-type="date" office:date-value="2016-06-24" calcext:value-type="date">
            <text:p>24</text:p>
          </table:table-cell>
          <table:table-cell table:style-name="ce456" office:value-type="date" office:date-value="2016-06-25" calcext:value-type="date">
            <text:p>25</text:p>
          </table:table-cell>
          <table:table-cell table:style-name="ce447" office:value-type="date" office:date-value="2016-06-26" calcext:value-type="date">
            <text:p>26</text:p>
          </table:table-cell>
          <table:table-cell table:style-name="ce454" office:value-type="date" office:date-value="2016-06-27" calcext:value-type="date">
            <text:p>27</text:p>
          </table:table-cell>
          <table:table-cell table:style-name="ce454" office:value-type="date" office:date-value="2016-06-28" calcext:value-type="date">
            <text:p>28</text:p>
          </table:table-cell>
          <table:table-cell table:style-name="ce454" office:value-type="date" office:date-value="2016-06-29" calcext:value-type="date">
            <text:p>29</text:p>
          </table:table-cell>
          <table:table-cell table:style-name="ce454" office:value-type="date" office:date-value="2016-06-30" calcext:value-type="date">
            <text:p>30</text:p>
          </table:table-cell>
          <table:table-cell table:style-name="ce454" office:value-type="date" office:date-value="2016-07-01" calcext:value-type="date">
            <text:p>1</text:p>
          </table:table-cell>
          <table:table-cell table:style-name="ce456" office:value-type="date" office:date-value="2016-07-02" calcext:value-type="date">
            <text:p>2</text:p>
          </table:table-cell>
          <table:table-cell table:style-name="ce447" office:value-type="date" office:date-value="2016-07-03" calcext:value-type="date">
            <text:p>3</text:p>
          </table:table-cell>
          <table:table-cell table:style-name="ce454" office:value-type="date" office:date-value="2016-07-04" calcext:value-type="date">
            <text:p>4</text:p>
          </table:table-cell>
          <table:table-cell table:style-name="ce454" office:value-type="date" office:date-value="2016-07-05" calcext:value-type="date">
            <text:p>5</text:p>
          </table:table-cell>
          <table:table-cell table:style-name="ce454" office:value-type="date" office:date-value="2016-07-06" calcext:value-type="date">
            <text:p>6</text:p>
          </table:table-cell>
          <table:table-cell table:style-name="ce454" office:value-type="date" office:date-value="2016-07-07" calcext:value-type="date">
            <text:p>7</text:p>
          </table:table-cell>
          <table:table-cell table:style-name="ce454" office:value-type="date" office:date-value="2016-07-08" calcext:value-type="date">
            <text:p>8</text:p>
          </table:table-cell>
          <table:table-cell table:style-name="ce456" office:value-type="date" office:date-value="2016-07-09" calcext:value-type="date">
            <text:p>9</text:p>
          </table:table-cell>
          <table:table-cell table:style-name="ce447" office:value-type="date" office:date-value="2016-07-10" calcext:value-type="date">
            <text:p>10</text:p>
          </table:table-cell>
          <table:table-cell table:style-name="ce454" office:value-type="date" office:date-value="2016-07-11" calcext:value-type="date">
            <text:p>11</text:p>
          </table:table-cell>
          <table:table-cell table:style-name="ce454" office:value-type="date" office:date-value="2016-07-12" calcext:value-type="date">
            <text:p>12</text:p>
          </table:table-cell>
          <table:table-cell table:style-name="ce582" table:number-columns-repeated="768"/>
        </table:table-row>
        <table:table-row table:style-name="ro7">
          <table:covered-table-cell table:number-columns-repeated="5" table:style-name="ce543"/>
          <table:table-cell table:style-name="ce549" office:value-type="string" calcext:value-type="string">
            <text:p>初使用順に並替</text:p>
          </table:table-cell>
          <table:table-cell table:style-name="ce550" office:value-type="string" calcext:value-type="string" table:number-columns-spanned="2" table:number-rows-spanned="1">
            <text:p>検査指示日</text:p>
          </table:table-cell>
          <table:covered-table-cell table:style-name="ce550"/>
          <table:table-cell table:style-name="ce538" office:value-type="string" calcext:value-type="string">
            <text:p>○</text:p>
          </table:table-cell>
          <table:table-cell table:style-name="ce548" table:number-columns-repeated="2"/>
          <table:table-cell table:style-name="ce438"/>
          <table:table-cell table:style-name="ce548" table:number-columns-repeated="3"/>
          <table:table-cell table:style-name="ce438"/>
          <table:table-cell table:style-name="ce548" table:number-columns-repeated="2"/>
          <table:table-cell table:style-name="ce572"/>
          <table:table-cell table:style-name="ce548" table:number-columns-repeated="100"/>
          <table:table-cell table:style-name="ce438"/>
          <table:table-cell table:style-name="ce548" table:number-columns-repeated="904"/>
        </table:table-row>
        <table:table-row table:style-name="ro7">
          <table:covered-table-cell table:number-columns-repeated="5" table:style-name="ce543"/>
          <table:table-cell table:style-name="ce550" office:value-type="string" calcext:value-type="string">
            <text:p>薬品名抽出</text:p>
          </table:table-cell>
          <table:table-cell table:style-name="ce549" office:value-type="string" calcext:value-type="string" table:number-columns-spanned="2" table:number-rows-spanned="1">
            <text:p>画像指示日</text:p>
          </table:table-cell>
          <table:covered-table-cell table:style-name="ce549"/>
          <table:table-cell table:style-name="ce538" office:value-type="string" calcext:value-type="string">
            <text:p>胸Xp</text:p>
          </table:table-cell>
          <table:table-cell table:style-name="ce564" table:number-columns-repeated="2"/>
          <table:table-cell table:style-name="ce473"/>
          <table:table-cell table:style-name="ce564" table:number-columns-repeated="5"/>
          <table:table-cell table:style-name="ce548"/>
          <table:table-cell table:style-name="ce573"/>
          <table:table-cell table:style-name="ce473"/>
          <table:table-cell table:style-name="ce564"/>
          <table:table-cell table:style-name="ce548"/>
          <table:table-cell table:style-name="ce473"/>
          <table:table-cell table:style-name="ce548" table:number-columns-repeated="96"/>
          <table:table-cell table:style-name="ce438"/>
          <table:table-cell table:style-name="ce548" table:number-columns-repeated="105"/>
          <table:table-cell table:style-name="ce564" table:number-columns-repeated="15"/>
          <table:table-cell table:style-name="ce548" table:number-columns-repeated="784"/>
        </table:table-row>
        <table:table-row table:style-name="ro7">
          <table:table-cell table:style-name="ce544" table:number-columns-repeated="5"/>
          <table:table-cell table:style-name="ce551" office:value-type="string" calcext:value-type="string">
            <text:p>黒</text:p>
          </table:table-cell>
          <table:table-cell table:style-name="ce557" table:number-columns-repeated="2"/>
          <table:table-cell table:style-name="ce563" table:number-columns-repeated="10"/>
          <table:table-cell table:style-name="ce574"/>
          <table:table-cell table:style-name="ce563" table:number-columns-repeated="1005"/>
        </table:table-row>
        <table:table-row table:style-name="ro7" table:number-rows-repeated="6">
          <table:table-cell table:number-columns-repeated="18"/>
          <table:table-cell table:style-name="ce569"/>
          <table:table-cell table:number-columns-repeated="1005"/>
        </table:table-row>
        <table:table-row table:style-name="ro7">
          <table:table-cell table:style-name="ce546" table:number-columns-repeated="5"/>
          <table:table-cell table:style-name="ce553"/>
          <table:table-cell table:style-name="ce546" table:number-columns-repeated="12"/>
          <table:table-cell table:style-name="ce575"/>
          <table:table-cell table:style-name="ce546" table:number-columns-repeated="100"/>
          <table:table-cell table:style-name="ce580"/>
          <table:table-cell table:style-name="ce546" table:number-columns-repeated="904"/>
        </table:table-row>
        <table:table-row table:style-name="ro7" table:number-rows-repeated="43">
          <table:table-cell table:number-columns-repeated="18"/>
          <table:table-cell table:style-name="ce569"/>
          <table:table-cell table:number-columns-repeated="1005"/>
        </table:table-row>
        <table:table-row table:style-name="ro7" table:number-rows-repeated="1048518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00000000経.$A$1" table:cell-range-address="$00000000経.$F$2:.$AM$7" table:range-usable-as="print-range"/>
        </table:named-expressions>
        <calcext:conditional-formats>
          <calcext:conditional-format calcext:target-range-address="00000000経.F3:00000000経.H3">
            <calcext:condition calcext:apply-style-name="Excel_CondFormat_14_1_1" calcext:value="formula-is(TODAY())" calcext:base-cell-address="一覧.A1"/>
          </calcext:conditional-format>
          <calcext:conditional-format calcext:target-range-address="00000000経.I3:00000000経.IV3">
            <calcext:condition calcext:apply-style-name="Excel_CondFormat_14_2_1" calcext:value="formula-is(#REF!=TODAY())" calcext:base-cell-address="一覧.A1"/>
          </calcext:conditional-format>
        </calcext:conditional-formats>
      </table:table>
      <table:named-expressions>
        <table:named-range table:name="空枠設定" table:base-cell-address="$一覧.$A$1" table:cell-range-address="$面談枠.$AU$1"/>
        <table:named-range table:name="ｺﾋﾟｰ領域" table:base-cell-address="$一覧.$A$1" table:cell-range-address="$面談枠.$AQ$1"/>
        <table:named-range table:name="ﾓｰﾄﾞ領域" table:base-cell-address="$一覧.$A$1" table:cell-range-address="$面談枠.$A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1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1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1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1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1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1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1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1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1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1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1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1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1E+308" style:apply-style-name="N220P0"/>
    </number:text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1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1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1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1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1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1E+308" style:apply-style-name="N10142P0"/>
    </number:text-style>
    <style:style style:name="Default" style:family="table-cell">
      <style:text-properties style:font-name-asian="ＭＳ Ｐゴシック1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標準_5f_経過シート3" style:display-name="標準_経過シート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0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0pt" style:font-style-asian="normal" style:font-weight-asian="normal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333333"/>
      <style:text-properties fo:font-size="11pt" style:font-size-asian="11pt" style:font-size-complex="11pt"/>
    </style:style>
    <style:style style:name="Excel_5f_CondFormat_5f_2_5f_1_5f_2" style:display-name="Excel_CondFormat_2_1_2" style:family="table-cell" style:parent-style-name="Default">
      <style:table-cell-properties fo:background-color="#969696"/>
      <style:text-properties fo:font-size="11pt" style:font-size-asian="11pt" style:font-size-complex="11pt"/>
    </style:style>
    <style:style style:name="Excel_5f_CondFormat_5f_2_5f_1_5f_3" style:display-name="Excel_CondFormat_2_1_3" style:family="table-cell" style:parent-style-name="Default">
      <style:table-cell-properties fo:background-color="#ff99cc"/>
      <style:text-properties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1" style:display-name="Excel_CondFormat_2_3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2" style:display-name="Excel_CondFormat_2_3_2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4_5f_1_5f_1" style:display-name="Excel_CondFormat_4_1_1" style:family="table-cell" style:parent-style-name="Default">
      <style:table-cell-properties fo:background-color="#00ff00"/>
      <style:text-properties style:use-window-font-color="true"/>
    </style:style>
    <style:style style:name="Excel_5f_CondFormat_5f_4_5f_1_5f_2" style:display-name="Excel_CondFormat_4_1_2" style:family="table-cell" style:parent-style-name="Default">
      <style:table-cell-properties fo:background-color="#ff00ff"/>
      <style:text-properties style:use-window-font-color="true"/>
    </style:style>
    <style:style style:name="Excel_5f_CondFormat_5f_4_5f_2_5f_1" style:display-name="Excel_CondFormat_4_2_1" style:family="table-cell" style:parent-style-name="Default">
      <style:table-cell-properties fo:background-color="#00ff00"/>
    </style:style>
    <style:style style:name="Excel_5f_CondFormat_5f_4_5f_2_5f_2" style:display-name="Excel_CondFormat_4_2_2" style:family="table-cell" style:parent-style-name="Default">
      <style:table-cell-properties fo:background-color="#ff00ff"/>
    </style:style>
    <style:style style:name="Excel_5f_CondFormat_5f_14_5f_1_5f_1" style:display-name="Excel_CondFormat_14_1_1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Excel_5f_CondFormat_5f_14_5f_2_5f_1" style:display-name="Excel_CondFormat_14_2_1" style:family="table-cell" style:parent-style-name="Default">
      <style:table-cell-properties fo:background-color="#ffff00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3">0000/00/00</text:date>, <text:time style:data-style-name="N2" text:time-value="19:00:09.82259683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1-09T01:20:14.269052751</dc:date>
    <meta:editing-duration>PT10H6M57S</meta:editing-duration>
    <meta:editing-cycles>30</meta:editing-cycles>
    <meta:generator>LibreOffice/5.4.1.2$Linux_x86 LibreOffice_project/ea7cb86e6eeb2bf3a5af73a8f7777ac570321527</meta:generator>
    <meta:document-statistic meta:table-count="5" meta:cell-count="1625" meta:object-count="0"/>
  </office:meta>
</office:document-meta>
</file>